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orphans="2" fo:widows="2" fo:text-indent="1cm" style:auto-text-indent="false" fo:background-color="#ffffff" style:vertical-align="auto">
        <style:background-image/>
      </style:paragraph-properties>
    </style:style>
    <style:style style:name="P2" style:family="paragraph" style:parent-style-name="Standard">
      <style:paragraph-properties fo:margin-left="0cm" fo:margin-right="0cm" fo:line-height="150%" fo:text-align="start" style:justify-single-word="false" fo:orphans="2" fo:widows="2" fo:text-indent="1cm" style:auto-text-indent="false" fo:background-color="#ffffff" style:vertical-align="auto">
        <style:background-image/>
      </style:paragraph-properties>
      <style:text-properties style:font-name="Courier New1" fo:font-size="12pt" fo:language="sk" fo:country="SK" style:font-size-asian="12pt" style:language-asian="sk" style:country-asian="SK"/>
    </style:style>
    <style:style style:name="P3" style:family="paragraph" style:parent-style-name="Standard">
      <style:paragraph-properties fo:margin-left="0cm" fo:margin-right="0cm" fo:line-height="150%" fo:text-align="start" style:justify-single-word="false" fo:orphans="2" fo:widows="2" fo:text-indent="1cm" style:auto-text-indent="false" style:vertical-align="auto"/>
    </style:style>
    <style:style style:name="P4" style:family="paragraph" style:parent-style-name="Standard">
      <style:paragraph-properties fo:margin-left="0cm" fo:margin-right="0cm" fo:line-height="150%" fo:text-align="start" style:justify-single-word="false" fo:orphans="2" fo:widows="2" fo:text-indent="1cm" style:auto-text-indent="false" style:vertical-align="auto"/>
      <style:text-properties style:font-name="Courier New1" fo:font-size="12pt" fo:language="sk" fo:country="SK" style:font-size-asian="12pt" style:language-asian="sk" style:country-asian="SK"/>
    </style:style>
    <style:style style:name="P5" style:family="paragraph" style:parent-style-name="Standard" style:master-page-name="Standard">
      <style:paragraph-properties fo:margin-left="0cm" fo:margin-right="0cm" fo:line-height="150%" fo:text-align="start" style:justify-single-word="false" fo:orphans="2" fo:widows="2" fo:text-indent="1cm" style:auto-text-indent="false" style:page-number="auto" fo:background-color="#ffffff" style:vertical-align="auto">
        <style:background-image/>
      </style:paragraph-properties>
    </style:style>
    <style:style style:name="T1" style:family="text">
      <style:text-properties style:font-name="Courier New1" fo:font-size="12pt" fo:language="sk" fo:country="SK" style:font-size-asian="12pt" style:language-asian="sk" style:country-asian="SK"/>
    </style:style>
    <style:style style:name="T2" style:family="text">
      <style:text-properties style:font-name="Courier New1" fo:font-size="12pt" fo:language="sk" fo:country="SK" fo:font-style="italic" style:font-size-asian="12pt" style:language-asian="sk" style:country-asian="SK" style:font-style-asian="italic"/>
    </style:style>
    <style:style style:name="T3" style:family="text">
      <style:text-properties fo:language="sk" fo:country="S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Štefan Žáry</text:span></text:p>
      <text:p text:style-name="P1"><text:span text:style-name="T1">Aká to vôňa</text:span></text:p>
      <text:p text:style-name="P2"/>
      <text:p text:style-name="P2"/>
      <text:p text:style-name="P2"/>
      <text:p text:style-name="P3"><text:span text:style-name="T1">&lt;h1&gt;DOZRIEVANIE&lt;/h1&gt;</text:span></text:p>
      <text:p text:style-name="P2"/>
      <text:p text:style-name="P2"/>
      <text:p text:style-name="P3"><text:span text:style-name="T1">&lt;h1&gt;PREDJARIE&lt;/h1&gt;</text:span></text:p>
      <text:p text:style-name="P2"/>
      <text:p text:style-name="P1"><text:span text:style-name="T1">Cítim ho vo vzduchu,</text:span></text:p>
      <text:p text:style-name="P1"><text:span text:style-name="T1">hej, už ma v nozdrách šteklí;</text:span></text:p>
      <text:p text:style-name="P1"><text:span text:style-name="T1">sťa ostrú žeruchu,</text:span></text:p>
      <text:p text:style-name="P1"><text:span text:style-name="T1">sťa chlieb, čo doma piekli.</text:span></text:p>
      <text:p text:style-name="P2"/>
      <text:p text:style-name="P1"><text:span text:style-name="T1">Cele sa poddávam</text:span></text:p>
      <text:p text:style-name="P1"><text:span text:style-name="T1">tej prenikavej vôni,</text:span></text:p>
      <text:p text:style-name="P1"><text:span text:style-name="T1">hartuší, bodá ma</text:span></text:p>
      <text:p text:style-name="P1"><text:span text:style-name="T1">a v oboch ušiach zvoní.</text:span></text:p>
      <text:p text:style-name="P2"/>
      <text:p text:style-name="P1"><text:span text:style-name="T1">Dol k zemi stelie sa,</text:span></text:p>
      <text:p text:style-name="P1"><text:span text:style-name="T1">späť k výškam vyparuje,</text:span></text:p>
      <text:p text:style-name="P1"><text:span text:style-name="T1">porastom rozlieza</text:span></text:p>
      <text:p text:style-name="P1"><text:span text:style-name="T1">a všetko rozvibruje.</text:span></text:p>
      <text:p text:style-name="P2"/>
      <text:p text:style-name="P1"><text:span text:style-name="T1">Toť polia kopnejú</text:span></text:p>
      <text:p text:style-name="P1"><text:span text:style-name="T1">a s nimi moje srdce;</text:span></text:p>
      <text:p text:style-name="P1"><text:span text:style-name="T1">len lúče prihrejú,</text:span></text:p>
      <text:p text:style-name="P1"><text:span text:style-name="T1">hneď spievať bude súce.</text:span></text:p>
      <text:p text:style-name="P2"/>
      <text:p text:style-name="P3"><text:span text:style-name="T1">Som lačný po zrne</text:span></text:p>
      <text:p text:style-name="P1"><text:span text:style-name="T1">jak zem, jak kyprá hruda;</text:span></text:p>
      <text:p text:style-name="P1"><text:span text:style-name="T1">veď vrátim poskromne,</text:span></text:p>
      <text:p text:style-name="P1"><text:span text:style-name="T1">čo do mňa vložia ľudia!</text:span></text:p>
      <text:p text:style-name="P2"><text:soft-page-break/></text:p>
      <text:p text:style-name="P1"><text:span text:style-name="T1">Cítim ho v ovzduší,</text:span></text:p>
      <text:p text:style-name="P1"><text:span text:style-name="T1">sa mihá, iskrí, planie;</text:span></text:p>
      <text:p text:style-name="P1"><text:span text:style-name="T1">v snežienkach, moruši</text:span></text:p>
      <text:p text:style-name="P1"><text:span text:style-name="T1">i v smutných očiach lane.</text:span></text:p>
      <text:p text:style-name="P2"/>
      <text:p text:style-name="P1"><text:span text:style-name="T1">Cítim ho pri túlkach</text:span></text:p>
      <text:p text:style-name="P1"><text:span text:style-name="T1">v kroch, lesiach, prti, pníku,</text:span></text:p>
      <text:p text:style-name="P1"><text:span text:style-name="T1">chutnám ho v pilulkách</text:span></text:p>
      <text:p text:style-name="P1"><text:span text:style-name="T1">so slinou na jazyku.</text:span></text:p>
      <text:p text:style-name="P2"/>
      <text:p text:style-name="P1"><text:span text:style-name="T1">Cítim ho v žaluďoch,</text:span></text:p>
      <text:p text:style-name="P1"><text:span text:style-name="T1">v hmle, mihu muších lariev;</text:span></text:p>
      <text:p text:style-name="P1"><text:span text:style-name="T1">cítim ho na ľuďoch</text:span></text:p>
      <text:p text:style-name="P1"><text:span text:style-name="T1">a spolu s nimi jarniem.</text:span></text:p>
      <text:p text:style-name="P2"/>
      <text:p text:style-name="P1"><text:span text:style-name="T1">&lt;h1&gt;ČISTÝ PAPIER&lt;/h1&gt;</text:span></text:p>
      <text:p text:style-name="P2"/>
      <text:p text:style-name="P1"><text:span text:style-name="T1">Čistý papier v stroji</text:span></text:p>
      <text:p text:style-name="P1"><text:span text:style-name="T1">čaká na myšlienku</text:span></text:p>
      <text:p text:style-name="P1"><text:span text:style-name="T1">a básnik sa strojí</text:span></text:p>
      <text:p text:style-name="P1"><text:span text:style-name="T1">písať pravdu veľkú.</text:span></text:p>
      <text:p text:style-name="P2"/>
      <text:p text:style-name="P1"><text:span text:style-name="T1">Však čo to je: pravda?</text:span></text:p>
      <text:p text:style-name="P1"><text:span text:style-name="T1">pýta sa jak Pilát.</text:span></text:p>
      <text:p text:style-name="P1"><text:span text:style-name="T1">Vonku súmrak padá</text:span></text:p>
      <text:p text:style-name="P1"><text:span text:style-name="T1">v znení žabích tirád.</text:span></text:p>
      <text:p text:style-name="P2"/>
      <text:p text:style-name="P1"><text:span text:style-name="T1">Už písmenko bije,</text:span></text:p>
      <text:p text:style-name="P1"><text:span text:style-name="T1">už sa valec skrúca,</text:span></text:p>
      <text:p text:style-name="P1"><text:span text:style-name="T1">do verša sa vije</text:span></text:p>
      <text:p text:style-name="P1"><text:span text:style-name="T1">jeho ľúbosť vrúca.</text:span></text:p>
      <text:p text:style-name="P2"/>
      <text:p text:style-name="P1"><text:span text:style-name="T1">Keby ruka zvládla,</text:span></text:p>
      <text:p text:style-name="P1"><text:soft-page-break/><text:span text:style-name="T1">čo sa v srdci skrýva,</text:span></text:p>
      <text:p text:style-name="P1"><text:span text:style-name="T1">ver’ by nezapadla</text:span></text:p>
      <text:p text:style-name="P1"><text:span text:style-name="T1">jeho hlava sivá.</text:span></text:p>
      <text:p text:style-name="P2"/>
      <text:p text:style-name="P3"><text:span text:style-name="T1">Nech sa hniezdi, bodá,</text:span></text:p>
      <text:p text:style-name="P1"><text:span text:style-name="T1">čo za svetlom trieli.</text:span></text:p>
      <text:p text:style-name="P1"><text:span text:style-name="T1">Nebude ťa škoda,</text:span></text:p>
      <text:p text:style-name="P1"><text:span text:style-name="T1">čistý hárok biely!</text:span></text:p>
      <text:p text:style-name="P2"/>
      <text:p text:style-name="P1"><text:span text:style-name="T1">&lt;h1&gt;KTO?&lt;/h1&gt;</text:span></text:p>
      <text:p text:style-name="P2"/>
      <text:p text:style-name="P1"><text:span text:style-name="T1">Kto vtáka spievať, horu šumieť,</text:span></text:p>
      <text:p text:style-name="P1"><text:span text:style-name="T1">kto oblak letieť, srnca rujnieť</text:span></text:p>
      <text:p text:style-name="P1"><text:span text:style-name="T1">učil?</text:span></text:p>
      <text:p text:style-name="P2"/>
      <text:p text:style-name="P1"><text:span text:style-name="T1">Kto slnce svietiť, more vlniť,</text:span></text:p>
      <text:p text:style-name="P1"><text:span text:style-name="T1">kto zrnom žitný klas sa plniť</text:span></text:p>
      <text:p text:style-name="P1"><text:span text:style-name="T1">učil?</text:span></text:p>
      <text:p text:style-name="P2"/>
      <text:p text:style-name="P1"><text:span text:style-name="T1">Kto zoru bronieť, hviezdu padať,</text:span></text:p>
      <text:p text:style-name="P1"><text:span text:style-name="T1">kto šteňa plný cecík hľadať</text:span></text:p>
      <text:p text:style-name="P1"><text:span text:style-name="T1">učil?</text:span></text:p>
      <text:p text:style-name="P2"/>
      <text:p text:style-name="P1"><text:span text:style-name="T1">Kto s riedkou nocou deň sa snúbiť,</text:span></text:p>
      <text:p text:style-name="P1"><text:span text:style-name="T1">kto ľudské srdcia biť a ľúbiť</text:span></text:p>
      <text:p text:style-name="P1"><text:span text:style-name="T1">učil?</text:span></text:p>
      <text:p text:style-name="P2"/>
      <text:p text:style-name="P1"><text:span text:style-name="T1">Odpoveď skrytá vo vesmíre.</text:span></text:p>
      <text:p text:style-name="P1"><text:span text:style-name="T1">A v ňom aj taje poézie...</text:span></text:p>
      <text:p text:style-name="P2"/>
      <text:p text:style-name="P3"><text:span text:style-name="T1">&lt;h1&gt;POPOLUDNIE&lt;/h1&gt;</text:span></text:p>
      <text:p text:style-name="P2"/>
      <text:p text:style-name="P1"><text:span text:style-name="T1">V teplej izbe dobre je,</text:span></text:p>
      <text:p text:style-name="P1"><text:span text:style-name="T1">keď je vonku pľušť.</text:span></text:p>
      <text:p text:style-name="P1"><text:soft-page-break/><text:span text:style-name="T1">Srdce srdce zohreje,</text:span></text:p>
      <text:p text:style-name="P1"><text:span text:style-name="T1">v teplej izbe dobre je,</text:span></text:p>
      <text:p text:style-name="P1"><text:span text:style-name="T1">z cienky vonia mušt.</text:span></text:p>
      <text:p text:style-name="P2"/>
      <text:p text:style-name="P1"><text:span text:style-name="T1">Para stúpa z ohniska,</text:span></text:p>
      <text:p text:style-name="P1"><text:span text:style-name="T1">kúdolí sa dym.</text:span></text:p>
      <text:p text:style-name="P1"><text:span text:style-name="T1">Rúčka rúčku postíska,</text:span></text:p>
      <text:p text:style-name="P1"><text:span text:style-name="T1">pohladí a poíska</text:span></text:p>
      <text:p text:style-name="P1"><text:span text:style-name="T1">hmatom ľahučkým.</text:span></text:p>
      <text:p text:style-name="P2"/>
      <text:p text:style-name="P1"><text:span text:style-name="T1">Drobizg skacká, švitorí,</text:span></text:p>
      <text:p text:style-name="P1"><text:span text:style-name="T1">rozprašuje smiech.</text:span></text:p>
      <text:p text:style-name="P1"><text:span text:style-name="T1">Drobizg skacká, švitorí,</text:span></text:p>
      <text:p text:style-name="P1"><text:span text:style-name="T1">koláč v rúre prihorí,</text:span></text:p>
      <text:p text:style-name="P1"><text:span text:style-name="T1">nech!</text:span></text:p>
      <text:p text:style-name="P2"/>
      <text:p text:style-name="P1"><text:span text:style-name="T1">Jagajú sa poháre,</text:span></text:p>
      <text:p text:style-name="P1"><text:span text:style-name="T1">farba vína hrá.</text:span></text:p>
      <text:p text:style-name="P1"><text:span text:style-name="T1">Červeň stúpa do tváre,</text:span></text:p>
      <text:p text:style-name="P1"><text:span text:style-name="T1">cvengotajú poháre</text:span></text:p>
      <text:p text:style-name="P1"><text:span text:style-name="T1">trárarára rá.</text:span></text:p>
      <text:p text:style-name="P2"/>
      <text:p text:style-name="P1"><text:span text:style-name="T1">V teplej izbe dobre je</text:span></text:p>
      <text:p text:style-name="P1"><text:span text:style-name="T1">zahrúžať sa v snách,</text:span></text:p>
      <text:p text:style-name="P1"><text:span text:style-name="T1">kým praskajú vereje</text:span></text:p>
      <text:p text:style-name="P1"><text:span text:style-name="T1">a von dažďa kropäje</text:span></text:p>
      <text:p text:style-name="P1"><text:span text:style-name="T1">bijú po oknách.</text:span></text:p>
      <text:p text:style-name="P2"/>
      <text:p text:style-name="P1"><text:span text:style-name="T1">Takto idú aj rôčky,</text:span></text:p>
      <text:p text:style-name="P1"><text:span text:style-name="T1">uplývajú k tmám.</text:span></text:p>
      <text:p text:style-name="P1"><text:span text:style-name="T1">Ja si bafkám z fajočky.</text:span></text:p>
      <text:p text:style-name="P1"><text:span text:style-name="T1">Tebe, duša, náročky</text:span></text:p>
      <text:p text:style-name="P1"><text:span text:style-name="T1">meno vynechám!</text:span></text:p>
      <text:p text:style-name="P2"/>
      <text:p text:style-name="P3"><text:soft-page-break/><text:span text:style-name="T1">&lt;h1&gt;MÁJOVÁ&lt;/h1&gt;</text:span></text:p>
      <text:p text:style-name="P2"/>
      <text:p text:style-name="P1"><text:span text:style-name="T1">Ako puky jarnej lúky</text:span></text:p>
      <text:p text:style-name="P1"><text:span text:style-name="T1">v krištáľovom pohári,</text:span></text:p>
      <text:p text:style-name="P1"><text:span text:style-name="T1">ako bocheň z prvej múky</text:span></text:p>
      <text:p text:style-name="P1"><text:span text:style-name="T1">lebo úsmev na tvári,</text:span></text:p>
      <text:p text:style-name="P1"><text:span text:style-name="T1">ako dúha na obzore,</text:span></text:p>
      <text:p text:style-name="P1"><text:span text:style-name="T1">hranol v slnci nebodaj —</text:span></text:p>
      <text:p text:style-name="P1"><text:span text:style-name="T1">tak vítame v mladom sbore</text:span></text:p>
      <text:p text:style-name="P1"><text:span text:style-name="T1">prvý máj.</text:span></text:p>
      <text:p text:style-name="P2"/>
      <text:p text:style-name="P1"><text:span text:style-name="T1">Ako čistý hôľny prameň,</text:span></text:p>
      <text:p text:style-name="P1"><text:span text:style-name="T1">trilkovanie škovránkov,</text:span></text:p>
      <text:p text:style-name="P1"><text:span text:style-name="T1">ako svrčinový plameň,</text:span></text:p>
      <text:p text:style-name="P1"><text:span text:style-name="T1">ako vánok nad ránkom,</text:span></text:p>
      <text:p text:style-name="P1"><text:span text:style-name="T1">ako deva na úbočí</text:span></text:p>
      <text:p text:style-name="P1"><text:span text:style-name="T1">či krv rozochvených ciev —</text:span></text:p>
      <text:p text:style-name="P1"><text:span text:style-name="T1">skáče, zurčí, práska, blčí</text:span></text:p>
      <text:p text:style-name="P1"><text:span text:style-name="T1">ten náš spev.</text:span></text:p>
      <text:p text:style-name="P2"/>
      <text:p text:style-name="P1"><text:span text:style-name="T1">Ako modré vence skalín,</text:span></text:p>
      <text:p text:style-name="P1"><text:span text:style-name="T1">posplietané v hôrny hrad,</text:span></text:p>
      <text:p text:style-name="P1"><text:span text:style-name="T1">ako stonky divých malín,</text:span></text:p>
      <text:p text:style-name="P1"><text:span text:style-name="T1">obživa i zátoň stád —</text:span></text:p>
      <text:p text:style-name="P1"><text:span text:style-name="T1">sŕdc, rúk našich reťaz spätá,</text:span></text:p>
      <text:p text:style-name="P1"><text:span text:style-name="T1">kotvou vrastlá do zeme.</text:span></text:p>
      <text:p text:style-name="P1"><text:span text:style-name="T1">Ráno sveta v žírne letá</text:span></text:p>
      <text:p text:style-name="P1"><text:span text:style-name="T1">nesieme.</text:span></text:p>
      <text:p text:style-name="P2"/>
      <text:p text:style-name="P3"><text:span text:style-name="T1">&lt;h1&gt;OKIENKOM LIETADLA&lt;/h1&gt;</text:span></text:p>
      <text:p text:style-name="P2"/>
      <text:p text:style-name="P1"><text:span text:style-name="T1">Okienkom lietadla na krajinu hľadím,</text:span></text:p>
      <text:p text:style-name="P1"><text:span text:style-name="T1">kým stroje pracujú presne a monotónne.</text:span></text:p>
      <text:p text:style-name="P1"><text:span text:style-name="T1">Podo mnou Pohronie: Tri Duby, Sliač i Badín —</text:span></text:p>
      <text:p text:style-name="P1"><text:soft-page-break/><text:span text:style-name="T1">kníšem sa, ukláňam jak srdce v starom zvone.</text:span></text:p>
      <text:p text:style-name="P2"/>
      <text:p text:style-name="P1"><text:span text:style-name="T1">Dol v hĺbke krajina minútou tvárnosť mení,</text:span></text:p>
      <text:p text:style-name="P1"><text:span text:style-name="T1">vrchy a doliny, dedinky, les i rieka.</text:span></text:p>
      <text:p text:style-name="P1"><text:span text:style-name="T1">Mráčky sa schlpujú jak v snovom vytržení,</text:span></text:p>
      <text:p text:style-name="P1"><text:span text:style-name="T1">po krídlach letúňa slnečný opar steká.</text:span></text:p>
      <text:p text:style-name="P2"/>
      <text:p text:style-name="P1"><text:span text:style-name="T1">A náhle pomyslím na púte spred sto rokov,</text:span></text:p>
      <text:p text:style-name="P1"><text:span text:style-name="T1">keď tiahli študenti v jeseni srdcervúcej</text:span></text:p>
      <text:p text:style-name="P1"><text:span text:style-name="T1">na vozoch pod plachtou, sťa slimák krok za krokom,</text:span></text:p>
      <text:p text:style-name="P1"><text:span text:style-name="T1">z Oravy do Spiša alebo do Revúcej.</text:span></text:p>
      <text:p text:style-name="P2"/>
      <text:p text:style-name="P1"><text:span text:style-name="T1">Snáď týždeň trvala tá dobrodružná cesta,</text:span></text:p>
      <text:p text:style-name="P1"><text:span text:style-name="T1">že koláč materin na suchý koštiaľ stvrdol;</text:span></text:p>
      <text:p text:style-name="P1"><text:span text:style-name="T1">dnes skôr sa dostanem hoc do Kapskeho Mesta</text:span></text:p>
      <text:p text:style-name="P1"><text:span text:style-name="T1">a koláč mäkučký — kráľ by ním nepohrdol!</text:span></text:p>
      <text:p text:style-name="P2"/>
      <text:p text:style-name="P1"><text:span text:style-name="T1">&lt;h1&gt;ROSNIČKY&lt;/h1&gt;</text:span></text:p>
      <text:p text:style-name="P2"/>
      <text:p text:style-name="P1"><text:span text:style-name="T1">Tie malé žabky, čo tu žili,</text:span></text:p>
      <text:p text:style-name="P1"><text:span text:style-name="T1">už sa mi, beda, zropušili;</text:span></text:p>
      <text:p text:style-name="P1"><text:span text:style-name="T1">ich fistulový krehký hlas</text:span></text:p>
      <text:p text:style-name="P1"><text:span text:style-name="T1">prešiel v bas.</text:span></text:p>
      <text:p text:style-name="P2"/>
      <text:p text:style-name="P1"><text:span text:style-name="T1">A ja som myslel, že čas stojí,</text:span></text:p>
      <text:p text:style-name="P1"><text:span text:style-name="T1">že som vždy chlapcom s čelom v znoji,</text:span></text:p>
      <text:p text:style-name="P1"><text:span text:style-name="T1">čo v háji, v mlieči kraľuje</text:span></text:p>
      <text:p text:style-name="P1"><text:span text:style-name="T1">a na tie žabky poľuje.</text:span></text:p>
      <text:p text:style-name="P2"/>
      <text:p text:style-name="P1"><text:span text:style-name="T1">Povedzte, žaby, žabúrence,</text:span></text:p>
      <text:p text:style-name="P1"><text:span text:style-name="T1">kam odplávali detstva vence,</text:span></text:p>
      <text:p text:style-name="P1"><text:span text:style-name="T1">kde je tá rúčka rozmilá,</text:span></text:p>
      <text:p text:style-name="P1"><text:span text:style-name="T1">čo ich uvila?</text:span></text:p>
      <text:p text:style-name="P2"/>
      <text:p text:style-name="P1"><text:soft-page-break/><text:span text:style-name="T1">Kde je to žieňa s ladnou šijou,</text:span></text:p>
      <text:p text:style-name="P1"><text:span text:style-name="T1">sklonené v hriadke nad ľaliou,</text:span></text:p>
      <text:p text:style-name="P1"><text:span text:style-name="T1">kde je ten chlapec strapatý,</text:span></text:p>
      <text:p text:style-name="P1"><text:span text:style-name="T1">ktorý mal oči acháty?</text:span></text:p>
      <text:p text:style-name="P2"/>
      <text:p text:style-name="P3"><text:span text:style-name="T1">Neviete, žaby, zostarli ste,</text:span></text:p>
      <text:p text:style-name="P1"><text:span text:style-name="T1">ťažia vás brušká v bahňom liste,</text:span></text:p>
      <text:p text:style-name="P1"><text:span text:style-name="T1">nevidím u vás ochotu,</text:span></text:p>
      <text:p text:style-name="P1"><text:span text:style-name="T1">bojím sa vášho chrapotu.</text:span></text:p>
      <text:p text:style-name="P2"/>
      <text:p text:style-name="P1"><text:span text:style-name="T1">Ba či aj básnik taký bude,</text:span></text:p>
      <text:p text:style-name="P1"><text:span text:style-name="T1">aj jeho čaká trpký údel,</text:span></text:p>
      <text:p text:style-name="P1"><text:span text:style-name="T1">keď narastie mu podhrdlie,</text:span></text:p>
      <text:p text:style-name="P1"><text:span text:style-name="T1">že zanevrie na okolie?</text:span></text:p>
      <text:p text:style-name="P2"/>
      <text:p text:style-name="P1"><text:span text:style-name="T1">&lt;h1&gt;DOZRIEVANIE&lt;/h1&gt;</text:span></text:p>
      <text:p text:style-name="P2"/>
      <text:p text:style-name="P1"><text:span text:style-name="T1">Voda žblnká, kukuk kuká,</text:span></text:p>
      <text:p text:style-name="P1"><text:span text:style-name="T1">júnový je deň.</text:span></text:p>
      <text:p text:style-name="P1"><text:span text:style-name="T1">Plodnou miazgou steblo puká,</text:span></text:p>
      <text:p text:style-name="P1"><text:span text:style-name="T1">básnik hľadá tieň.</text:span></text:p>
      <text:p text:style-name="P2"/>
      <text:p text:style-name="P1"><text:span text:style-name="T1">Zostúp ku mne, radosť sveta,</text:span></text:p>
      <text:p text:style-name="P1"><text:span text:style-name="T1">perom mojím teč!</text:span></text:p>
      <text:p text:style-name="P1"><text:span text:style-name="T1">Život — ruža rozovretá.</text:span></text:p>
      <text:p text:style-name="P1"><text:span text:style-name="T1">Nektár moja reč.</text:span></text:p>
      <text:p text:style-name="P2"/>
      <text:p text:style-name="P1"><text:span text:style-name="T1">Zahor vo mne, stará láska,</text:span></text:p>
      <text:p text:style-name="P1"><text:span text:style-name="T1">rozblč kozub môj;</text:span></text:p>
      <text:p text:style-name="P1"><text:span text:style-name="T1">nech v ňom opäť špie a práska</text:span></text:p>
      <text:p text:style-name="P1"><text:span text:style-name="T1">bájny ohňostroj!</text:span></text:p>
      <text:p text:style-name="P2"/>
      <text:p text:style-name="P1"><text:span text:style-name="T1">Zas budeme pivo sŕkať</text:span></text:p>
      <text:p text:style-name="P1"><text:span text:style-name="T1">z pivonkových čias.</text:span></text:p>
      <text:p text:style-name="P1"><text:soft-page-break/><text:span text:style-name="T1">V plodoch jadrá budú hrkať.</text:span></text:p>
      <text:p text:style-name="P1"><text:span text:style-name="T1">Zastaví sa čas.</text:span></text:p>
      <text:p text:style-name="P2"/>
      <text:p text:style-name="P3"><text:span text:style-name="T1">Zrazu stisneš moju ruku,</text:span></text:p>
      <text:p text:style-name="P1"><text:span text:style-name="T1">do mňa vstrebeš sa,</text:span></text:p>
      <text:p text:style-name="P1"><text:span text:style-name="T1">kým na buku kuku-kuku</text:span></text:p>
      <text:p text:style-name="P1"><text:span text:style-name="T1">popod nebesá.</text:span></text:p>
      <text:p text:style-name="P2"/>
      <text:p text:style-name="P1"><text:span text:style-name="T1">Dávny úder, návrat bolí.</text:span></text:p>
      <text:p text:style-name="P1"><text:span text:style-name="T1">Nač ho dvíhať z hmly?</text:span></text:p>
      <text:p text:style-name="P1"><text:span text:style-name="T1">Ale dnes sme z novej školy</text:span></text:p>
      <text:p text:style-name="P1"><text:span text:style-name="T1">k láske dozreli.</text:span></text:p>
      <text:p text:style-name="P2"/>
      <text:p text:style-name="P1"><text:span text:style-name="T1">Učíme sa všetko znova:</text:span></text:p>
      <text:p text:style-name="P1"><text:span text:style-name="T1">žiť i milovať;</text:span></text:p>
      <text:p text:style-name="P1"><text:span text:style-name="T1">hoc nám sluchy azbestová</text:span></text:p>
      <text:p text:style-name="P1"><text:span text:style-name="T1">striebri inovať.</text:span></text:p>
      <text:p text:style-name="P2"/>
      <text:p text:style-name="P1"><text:span text:style-name="T1">Plníme sa ako jačmeň,</text:span></text:p>
      <text:p text:style-name="P1"><text:span text:style-name="T1">vánok vlní nás.</text:span></text:p>
      <text:p text:style-name="P1"><text:span text:style-name="T1">O chvíľu z nás prúdiť začne</text:span></text:p>
      <text:p text:style-name="P1"><text:span text:style-name="T1">múdry, mužný hlas.</text:span></text:p>
      <text:p text:style-name="P2"/>
      <text:p text:style-name="P1"><text:span text:style-name="T1">&lt;h1&gt;VŠEDNÝ DEŇ&lt;/h1&gt;</text:span></text:p>
      <text:p text:style-name="P2"/>
      <text:p text:style-name="P1"><text:span text:style-name="T1">Zas treba vstať,</text:span></text:p>
      <text:p text:style-name="P1"><text:span text:style-name="T1">zas treba kostru dvíhať,</text:span></text:p>
      <text:p text:style-name="P1"><text:span text:style-name="T1">budíček rapčí.</text:span></text:p>
      <text:p text:style-name="P1"><text:span text:style-name="T1">Do zimy vstať</text:span></text:p>
      <text:p text:style-name="P1"><text:span text:style-name="T1">a celý týždeň kýchať —</text:span></text:p>
      <text:p text:style-name="P1"><text:span text:style-name="T1">hapčí!</text:span></text:p>
      <text:p text:style-name="P2"/>
      <text:p text:style-name="P1"><text:span text:style-name="T1">Zhltol to pes!,</text:span></text:p>
      <text:p text:style-name="P1"><text:span text:style-name="T1">umyť sa pod kohútkom,</text:span></text:p>
      <text:p text:style-name="P1"><text:soft-page-break/><text:span text:style-name="T1">voda je v stave tuhom!</text:span></text:p>
      <text:p text:style-name="P1"><text:span text:style-name="T1">Zhltol to pes!,</text:span></text:p>
      <text:p text:style-name="P1"><text:span text:style-name="T1">sneh bije v kŕči prudkom</text:span></text:p>
      <text:p text:style-name="P1"><text:span text:style-name="T1">a zhŕňajú ho pluhom.</text:span></text:p>
      <text:p text:style-name="P2"/>
      <text:p text:style-name="P1"><text:span text:style-name="T1">Vystrebať čaj</text:span></text:p>
      <text:p text:style-name="P1"><text:span text:style-name="T1">z majsenskej puklej šálky</text:span></text:p>
      <text:p text:style-name="P1"><text:span text:style-name="T1">a potom klusom,</text:span></text:p>
      <text:p text:style-name="P1"><text:span text:style-name="T1">jak jednostaj,</text:span></text:p>
      <text:p text:style-name="P1"><text:span text:style-name="T1">odviezť sa zo zastávky</text:span></text:p>
      <text:p text:style-name="P1"><text:span text:style-name="T1">posledným trolejbusom.</text:span></text:p>
      <text:p text:style-name="P2"/>
      <text:p text:style-name="P3"><text:span text:style-name="T1">&lt;h1&gt;DAR&lt;/h1&gt;</text:span></text:p>
      <text:p text:style-name="P2"/>
      <text:p text:style-name="P1"><text:span text:style-name="T1">Verš je moja doména,</text:span></text:p>
      <text:p text:style-name="P1"><text:span text:style-name="T1">je môj osud.</text:span></text:p>
      <text:p text:style-name="P1"><text:span text:style-name="T1">Dostal som ho do vena</text:span></text:p>
      <text:p text:style-name="P1"><text:span text:style-name="T1">k svojmu losu.</text:span></text:p>
      <text:p text:style-name="P2"/>
      <text:p text:style-name="P1"><text:span text:style-name="T1">Vstrebal sa mi do krvi,</text:span></text:p>
      <text:p text:style-name="P1"><text:span text:style-name="T1">vsiakol k dreni.</text:span></text:p>
      <text:p text:style-name="P1"><text:span text:style-name="T1">Ako vánok borový</text:span></text:p>
      <text:p text:style-name="P1"><text:span text:style-name="T1">chvie sa, pení.</text:span></text:p>
      <text:p text:style-name="P2"/>
      <text:p text:style-name="P1"><text:span text:style-name="T1">Sudice ho vtepali</text:span></text:p>
      <text:p text:style-name="P1"><text:span text:style-name="T1">do mňa vzlykom,</text:span></text:p>
      <text:p text:style-name="P1"><text:span text:style-name="T1">aby jazyk prepálil</text:span></text:p>
      <text:p text:style-name="P1"><text:span text:style-name="T1">klebetníkom.</text:span></text:p>
      <text:p text:style-name="P2"/>
      <text:p text:style-name="P1"><text:span text:style-name="T1">Strieda čiaru mladnutia</text:span></text:p>
      <text:p text:style-name="P1"><text:span text:style-name="T1">s krivkou zmaru.</text:span></text:p>
      <text:p text:style-name="P1"><text:span text:style-name="T1">Pozná stupeň mrznutia</text:span></text:p>
      <text:p text:style-name="P1"><text:span text:style-name="T1">i bod varu.</text:span></text:p>
      <text:p text:style-name="P2"/>
      <text:p text:style-name="P1"><text:soft-page-break/><text:span text:style-name="T1">Verš je moja doména,</text:span></text:p>
      <text:p text:style-name="P1"><text:span text:style-name="T1">mdlý, či spevný.</text:span></text:p>
      <text:p text:style-name="P1"><text:span text:style-name="T1">I kopija zlomená</text:span></text:p>
      <text:p text:style-name="P1"><text:span text:style-name="T1">i štít pevný.</text:span></text:p>
      <text:p text:style-name="P2"/>
      <text:p text:style-name="P3"><text:span text:style-name="T1">&lt;h1&gt;PRIADKY&lt;/h1&gt;</text:span></text:p>
      <text:p text:style-name="P2"/>
      <text:p text:style-name="P1"><text:span text:style-name="T1">Von trešťal mráz,</text:span></text:p>
      <text:p text:style-name="P1"><text:span text:style-name="T1">až šindle zapukali,</text:span></text:p>
      <text:p text:style-name="P1"><text:span text:style-name="T1">my čupeli sme v teple na prípecku;</text:span></text:p>
      <text:p text:style-name="P1"><text:span text:style-name="T1">uprostred izby priadky posadali,</text:span></text:p>
      <text:p text:style-name="P1"><text:span text:style-name="T1">s kúdeľou v ruke</text:span></text:p>
      <text:p text:style-name="P1"><text:span text:style-name="T1">a s kvetmi na oplecku.</text:span></text:p>
      <text:p text:style-name="P2"/>
      <text:p text:style-name="P1"><text:span text:style-name="T1">Jak mačky priadli</text:span></text:p>
      <text:p text:style-name="P1"><text:span text:style-name="T1">tie vrtošivé devy,</text:span></text:p>
      <text:p text:style-name="P1"><text:span text:style-name="T1">na stopke vretien sa priadza hromadila;</text:span></text:p>
      <text:p text:style-name="P1"><text:span text:style-name="T1">dodnes mám v ušiach ich zádumčivé spevy,</text:span></text:p>
      <text:p text:style-name="P1"><text:span text:style-name="T1">nežné jak vtáča,</text:span></text:p>
      <text:p text:style-name="P1"><text:span text:style-name="T1">vzdušné ako víla.</text:span></text:p>
      <text:p text:style-name="P2"/>
      <text:p text:style-name="P1"><text:span text:style-name="T1">Noc bola jasná,</text:span></text:p>
      <text:p text:style-name="P1"><text:span text:style-name="T1">tak veľmi, veľmi jasná,</text:span></text:p>
      <text:p text:style-name="P1"><text:span text:style-name="T1">pri zrube v krhle sa mesiac striebrom čeril.</text:span></text:p>
      <text:p text:style-name="P1"><text:span text:style-name="T1">Staruchy zdriemli, ich prázdne, suché ďasná</text:span></text:p>
      <text:p text:style-name="P1"><text:span text:style-name="T1">prúd čudných bájok mleli —</text:span></text:p>
      <text:p text:style-name="P1"><text:span text:style-name="T1">a ja som všetko veril.</text:span></text:p>
      <text:p text:style-name="P2"/>
      <text:p text:style-name="P1"><text:span text:style-name="T1">Dnu svetla málo,</text:span></text:p>
      <text:p text:style-name="P1"><text:span text:style-name="T1">len z triesok na kozube</text:span></text:p>
      <text:p text:style-name="P1"><text:span text:style-name="T1">a z očú priadok plamienok sa plazil;</text:span></text:p>
      <text:p text:style-name="P1"><text:span text:style-name="T1">reč zamierila aj k chlapom na porube,</text:span></text:p>
      <text:p text:style-name="P1"><text:span text:style-name="T1">ktorých hlad zmáral</text:span></text:p>
      <text:p text:style-name="P1"><text:span text:style-name="T1">a ostrý vietor mrazil.</text:span></text:p>
      <text:p text:style-name="P2"><text:soft-page-break/></text:p>
      <text:p text:style-name="P1"><text:span text:style-name="T1">A ja som čupel</text:span></text:p>
      <text:p text:style-name="P1"><text:span text:style-name="T1">pri kapci spolu s mačkou,</text:span></text:p>
      <text:p text:style-name="P1"><text:span text:style-name="T1">klesajúc do sna na rozložitej peci.</text:span></text:p>
      <text:p text:style-name="P1"><text:span text:style-name="T1">A zdalo sa mi,</text:span></text:p>
      <text:p text:style-name="P1"><text:span text:style-name="T1">že pechorím sa vláčkom</text:span></text:p>
      <text:p text:style-name="P1"><text:span text:style-name="T1">do sveta spoznať</text:span></text:p>
      <text:p text:style-name="P1"><text:span text:style-name="T1">neznáme, krásne veci.</text:span></text:p>
      <text:p text:style-name="P2"/>
      <text:p text:style-name="P3"><text:span text:style-name="T1">&lt;h1&gt;VIECHA&lt;/h1&gt;</text:span></text:p>
      <text:p text:style-name="P2"/>
      <text:p text:style-name="P1"><text:span text:style-name="T1">Nad starou bránou svieža viecha veje</text:span></text:p>
      <text:p text:style-name="P1"><text:span text:style-name="T1">sťa najskvostnejšia, všetkým známa zástava.</text:span></text:p>
      <text:p text:style-name="P1"><text:span text:style-name="T1">Pozeráš na ňu, hneď ťa v srdci hreje,</text:span></text:p>
      <text:p text:style-name="P1"><text:span text:style-name="T1">jak sa ti núka: Tu sa víno predáva!</text:span></text:p>
      <text:p text:style-name="P2"/>
      <text:p text:style-name="P1"><text:span text:style-name="T1">Ju prečítať vie každý analfabet,</text:span></text:p>
      <text:p text:style-name="P1"><text:span text:style-name="T1">len prejde zrakom po štíte a priečelí.</text:span></text:p>
      <text:p text:style-name="P1"><text:span text:style-name="T1">I básnikovi skytá vďačný námet,</text:span></text:p>
      <text:p text:style-name="P1"><text:span text:style-name="T1">keď padá súmrak a v meste sa večerí.</text:span></text:p>
      <text:p text:style-name="P2"/>
      <text:p text:style-name="P1"><text:span text:style-name="T1">Hoc poslepačky — trafíš k starej bráne,</text:span></text:p>
      <text:p text:style-name="P1"><text:span text:style-name="T1">hoc o palici — domotkáš sa ku vieche</text:span></text:p>
      <text:p text:style-name="P1"><text:span text:style-name="T1">jak vrana k vrane. Ločká víno v džbáne,</text:span></text:p>
      <text:p text:style-name="P1"><text:span text:style-name="T1">v ktorom je pravda i kľúč zlatý k poteche.</text:span></text:p>
      <text:p text:style-name="P2"/>
      <text:p text:style-name="P1"><text:span text:style-name="T1">Ak neveril si, že už žiješ v mieri,</text:span></text:p>
      <text:p text:style-name="P1"><text:span text:style-name="T1">na štíte viecha istotne ťa presvedčí;</text:span></text:p>
      <text:p text:style-name="P1"><text:span text:style-name="T1">muškátna vôňa, šunka na tanieri —</text:span></text:p>
      <text:p text:style-name="P1"><text:span text:style-name="T1">jediný vladár po praslici, po meči.</text:span></text:p>
      <text:p text:style-name="P2"/>
      <text:p text:style-name="P1"><text:span text:style-name="T1">Putujte, ľudia, pozrieť naše Lourdy</text:span></text:p>
      <text:p text:style-name="P1"><text:span text:style-name="T1">a šírte povesť pozemského zjavenia,</text:span></text:p>
      <text:p text:style-name="P1"><text:span text:style-name="T1">liečiť sa vínom z našej rodnej hrudy,</text:span></text:p>
      <text:p text:style-name="P1"><text:soft-page-break/><text:span text:style-name="T1">načerpať silu z bezodného prameňa!</text:span></text:p>
      <text:p text:style-name="P2"/>
      <text:p text:style-name="P3"><text:span text:style-name="T1">&lt;h1&gt;OKTÓBER&lt;/h1&gt;</text:span></text:p>
      <text:p text:style-name="P2"/>
      <text:p text:style-name="P1"><text:span text:style-name="T1">Celá škála vínnych vôní</text:span></text:p>
      <text:p text:style-name="P1"><text:span text:style-name="T1">presýtila vzduch,</text:span></text:p>
      <text:p text:style-name="P1"><text:span text:style-name="T1">šteklí ústa, nozdry plní,</text:span></text:p>
      <text:p text:style-name="P1"><text:span text:style-name="T1">páli ako lúh.</text:span></text:p>
      <text:p text:style-name="P1"><text:span text:style-name="T1">Omámene idem za ňou,</text:span></text:p>
      <text:p text:style-name="P1"><text:span text:style-name="T1">lovec uhranený laňou,</text:span></text:p>
      <text:p text:style-name="P1"><text:span text:style-name="T1">a podzimný kraj sa vlní</text:span></text:p>
      <text:p text:style-name="P1"><text:span text:style-name="T1">v hre storakých stúh.</text:span></text:p>
      <text:p text:style-name="P2"/>
      <text:p text:style-name="P1"><text:span text:style-name="T1">Pejko kreše dlažbu mesta,</text:span></text:p>
      <text:p text:style-name="P1"><text:span text:style-name="T1">vetrom hriva plá,</text:span></text:p>
      <text:p text:style-name="P1"><text:span text:style-name="T1">kadiaľ ide — pozdĺž cesta</text:span></text:p>
      <text:p text:style-name="P1"><text:span text:style-name="T1">plno girlánd má.</text:span></text:p>
      <text:p text:style-name="P1"><text:span text:style-name="T1">Svet sa hrnie, plní rínok,</text:span></text:p>
      <text:p text:style-name="P1"><text:span text:style-name="T1">ide vítať nové víno,</text:span></text:p>
      <text:p text:style-name="P1"><text:span text:style-name="T1">kým na veži bije šiesta</text:span></text:p>
      <text:p text:style-name="P1"><text:span text:style-name="T1">a stelie sa tma.</text:span></text:p>
      <text:p text:style-name="P2"/>
      <text:p text:style-name="P1"><text:span text:style-name="T1">Zasadneme vôkol stola,</text:span></text:p>
      <text:p text:style-name="P1"><text:span text:style-name="T1">budeže nám hej!</text:span></text:p>
      <text:p text:style-name="P1"><text:span text:style-name="T1">Odvíja sa dobrá vôľa</text:span></text:p>
      <text:p text:style-name="P1"><text:span text:style-name="T1">z čaše hlbokej.</text:span></text:p>
      <text:p text:style-name="P1"><text:span text:style-name="T1">A tak plňte radom sklenky</text:span></text:p>
      <text:p text:style-name="P1"><text:span text:style-name="T1">liekom, čo nad všetky lieky,</text:span></text:p>
      <text:p text:style-name="P1"><text:span text:style-name="T1">nech nás mrazy neprebolia,</text:span></text:p>
      <text:p text:style-name="P1"><text:span text:style-name="T1">vínko, ty nás hrej!</text:span></text:p>
      <text:p text:style-name="P2"/>
      <text:p text:style-name="P3"><text:span text:style-name="T1">&lt;h1&gt;SNEH&lt;/h1&gt;</text:span></text:p>
      <text:p text:style-name="P2"/>
      <text:p text:style-name="P1"><text:span text:style-name="T1">Celú noc sa tíško stlal</text:span></text:p>
      <text:p text:style-name="P1"><text:soft-page-break/><text:span text:style-name="T1">jemný, ľahký sneh</text:span></text:p>
      <text:p text:style-name="P1"><text:span text:style-name="T1">a ja som ho sledoval</text:span></text:p>
      <text:p text:style-name="P1"><text:span text:style-name="T1">očami sťa špeh.</text:span></text:p>
      <text:p text:style-name="P2"/>
      <text:p text:style-name="P1"><text:span text:style-name="T1">Celú noc som v okne stál,</text:span></text:p>
      <text:p text:style-name="P1"><text:span text:style-name="T1">púšťal nosom dym.</text:span></text:p>
      <text:p text:style-name="P1"><text:span text:style-name="T1">Možno som sa zhováral —</text:span></text:p>
      <text:p text:style-name="P1"><text:span text:style-name="T1">ale neviem s kým.</text:span></text:p>
      <text:p text:style-name="P2"/>
      <text:p text:style-name="P1"><text:span text:style-name="T1">&lt;h1&gt;STARÉ KOLENÁ&lt;/h1&gt;</text:span></text:p>
      <text:p text:style-name="P2"/>
      <text:p text:style-name="P1"><text:span text:style-name="T1">Keď hudú vetry mrazivé</text:span></text:p>
      <text:p text:style-name="P1"><text:span text:style-name="T1">a v suchom svalnom väzive</text:span></text:p>
      <text:p text:style-name="P1"><text:span text:style-name="T1">kvapôčky krvi niet,</text:span></text:p>
      <text:p text:style-name="P1"><text:span text:style-name="T1">náš dedko, starec sebecký,</text:span></text:p>
      <text:p text:style-name="P1"><text:span text:style-name="T1">nepohol by sa od piecky</text:span></text:p>
      <text:p text:style-name="P1"><text:span text:style-name="T1">za šíry boží svet.</text:span></text:p>
      <text:p text:style-name="P2"/>
      <text:p text:style-name="P1"><text:span text:style-name="T1">Celú ju sebou obstane,</text:span></text:p>
      <text:p text:style-name="P1"><text:span text:style-name="T1">ískajúc smeti v doháne,</text:span></text:p>
      <text:p text:style-name="P1"><text:span text:style-name="T1">fajočku zapeká;</text:span></text:p>
      <text:p text:style-name="P1"><text:span text:style-name="T1">pletie sa, dvíha pokrievky,</text:span></text:p>
      <text:p text:style-name="P1"><text:span text:style-name="T1">maškrtí mäso z polievky,</text:span></text:p>
      <text:p text:style-name="P1"><text:span text:style-name="T1">kašle a narieka.</text:span></text:p>
      <text:p text:style-name="P2"/>
      <text:p text:style-name="P1"><text:span text:style-name="T1">»Veď varím, dedko, vidíte,</text:span></text:p>
      <text:p text:style-name="P1"><text:span text:style-name="T1">nože sa trochu vyhnite,</text:span></text:p>
      <text:p text:style-name="P1"><text:span text:style-name="T1">priložte haluzín!«</text:span></text:p>
      <text:p text:style-name="P2"/>
      <text:p text:style-name="P1"><text:span text:style-name="T1">Ale on, cítiac urážku,</text:span></text:p>
      <text:p text:style-name="P1"><text:span text:style-name="T1">zdurdí sa, pľuvne na dlážku</text:span></text:p>
      <text:p text:style-name="P1"><text:span text:style-name="T1">a päsťou zahrozí:</text:span></text:p>
      <text:p text:style-name="P3"><text:span text:style-name="T1">»Zavadziam, stará mátoha.</text:span></text:p>
      <text:p text:style-name="P1"><text:span text:style-name="T1">Však stihne vás trest od Boha,</text:span></text:p>
      <text:p text:style-name="P1"><text:soft-page-break/><text:span text:style-name="T1">veď potom uznáte!</text:span></text:p>
      <text:p text:style-name="P1"><text:span text:style-name="T1">Ešte je so mnou nie tak zle,</text:span></text:p>
      <text:p text:style-name="P1"><text:span text:style-name="T1">tak ľahko ma čert nevezme,</text:span></text:p>
      <text:p text:style-name="P1"><text:span text:style-name="T1">nedám prst zubatej!«</text:span></text:p>
      <text:p text:style-name="P2"/>
      <text:p text:style-name="P1"><text:span text:style-name="T1">Pošuchne krok-dva v izbici,</text:span></text:p>
      <text:p text:style-name="P1"><text:span text:style-name="T1">zamieri k ťažkej hlavnici,</text:span></text:p>
      <text:p text:style-name="P1"><text:span text:style-name="T1">fľaštičku pohladí,</text:span></text:p>
      <text:p text:style-name="P1"><text:span text:style-name="T1">prejde jej dlaňou okolo,</text:span></text:p>
      <text:p text:style-name="P1"><text:span text:style-name="T1">nadvihne k ústam — glogloglo,</text:span></text:p>
      <text:p text:style-name="P1"><text:span text:style-name="T1">že hriata omladí.</text:span></text:p>
      <text:p text:style-name="P2"/>
      <text:p text:style-name="P1"><text:span text:style-name="T1">»Deduško, ďalšia nebude,</text:span></text:p>
      <text:p text:style-name="P1"><text:span text:style-name="T1">nože si vari šanujte!«</text:span></text:p>
      <text:p text:style-name="P1"><text:span text:style-name="T1">No viac mu netreba!</text:span></text:p>
      <text:p text:style-name="P1"><text:span text:style-name="T1">Treskne ju, nohou rozmiesi:</text:span></text:p>
      <text:p text:style-name="P1"><text:span text:style-name="T1">»Tu máte, všetko zjedzte si,</text:span></text:p>
      <text:p text:style-name="P1"><text:span text:style-name="T1">čeliadka sverepá!«</text:span></text:p>
      <text:p text:style-name="P2"/>
      <text:p text:style-name="P1"><text:span text:style-name="T1">A potom znova pri peci</text:span></text:p>
      <text:p text:style-name="P1"><text:span text:style-name="T1">roztriasa pohľad rybäcí,</text:span></text:p>
      <text:p text:style-name="P1"><text:span text:style-name="T1">zapára do klebiet.</text:span></text:p>
      <text:p text:style-name="P1"><text:span text:style-name="T1">Von hudú vetry mrazivé</text:span></text:p>
      <text:p text:style-name="P1"><text:span text:style-name="T1">a v jeho s valnom väzive</text:span></text:p>
      <text:p text:style-name="P1"><text:span text:style-name="T1">kvapôčky krvi niet.</text:span></text:p>
      <text:p text:style-name="P2"/>
      <text:p text:style-name="P1"><text:span text:style-name="T1">&lt;h1&gt;ABY BOLO MÄKKO&lt;/h1&gt;</text:span></text:p>
      <text:p text:style-name="P2"/>
      <text:p text:style-name="P1"><text:span text:style-name="T1">Koľko snehu napadalo,</text:span></text:p>
      <text:p text:style-name="P1"><text:span text:style-name="T1">aby svetu bolo mäkko.</text:span></text:p>
      <text:p text:style-name="P1"><text:span text:style-name="T1">Ešte ho je neúrekom</text:span></text:p>
      <text:p text:style-name="P1"><text:span text:style-name="T1">stále málo, stále málo.</text:span></text:p>
      <text:p text:style-name="P2"/>
      <text:p text:style-name="P1"><text:span text:style-name="T1">Koľko snov sa načuchrilo —</text:span></text:p>
      <text:p text:style-name="P1"><text:soft-page-break/><text:span text:style-name="T1">tie jalové vypachali,</text:span></text:p>
      <text:p text:style-name="P1"><text:span text:style-name="T1">vietor odvial, mrázik spálil.</text:span></text:p>
      <text:p text:style-name="P1"><text:span text:style-name="T1">Však tie, v ktorých jadro žilo,</text:span></text:p>
      <text:p text:style-name="P1"><text:span text:style-name="T1">rozkošatia haluz malín.</text:span></text:p>
      <text:p text:style-name="P2"/>
      <text:p text:style-name="P1"><text:span text:style-name="T1">Koľko potu póry tela</text:span></text:p>
      <text:p text:style-name="P1"><text:span text:style-name="T1">vylúčili v trudnej drine.</text:span></text:p>
      <text:p text:style-name="P1"><text:span text:style-name="T1">Človek hľadal spasiteľa</text:span></text:p>
      <text:p text:style-name="P1"><text:span text:style-name="T1">v nebi, vojne, spánku, víne.</text:span></text:p>
      <text:p text:style-name="P1"><text:span text:style-name="T1">Až sa spasil vlastným menom,</text:span></text:p>
      <text:p text:style-name="P1"><text:span text:style-name="T1">rozreťaziac ruky glóbom.</text:span></text:p>
      <text:p text:style-name="P1"><text:span text:style-name="T1">Práca, ktorá bola blenom,</text:span></text:p>
      <text:p text:style-name="P1"><text:span text:style-name="T1">sladne, spája ľudí skobou.</text:span></text:p>
      <text:p text:style-name="P2"/>
      <text:p text:style-name="P3"><text:span text:style-name="T1">Ešte je tu dolu tvrdo —</text:span></text:p>
      <text:p text:style-name="P1"><text:span text:style-name="T1">čo nevidieť lepšie bude,</text:span></text:p>
      <text:p text:style-name="P1"><text:span text:style-name="T1">veď stáročné biedne brdo</text:span></text:p>
      <text:p text:style-name="P1"><text:span text:style-name="T1">sťa prút skvitne v kyprej hrude.</text:span></text:p>
      <text:p text:style-name="P2"/>
      <text:p text:style-name="P1"><text:span text:style-name="T1">&lt;h1&gt;V NOCI A TÍŠKO&lt;/h1&gt;</text:span></text:p>
      <text:p text:style-name="P2"/>
      <text:p text:style-name="P1"><text:span text:style-name="T1">Keď s darčekmi sa naše deti dohrali</text:span></text:p>
      <text:p text:style-name="P1"><text:span text:style-name="T1">a vedno sme ich uložili spať,</text:span></text:p>
      <text:p text:style-name="P1"><text:span text:style-name="T1">čo, že by sme sa, drahá, dychom prehriali,</text:span></text:p>
      <text:p text:style-name="P1"><text:span text:style-name="T1">veď zima mi je takto osve, hľaď!</text:span></text:p>
      <text:p text:style-name="P2"/>
      <text:p text:style-name="P1"><text:span text:style-name="T1">Hla, fotel ti sem k môjmu stolu pritiahnem,</text:span></text:p>
      <text:p text:style-name="P1"><text:span text:style-name="T1">blízučko, bližšie než je k noci deň,</text:span></text:p>
      <text:p text:style-name="P1"><text:span text:style-name="T1">nech táto chvíľa hory-doly presiahne</text:span></text:p>
      <text:p text:style-name="P1"><text:span text:style-name="T1">a bronie pre nás haluz čerešieň.</text:span></text:p>
      <text:p text:style-name="P2"/>
      <text:p text:style-name="P1"><text:span text:style-name="T1">Už osem rokov bok pri boku žijeme,</text:span></text:p>
      <text:p text:style-name="P1"><text:span text:style-name="T1">ak dáky tieň — nuž tablu zahmlil dych.</text:span></text:p>
      <text:p text:style-name="P1"><text:span text:style-name="T1">Tú matnú rosu vľúdnym slovom utrieme</text:span></text:p>
      <text:p text:style-name="P1"><text:soft-page-break/><text:span text:style-name="T1">jak stenné maľby v rámoch prastarých.</text:span></text:p>
      <text:p text:style-name="P2"/>
      <text:p text:style-name="P1"><text:span text:style-name="T1">Ja viem, že už mi čelo mierne vrásnivie,</text:span></text:p>
      <text:p text:style-name="P1"><text:span text:style-name="T1">aj tebe starosť prvý striebri vlas.</text:span></text:p>
      <text:p text:style-name="P1"><text:span text:style-name="T1">Lež oči, oči, oči tvoje ohnivé —</text:span></text:p>
      <text:p text:style-name="P1"><text:span text:style-name="T1">čo by som robil, oči, nebyť vás!</text:span></text:p>
      <text:p text:style-name="P2"/>
      <text:p text:style-name="P3"><text:span text:style-name="T1">Či cítiš z izby príboj vĺn sa nadýmať</text:span></text:p>
      <text:p text:style-name="P1"><text:span text:style-name="T1">troch spiacich tielok v detskej posteli?</text:span></text:p>
      <text:p text:style-name="P1"><text:span text:style-name="T1">Poď na balkón sa nočnej vlahy nadýchať —</text:span></text:p>
      <text:p text:style-name="P1"><text:span text:style-name="T1">počúvaj, jak to ticho ševelí!</text:span></text:p>
      <text:p text:style-name="P2"/>
      <text:p text:style-name="P1"><text:span text:style-name="T1">&lt;h1&gt;VERŠE PRE ĎURKA A JEHO OTCA&lt;/h1&gt;</text:span></text:p>
      <text:p text:style-name="P2"/>
      <text:p text:style-name="P1"><text:span text:style-name="T1">1</text:span></text:p>
      <text:p text:style-name="P2"/>
      <text:p text:style-name="P1"><text:span text:style-name="T1">Cupi lupi na koníku,</text:span></text:p>
      <text:p text:style-name="P1"><text:span text:style-name="T1">kúpi otec harmoniku;</text:span></text:p>
      <text:p text:style-name="P1"><text:span text:style-name="T1">budem na nej trilkovať,</text:span></text:p>
      <text:p text:style-name="P1"><text:span text:style-name="T1">koník začne cifrovať.</text:span></text:p>
      <text:p text:style-name="P2"/>
      <text:p text:style-name="P1"><text:span text:style-name="T1">Cifruj, tancuj do kroku,</text:span></text:p>
      <text:p text:style-name="P1"><text:span text:style-name="T1">hneď dostaneš obroku.</text:span></text:p>
      <text:p text:style-name="P1"><text:span text:style-name="T1">Cupi lupi, cupadlo,</text:span></text:p>
      <text:p text:style-name="P1"><text:span text:style-name="T1">zosnímem ti zubadlo!</text:span></text:p>
      <text:p text:style-name="P2"/>
      <text:p text:style-name="P1"><text:span text:style-name="T1">2</text:span></text:p>
      <text:p text:style-name="P2"/>
      <text:p text:style-name="P1"><text:span text:style-name="T1">Ja som malý ako vtáčik,</text:span></text:p>
      <text:p text:style-name="P1"><text:span text:style-name="T1">otecko mi kúpi vláčik;</text:span></text:p>
      <text:p text:style-name="P1"><text:span text:style-name="T1">skáčem, pípem ako vták,</text:span></text:p>
      <text:p text:style-name="P1"><text:span text:style-name="T1">otecko mi kúpi vlak.</text:span></text:p>
      <text:p text:style-name="P2"/>
      <text:p text:style-name="P1"><text:span text:style-name="T1">Už sa trasú koľajnice,</text:span></text:p>
      <text:p text:style-name="P1"><text:soft-page-break/><text:span text:style-name="T1">vláčik vchodí do stanice:</text:span></text:p>
      <text:p text:style-name="P1"><text:span text:style-name="T1">kto má dobrý, ostrý zrak,</text:span></text:p>
      <text:p text:style-name="P1"><text:span text:style-name="T1">vie, že ide rýchlovlak.</text:span></text:p>
      <text:p text:style-name="P2"/>
      <text:p text:style-name="P3"><text:span text:style-name="T1">3</text:span></text:p>
      <text:p text:style-name="P2"/>
      <text:p text:style-name="P1"><text:span text:style-name="T1">Keď ja budem hodne veľký,</text:span></text:p>
      <text:p text:style-name="P1"><text:span text:style-name="T1">nevmestím sa do postieľky;</text:span></text:p>
      <text:p text:style-name="P1"><text:span text:style-name="T1">jak ty veľký, ba väčší —</text:span></text:p>
      <text:p text:style-name="P1"><text:span text:style-name="T1">budem spávať na gauči.</text:span></text:p>
      <text:p text:style-name="P2"/>
      <text:p text:style-name="P1"><text:span text:style-name="T1">Aby som bol taký veľký,</text:span></text:p>
      <text:p text:style-name="P1"><text:span text:style-name="T1">že nevojdem do postieľky,</text:span></text:p>
      <text:p text:style-name="P1"><text:span text:style-name="T1">musím vyrásť ostošesť,</text:span></text:p>
      <text:p text:style-name="P1"><text:span text:style-name="T1">tuho búvať, všetko jesť.</text:span></text:p>
      <text:p text:style-name="P2"/>
      <text:p text:style-name="P1"><text:span text:style-name="T1">4</text:span></text:p>
      <text:p text:style-name="P2"/>
      <text:p text:style-name="P1"><text:span text:style-name="T1">Moja posteľ ako klietka,</text:span></text:p>
      <text:p text:style-name="P1"><text:span text:style-name="T1">kol dokola samá sieťka</text:span></text:p>
      <text:p text:style-name="P1"><text:span text:style-name="T1">a ja, chlapča-nezbeda,</text:span></text:p>
      <text:p text:style-name="P1"><text:span text:style-name="T1">skáčem v nej sťa medvieďa.</text:span></text:p>
      <text:p text:style-name="P2"/>
      <text:p text:style-name="P1"><text:span text:style-name="T1">Domáham sa zaryte:</text:span></text:p>
      <text:p text:style-name="P1"><text:span text:style-name="T1">»Nože sieťku stiahnite!«</text:span></text:p>
      <text:p text:style-name="P1"><text:span text:style-name="T1">Berú to jak urážku,</text:span></text:p>
      <text:p text:style-name="P1"><text:span text:style-name="T1">keď sa žiadam na dlážku.</text:span></text:p>
      <text:p text:style-name="P2"/>
      <text:p text:style-name="P1"><text:span text:style-name="T1">5</text:span></text:p>
      <text:p text:style-name="P2"/>
      <text:p text:style-name="P1"><text:span text:style-name="T1">Otec, keby si ty vedel,</text:span></text:p>
      <text:p text:style-name="P1"><text:span text:style-name="T1">v noci, keď som zostal sám,</text:span></text:p>
      <text:p text:style-name="P1"><text:span text:style-name="T1">vzbudil som sa — vonku meteľ,</text:span></text:p>
      <text:p text:style-name="P1"><text:span text:style-name="T1">strach mnou len tak otriasal.</text:span></text:p>
      <text:p text:style-name="P2"><text:soft-page-break/></text:p>
      <text:p text:style-name="P1"><text:span text:style-name="T1">Obe sestry sladko spali</text:span></text:p>
      <text:p text:style-name="P1"><text:span text:style-name="T1">pod perinkou z pápera</text:span></text:p>
      <text:p text:style-name="P1"><text:span text:style-name="T1">a mne slová zamŕzali</text:span></text:p>
      <text:p text:style-name="P1"><text:span text:style-name="T1">so slzami na perách.</text:span></text:p>
      <text:p text:style-name="P2"/>
      <text:p text:style-name="P1"><text:span text:style-name="T1">Nebolo, kto tíšil by ma,</text:span></text:p>
      <text:p text:style-name="P1"><text:span text:style-name="T1">kto by vankúš popravil,</text:span></text:p>
      <text:p text:style-name="P1"><text:span text:style-name="T1">drgľoval ma strach i zima —</text:span></text:p>
      <text:p text:style-name="P1"><text:span text:style-name="T1">srdce si mi poranil!</text:span></text:p>
      <text:p text:style-name="P2"/>
      <text:p text:style-name="P1"><text:span text:style-name="T1">Nesmieš viac ráz už to spraviť,</text:span></text:p>
      <text:p text:style-name="P1"><text:span text:style-name="T1">nenecháš ma, dobre viem.</text:span></text:p>
      <text:p text:style-name="P1"><text:span text:style-name="T1">Budem slúchať, ľudí zdraviť</text:span></text:p>
      <text:p text:style-name="P1"><text:span text:style-name="T1">i fajku ti prinesiem.</text:span></text:p>
      <text:p text:style-name="P2"/>
      <text:p text:style-name="P1"><text:span text:style-name="T1">6</text:span></text:p>
      <text:p text:style-name="P2"/>
      <text:p text:style-name="P1"><text:span text:style-name="T1">Chumelí sa, chumelí,</text:span></text:p>
      <text:p text:style-name="P1"><text:span text:style-name="T1">padá sypký sneh,</text:span></text:p>
      <text:p text:style-name="P1"><text:span text:style-name="T1">skrývame sa v tuneli,</text:span></text:p>
      <text:p text:style-name="P1"><text:span text:style-name="T1">to je radosť, smiech!</text:span></text:p>
      <text:p text:style-name="P2"/>
      <text:p text:style-name="P3"><text:span text:style-name="T1">V tuneli sa skrývame,</text:span></text:p>
      <text:p text:style-name="P1"><text:span text:style-name="T1">nezmokneme, páč!</text:span></text:p>
      <text:p text:style-name="P1"><text:span text:style-name="T1">K vločke piesku pridáme</text:span></text:p>
      <text:p text:style-name="P1"><text:span text:style-name="T1">mamke na koláč.</text:span></text:p>
      <text:p text:style-name="P2"/>
      <text:p text:style-name="P1"><text:span text:style-name="T1">Vrždí sniežik pod zubom,</text:span></text:p>
      <text:p text:style-name="P1"><text:span text:style-name="T1">cukrovú má chuť —</text:span></text:p>
      <text:p text:style-name="P1"><text:span text:style-name="T1">ale v izbe s kozubom</text:span></text:p>
      <text:p text:style-name="P1"><text:span text:style-name="T1">lepšie pobudnúť!</text:span></text:p>
      <text:p text:style-name="P2"/>
      <text:p text:style-name="P1"><text:span text:style-name="T1">7</text:span></text:p>
      <text:p text:style-name="P2"><text:soft-page-break/></text:p>
      <text:p text:style-name="P1"><text:span text:style-name="T1">Keď sa ráno šuhaj vzbudí,</text:span></text:p>
      <text:p text:style-name="P1"><text:span text:style-name="T1">čo má prvé v sietnici?</text:span></text:p>
      <text:p text:style-name="P1"><text:span text:style-name="T1">Všetkých svojich milých ľudí,</text:span></text:p>
      <text:p text:style-name="P1"><text:span text:style-name="T1">zhromaždených v svetlici.</text:span></text:p>
      <text:p text:style-name="P2"/>
      <text:p text:style-name="P1"><text:span text:style-name="T1">Otecko sa práve holí,</text:span></text:p>
      <text:p text:style-name="P1"><text:span text:style-name="T1">mamka šaty hotuje,</text:span></text:p>
      <text:p text:style-name="P1"><text:span text:style-name="T1">mladšiu sestru zúbok bolí,</text:span></text:p>
      <text:p text:style-name="P1"><text:span text:style-name="T1">staršia pieseň notuje.</text:span></text:p>
      <text:p text:style-name="P2"/>
      <text:p text:style-name="P1"><text:span text:style-name="T1">A šuhajko rozospatý</text:span></text:p>
      <text:p text:style-name="P1"><text:span text:style-name="T1">očné jamky pretiera.</text:span></text:p>
      <text:p text:style-name="P1"><text:span text:style-name="T1">Postieľku mu slnko zláti</text:span></text:p>
      <text:p text:style-name="P1"><text:span text:style-name="T1">a do vláskov načiera.</text:span></text:p>
      <text:p text:style-name="P2"/>
      <text:p text:style-name="P1"><text:span text:style-name="T1">8</text:span></text:p>
      <text:p text:style-name="P2"/>
      <text:p text:style-name="P1"><text:span text:style-name="T1">Ako zima koncertuje?</text:span></text:p>
      <text:p text:style-name="P1"><text:span text:style-name="T1">Mrazný vietor v trombón duje,</text:span></text:p>
      <text:p text:style-name="P1"><text:span text:style-name="T1">cengá cimbal cencúľov,</text:span></text:p>
      <text:p text:style-name="P1"><text:span text:style-name="T1">fičí fujak fistulou.</text:span></text:p>
      <text:p text:style-name="P2"/>
      <text:p text:style-name="P1"><text:span text:style-name="T1">Duní bubon skutej zeme,</text:span></text:p>
      <text:p text:style-name="P1"><text:span text:style-name="T1">v ktorej drieme skryté semä</text:span></text:p>
      <text:p text:style-name="P1"><text:span text:style-name="T1">pod mesačným kosákom,</text:span></text:p>
      <text:p text:style-name="P1"><text:span text:style-name="T1">ktorý chvie sa pod slákom.</text:span></text:p>
      <text:p text:style-name="P2"/>
      <text:p text:style-name="P1"><text:span text:style-name="T1">Hrušeň v rušnej metelici</text:span></text:p>
      <text:p text:style-name="P1"><text:span text:style-name="T1">hravé hviezdy rozperlí si,</text:span></text:p>
      <text:p text:style-name="P1"><text:span text:style-name="T1">klinka krehká inovať —</text:span></text:p>
      <text:p text:style-name="P1"><text:span text:style-name="T1">snáď chce dukát vykovať.</text:span></text:p>
      <text:p text:style-name="P2"/>
      <text:p text:style-name="P1"><text:span text:style-name="T1">9</text:span></text:p>
      <text:p text:style-name="P2"><text:soft-page-break/></text:p>
      <text:p text:style-name="P1"><text:span text:style-name="T1">To meluzína hrá</text:span></text:p>
      <text:p text:style-name="P1"><text:span text:style-name="T1">tra-rá.</text:span></text:p>
      <text:p text:style-name="P1"><text:span text:style-name="T1">A vrana kráka spod kriaka</text:span></text:p>
      <text:p text:style-name="P1"><text:span text:style-name="T1">krá, krá.</text:span></text:p>
      <text:p text:style-name="P2"/>
      <text:p text:style-name="P3"><text:span text:style-name="T1">Hrdličky v hŕbe vŕkajú</text:span></text:p>
      <text:p text:style-name="P1"><text:span text:style-name="T1">cukrú-krú.</text:span></text:p>
      <text:p text:style-name="P1"><text:span text:style-name="T1">Zrniečka v hrnku nemajú,</text:span></text:p>
      <text:p text:style-name="P1"><text:span text:style-name="T1">priam mrú, mrú!</text:span></text:p>
      <text:p text:style-name="P2"/>
      <text:p text:style-name="P1"><text:span text:style-name="T1">Čuj,</text:span></text:p>
      <text:p text:style-name="P1"><text:span text:style-name="T1">vrabec píska na vábec</text:span></text:p>
      <text:p text:style-name="P1"><text:span text:style-name="T1">pi, pi, pi.</text:span></text:p>
      <text:p text:style-name="P1"><text:span text:style-name="T1">Sýkorka nôtu z pískorka</text:span></text:p>
      <text:p text:style-name="P1"><text:span text:style-name="T1">vychytí.</text:span></text:p>
      <text:p text:style-name="P2"/>
      <text:p text:style-name="P1"><text:span text:style-name="T1">Dal Ďurko vtači omrvín — — —</text:span></text:p>
      <text:p text:style-name="P2"/>
      <text:p text:style-name="P1"><text:span text:style-name="T1">Čím, čím, čím,</text:span></text:p>
      <text:p text:style-name="P1"><text:span text:style-name="T1">čiperný chlapče, čím tvoj čin</text:span></text:p>
      <text:p text:style-name="P1"><text:span text:style-name="T1">odvďačím!</text:span></text:p>
      <text:p text:style-name="P2"/>
      <text:p text:style-name="P1"><text:span text:style-name="T1">10</text:span></text:p>
      <text:p text:style-name="P2"/>
      <text:p text:style-name="P1"><text:span text:style-name="T1">Ovce — kde sú vám spiežovce?</text:span></text:p>
      <text:p text:style-name="P1"><text:span text:style-name="T1">Skrášľujú sánkam let!</text:span></text:p>
      <text:p text:style-name="P2"/>
      <text:p text:style-name="P1"><text:span text:style-name="T1">Buky — kde sú vám klobúky?</text:span></text:p>
      <text:p text:style-name="P1"><text:span text:style-name="T1">Ulietli v šíry svet!</text:span></text:p>
      <text:p text:style-name="P2"/>
      <text:p text:style-name="P1"><text:span text:style-name="T1">Čo máte v lone — jablone?</text:span></text:p>
      <text:p text:style-name="P1"><text:span text:style-name="T1">Krčiažky a v nich med!</text:span></text:p>
      <text:p text:style-name="P2"/>
      <text:p text:style-name="P1"><text:soft-page-break/><text:span text:style-name="T1">&lt;h1&gt;ŽIADOSŤ&lt;/h1&gt;</text:span></text:p>
      <text:p text:style-name="P2"/>
      <text:p text:style-name="P1"><text:span text:style-name="T1">Môj synček chce mať psíka,</text:span></text:p>
      <text:p text:style-name="P1"><text:span text:style-name="T1">čierneho, strapatého,</text:span></text:p>
      <text:p text:style-name="P1"><text:span text:style-name="T1">čo celý dom náš rozšteká.</text:span></text:p>
      <text:p text:style-name="P1"><text:span text:style-name="T1">A dcérka zase mača,</text:span></text:p>
      <text:p text:style-name="P1"><text:span text:style-name="T1">že mu dá mlieka cedeného</text:span></text:p>
      <text:p text:style-name="P1"><text:span text:style-name="T1">a prajný kúsok rožteka.</text:span></text:p>
      <text:p text:style-name="P2"/>
      <text:p text:style-name="P1"><text:span text:style-name="T1">Márne tým ľudkom vravím,</text:span></text:p>
      <text:p text:style-name="P1"><text:span text:style-name="T1">keď denne dobiedzajú:</text:span></text:p>
      <text:p text:style-name="P1"><text:span text:style-name="T1">»Čo s psíkom, mačkou v poschodí;</text:span></text:p>
      <text:p text:style-name="P1"><text:span text:style-name="T1">kde budú spávať, behať,</text:span></text:p>
      <text:p text:style-name="P1"><text:span text:style-name="T1">zvieratá rady vystrájajú —</text:span></text:p>
      <text:p text:style-name="P1"><text:span text:style-name="T1">a komunál nás vyhodí!</text:span></text:p>
      <text:p text:style-name="P2"/>
      <text:p text:style-name="P1"><text:span text:style-name="T1">A potom, deti moje,</text:span></text:p>
      <text:p text:style-name="P1"><text:span text:style-name="T1">havkovia majú blšky!«</text:span></text:p>
      <text:p text:style-name="P1"><text:span text:style-name="T1">Vzápätí oboch schytí plač:</text:span></text:p>
      <text:p text:style-name="P1"><text:span text:style-name="T1">»Čože, aj keby mali,</text:span></text:p>
      <text:p text:style-name="P1"><text:span text:style-name="T1">vyprášime ich z kožky —</text:span></text:p>
      <text:p text:style-name="P1"><text:span text:style-name="T1">a načo máme vysávač?«</text:span></text:p>
      <text:p text:style-name="P2"/>
      <text:p text:style-name="P3"><text:span text:style-name="T1">Ďalej si neviem rady,</text:span></text:p>
      <text:p text:style-name="P1"><text:span text:style-name="T1">dôvody všetky slabé,</text:span></text:p>
      <text:p text:style-name="P1"><text:span text:style-name="T1">hlavička moja plechavá!</text:span></text:p>
      <text:p text:style-name="P1"><text:span text:style-name="T1">No ešte jeden pokus:</text:span></text:p>
      <text:p text:style-name="P1"><text:span text:style-name="T1">»Jaj, mača — to vám škriabe</text:span></text:p>
      <text:p text:style-name="P1"><text:span text:style-name="T1">a rado mláčky necháva!«</text:span></text:p>
      <text:p text:style-name="P2"/>
      <text:p text:style-name="P1"><text:span text:style-name="T1">Zdúpnejú, trochu zmĺknu.</text:span></text:p>
      <text:p text:style-name="P1"><text:span text:style-name="T1">Vtom jedno tichosť láme</text:span></text:p>
      <text:p text:style-name="P1"><text:span text:style-name="T1">po rozmýšľaní preveľkom:</text:span></text:p>
      <text:p text:style-name="P1"><text:span text:style-name="T1">»Ach, ocko, či si smiešny,</text:span></text:p>
      <text:p text:style-name="P1"><text:soft-page-break/><text:span text:style-name="T1">nechty mu obstriháme</text:span></text:p>
      <text:p text:style-name="P1"><text:span text:style-name="T1">a všade za ním s vedierkom!«</text:span></text:p>
      <text:p text:style-name="P2"/>
      <text:p text:style-name="P1"><text:span text:style-name="T1">Vyhrali, už ma majú,</text:span></text:p>
      <text:p text:style-name="P1"><text:span text:style-name="T1">jak vyhrávajú stále</text:span></text:p>
      <text:p text:style-name="P1"><text:span text:style-name="T1">prelestným detským násilím.</text:span></text:p>
      <text:p text:style-name="P1"><text:span text:style-name="T1">Synovi kúpim psíka,</text:span></text:p>
      <text:p text:style-name="P1"><text:span text:style-name="T1">dcére mačiatko malé.</text:span></text:p>
      <text:p text:style-name="P1"><text:span text:style-name="T1">A sebe — sebe aspirín!</text:span></text:p>
      <text:p text:style-name="P2"/>
      <text:p text:style-name="P2"/>
      <text:p text:style-name="P1"><text:span text:style-name="T1">&lt;h1&gt;MARCOVÉ DNI&lt;/h1&gt;</text:span></text:p>
      <text:p text:style-name="P2"/>
      <text:p text:style-name="P3"><text:span text:style-name="T1">&lt;h1&gt;MARCOVÉ DNI 1953&lt;/h1&gt;</text:span></text:p>
      <text:p text:style-name="P2"/>
      <text:p text:style-name="P1"><text:span text:style-name="T1">I</text:span></text:p>
      <text:p text:style-name="P2"/>
      <text:p text:style-name="P1"><text:span text:style-name="T1">Jednu noc mrázik prirosil</text:span></text:p>
      <text:p text:style-name="P1"><text:span text:style-name="T1">tú múdru, starostlivú škraňu;</text:span></text:p>
      <text:p text:style-name="P1"><text:span text:style-name="T1">druhú noc vrásky vykrojil</text:span></text:p>
      <text:p text:style-name="P1"><text:span text:style-name="T1">a striebrom sadol na ňu.</text:span></text:p>
      <text:p text:style-name="P2"/>
      <text:p text:style-name="P1"><text:span text:style-name="T1">Tretia noc viečka zatisla,</text:span></text:p>
      <text:p text:style-name="P1"><text:span text:style-name="T1">sťa magnéziom rozjasnil ju blkot;</text:span></text:p>
      <text:p text:style-name="P1"><text:span text:style-name="T1">štvrtú noc hlava ovisla</text:span></text:p>
      <text:p text:style-name="P1"><text:span text:style-name="T1">a v hrudi ustal tlkot.</text:span></text:p>
      <text:p text:style-name="P2"/>
      <text:p text:style-name="P1"><text:span text:style-name="T1">Už bola takmer, takmer jar,</text:span></text:p>
      <text:p text:style-name="P1"><text:span text:style-name="T1">no náhly poryv pridusil jej hrdlo.</text:span></text:p>
      <text:p text:style-name="P1"><text:span text:style-name="T1">Zarosil sa mi okuliar</text:span></text:p>
      <text:p text:style-name="P1"><text:span text:style-name="T1">a čosi vo mne stvrdlo.</text:span></text:p>
      <text:p text:style-name="P2"/>
      <text:p text:style-name="P1"><text:span text:style-name="T1">Však nájde slnko vyššiu púť</text:span></text:p>
      <text:p text:style-name="P1"><text:span text:style-name="T1">a všetko dolu zaskveje sa dúhou.</text:span></text:p>
      <text:p text:style-name="P1"><text:soft-page-break/><text:span text:style-name="T1">Je dobre na tie noci spomenúť,</text:span></text:p>
      <text:p text:style-name="P1"><text:span text:style-name="T1">nech zostanú nám vzpruhou.</text:span></text:p>
      <text:p text:style-name="P2"/>
      <text:p text:style-name="P3"><text:span text:style-name="T1">II</text:span></text:p>
      <text:p text:style-name="P2"/>
      <text:p text:style-name="P1"><text:span text:style-name="T1">Uprostred jasného dňa</text:span></text:p>
      <text:p text:style-name="P1"><text:span text:style-name="T1">rozkvitla čierna ruža.</text:span></text:p>
      <text:p text:style-name="P1"><text:span text:style-name="T1">Jej peľ je hustá sadza,</text:span></text:p>
      <text:p text:style-name="P1"><text:span text:style-name="T1">jej vôňou dýcha smrť.</text:span></text:p>
      <text:p text:style-name="P2"/>
      <text:p text:style-name="P1"><text:span text:style-name="T1">Zrkadlo prázdnom zíva,</text:span></text:p>
      <text:p text:style-name="P1"><text:span text:style-name="T1">predmety menia tvar.</text:span></text:p>
      <text:p text:style-name="P1"><text:span text:style-name="T1">Poludných tieňov príval</text:span></text:p>
      <text:p text:style-name="P1"><text:span text:style-name="T1">zotiera krásnu tvár.</text:span></text:p>
      <text:p text:style-name="P2"/>
      <text:p text:style-name="P1"><text:span text:style-name="T1">Sťa slimák jemné rožky</text:span></text:p>
      <text:p text:style-name="P1"><text:span text:style-name="T1">klopíme čnelku pýchy.</text:span></text:p>
      <text:p text:style-name="P1"><text:span text:style-name="T1">Mrazí nás každá stupaj</text:span></text:p>
      <text:p text:style-name="P1"><text:span text:style-name="T1">a mrví strach.</text:span></text:p>
      <text:p text:style-name="P2"/>
      <text:p text:style-name="P1"><text:span text:style-name="T1">Nad mrak čnie pyramída,</text:span></text:p>
      <text:p text:style-name="P1"><text:span text:style-name="T1">ihlou už vidí slnce.</text:span></text:p>
      <text:p text:style-name="P1"><text:span text:style-name="T1">Môj kondor vypustený</text:span></text:p>
      <text:p text:style-name="P1"><text:span text:style-name="T1">ju v kruhoch obletuje.</text:span></text:p>
      <text:p text:style-name="P2"/>
      <text:p text:style-name="P1"><text:span text:style-name="T1">III</text:span></text:p>
      <text:p text:style-name="P2"/>
      <text:p text:style-name="P1"><text:span text:style-name="T1">Smrtná ruža tratí lupeň,</text:span></text:p>
      <text:p text:style-name="P1"><text:span text:style-name="T1">redne tma, noc uchodí.</text:span></text:p>
      <text:p text:style-name="P1"><text:span text:style-name="T1">Slnko ako zlatý lipeň</text:span></text:p>
      <text:p text:style-name="P1"><text:span text:style-name="T1">k oblohe sa vyhodí.</text:span></text:p>
      <text:p text:style-name="P2"/>
      <text:p text:style-name="P1"><text:span text:style-name="T1">Postrieka nás sviežou spŕškou,</text:span></text:p>
      <text:p text:style-name="P1"><text:span text:style-name="T1">omladneme o sto zím.</text:span></text:p>
      <text:p text:style-name="P1"><text:soft-page-break/><text:span text:style-name="T1">Ja mu chvojku s hybkým vŕškom</text:span></text:p>
      <text:p text:style-name="P1"><text:span text:style-name="T1">k povojníku položím.</text:span></text:p>
      <text:p text:style-name="P2"/>
      <text:p text:style-name="P1"><text:span text:style-name="T1">Ľudia v práci zaroja sa,</text:span></text:p>
      <text:p text:style-name="P1"><text:span text:style-name="T1">krv prudkejšie sklokoce —</text:span></text:p>
      <text:p text:style-name="P1"><text:span text:style-name="T1">ľudská slza-horká krása</text:span></text:p>
      <text:p text:style-name="P1"><text:span text:style-name="T1">vydá sladké ovocie.</text:span></text:p>
      <text:p text:style-name="P2"/>
      <text:p text:style-name="P1"><text:span text:style-name="T1">Srdce moje, prápor hrdý,</text:span></text:p>
      <text:p text:style-name="P1"><text:span text:style-name="T1">nože vítaj pozdnú jar;</text:span></text:p>
      <text:p text:style-name="P1"><text:span text:style-name="T1">nezostávaj na polžrdi,</text:span></text:p>
      <text:p text:style-name="P1"><text:span text:style-name="T1">vyleť hore na stožiar!</text:span></text:p>
      <text:p text:style-name="P2"/>
      <text:p text:style-name="P3"><text:span text:style-name="T1">&lt;h1&gt;PREČO DNES V NOCI&lt;/h1&gt;</text:span></text:p>
      <text:p text:style-name="P2"/>
      <text:p text:style-name="P1"><text:span text:style-name="T1">Prečo dnes v noci psy vyli</text:span></text:p>
      <text:p text:style-name="P1"><text:span text:style-name="T1">tým strašným, šklbajúcim hlasom?</text:span></text:p>
      <text:p text:style-name="P1"><text:span text:style-name="T1">Na mesiac zuby cerili,</text:span></text:p>
      <text:p text:style-name="P1"><text:span text:style-name="T1">na chodca, ktorý kráčal mrazom?</text:span></text:p>
      <text:p text:style-name="P1"><text:span text:style-name="T1">Alebo azda vetrili —</text:span></text:p>
      <text:p text:style-name="P1"><text:span text:style-name="T1">smrť?</text:span></text:p>
      <text:p text:style-name="P2"/>
      <text:p text:style-name="P1"><text:span text:style-name="T1">Mesiaca v noci nebolo,</text:span></text:p>
      <text:p text:style-name="P1"><text:span text:style-name="T1">ukryl sa kdesi v hustej chmáre;</text:span></text:p>
      <text:p text:style-name="P1"><text:span text:style-name="T1">ni živá duša okolo</text:span></text:p>
      <text:p text:style-name="P1"><text:span text:style-name="T1">nevliekla tieň po trotoáre.</text:span></text:p>
      <text:p text:style-name="P1"><text:span text:style-name="T1">Len chvíľou zaznel tremolom —</text:span></text:p>
      <text:p text:style-name="P1"><text:span text:style-name="T1">zvon.</text:span></text:p>
      <text:p text:style-name="P2"/>
      <text:p text:style-name="P1"><text:span text:style-name="T1">Ktosi sa zmietal v horúčke,</text:span></text:p>
      <text:p text:style-name="P1"><text:span text:style-name="T1">ktosi sa zvíjal v agónii</text:span></text:p>
      <text:p text:style-name="P1"><text:span text:style-name="T1">na čistej bielej poduške,</text:span></text:p>
      <text:p text:style-name="P1"><text:span text:style-name="T1">kým v hrdle sa mu zakosílil —</text:span></text:p>
      <text:p text:style-name="P1"><text:span text:style-name="T1">dych.</text:span></text:p>
      <text:p text:style-name="P2"><text:soft-page-break/></text:p>
      <text:p text:style-name="P1"><text:span text:style-name="T1">Nad ránom psy sa stíšili,</text:span></text:p>
      <text:p text:style-name="P1"><text:span text:style-name="T1">vtiahli sa do búd zachrípnutí;</text:span></text:p>
      <text:p text:style-name="P1"><text:span text:style-name="T1">meravú mláku tíšiny</text:span></text:p>
      <text:p text:style-name="P1"><text:span text:style-name="T1">vše sčeril víchor, či mráz krutý.</text:span></text:p>
      <text:p text:style-name="P1"><text:span text:style-name="T1">A lúče slnka vztýčili —</text:span></text:p>
      <text:p text:style-name="P1"><text:span text:style-name="T1">deň.</text:span></text:p>
      <text:p text:style-name="P2"/>
      <text:p text:style-name="P3"><text:span text:style-name="T1">&lt;h1&gt;ZA PRIATEĽOM&lt;/h1&gt;</text:span></text:p>
      <text:p text:style-name="P1"><text:span text:style-name="T2">(Pamiatke Miška Považana)</text:span></text:p>
      <text:p text:style-name="P2"/>
      <text:p text:style-name="P1"><text:span text:style-name="T1">Duje vietor admirál,</text:span></text:p>
      <text:p text:style-name="P1"><text:span text:style-name="T1">stáča lístie do špirál</text:span></text:p>
      <text:p text:style-name="P1"><text:span text:style-name="T1">za chmúrneho večera.</text:span></text:p>
      <text:p text:style-name="P1"><text:span text:style-name="T1">V izbici pri obloku</text:span></text:p>
      <text:p text:style-name="P1"><text:span text:style-name="T1">v nemocničnom obleku</text:span></text:p>
      <text:p text:style-name="P1"><text:span text:style-name="T1">priateľ umiera.</text:span></text:p>
      <text:p text:style-name="P2"/>
      <text:p text:style-name="P1"><text:span text:style-name="T1">Básnik, ktorý hrával prím,</text:span></text:p>
      <text:p text:style-name="P1"><text:span text:style-name="T1">hoc sám nikdy nestkal rým,</text:span></text:p>
      <text:p text:style-name="P1"><text:span text:style-name="T1">sťa sneh z jari tratí sa.</text:span></text:p>
      <text:p text:style-name="P1"><text:span text:style-name="T1">Že však vždy pred nami šiel,</text:span></text:p>
      <text:p text:style-name="P1"><text:span text:style-name="T1">naše verše najkrajšie</text:span></text:p>
      <text:p text:style-name="P1"><text:span text:style-name="T1">vlastne on sám napísal.</text:span></text:p>
      <text:p text:style-name="P2"/>
      <text:p text:style-name="P1"><text:span text:style-name="T1">Strmo dýcha, v sluchách špie,</text:span></text:p>
      <text:p text:style-name="P1"><text:span text:style-name="T1">jeho oči nevädzie</text:span></text:p>
      <text:p text:style-name="P1"><text:span text:style-name="T1">pozerajú v mŕtvy bod.</text:span></text:p>
      <text:p text:style-name="P1"><text:span text:style-name="T1">Čo len vidí v marive,</text:span></text:p>
      <text:p text:style-name="P1"><text:span text:style-name="T1">hmlu, či hviezdy žiarivé</text:span></text:p>
      <text:p text:style-name="P1"><text:span text:style-name="T1">smelý lodivod?</text:span></text:p>
      <text:p text:style-name="P2"/>
      <text:p text:style-name="P1"><text:span text:style-name="T1">Vietor hrá na hoboji,</text:span></text:p>
      <text:p text:style-name="P1"><text:span text:style-name="T1">hruď sa dvíha v príboji,</text:span></text:p>
      <text:p text:style-name="P1"><text:soft-page-break/><text:span text:style-name="T1">vrhá kotvu do smrti.</text:span></text:p>
      <text:p text:style-name="P1"><text:span text:style-name="T1">Prúty stromov ševelia —</text:span></text:p>
      <text:p text:style-name="P1"><text:span text:style-name="T1">a my, jeho priatelia,</text:span></text:p>
      <text:p text:style-name="P1"><text:span text:style-name="T1">ideme mu oproti.</text:span></text:p>
      <text:p text:style-name="P2"/>
      <text:p text:style-name="P1"><text:span text:style-name="T1">Zas sme spolu v kaviarni,</text:span></text:p>
      <text:p text:style-name="P1"><text:span text:style-name="T1">spaľovaní požiarmi</text:span></text:p>
      <text:p text:style-name="P1"><text:span text:style-name="T1">roztúžených, smelých snov.</text:span></text:p>
      <text:p text:style-name="P1"><text:span text:style-name="T1">Poézia vábi nás —</text:span></text:p>
      <text:p text:style-name="P1"><text:span text:style-name="T1">pozor, chlapci, na kompas</text:span></text:p>
      <text:p text:style-name="P1"><text:span text:style-name="T1">zradnou plytčinou!</text:span></text:p>
      <text:p text:style-name="P2"/>
      <text:p text:style-name="P1"><text:span text:style-name="T1">Búrna mladosť, krásna púť.</text:span></text:p>
      <text:p text:style-name="P1"><text:span text:style-name="T1">Ako, Miško, zabudnúť</text:span></text:p>
      <text:p text:style-name="P1"><text:span text:style-name="T1">na tvoj malík zdvihnutý,</text:span></text:p>
      <text:p text:style-name="P1"><text:span text:style-name="T1">ktorý kynul: Vyššie, vpred!,</text:span></text:p>
      <text:p text:style-name="P1"><text:span text:style-name="T1">hoc neraz náš strmý let</text:span></text:p>
      <text:p text:style-name="P1"><text:span text:style-name="T1">nebol pochuti.</text:span></text:p>
      <text:p text:style-name="P2"/>
      <text:p text:style-name="P1"><text:span text:style-name="T1">Zázračne sme pristáli</text:span></text:p>
      <text:p text:style-name="P1"><text:span text:style-name="T1">cez víry a cez skaly</text:span></text:p>
      <text:p text:style-name="P1"><text:span text:style-name="T1">na breh, kvetmi krášlený.</text:span></text:p>
      <text:p text:style-name="P1"><text:span text:style-name="T1">Premohli trud, clivotu,</text:span></text:p>
      <text:p text:style-name="P1"><text:span text:style-name="T1">začnúc spievať životu</text:span></text:p>
      <text:p text:style-name="P1"><text:span text:style-name="T1">spev o šťastí na zemi.</text:span></text:p>
      <text:p text:style-name="P2"/>
      <text:p text:style-name="P3"><text:span text:style-name="T1">Lež on, skĺznuc z plavidla,</text:span></text:p>
      <text:p text:style-name="P1"><text:span text:style-name="T1">poranený na krídlach,</text:span></text:p>
      <text:p text:style-name="P1"><text:span text:style-name="T1">on, albatros — hrdý vták</text:span></text:p>
      <text:p text:style-name="P1"><text:span text:style-name="T1">s kŕčom v čelnej dutine</text:span></text:p>
      <text:p text:style-name="P1"><text:span text:style-name="T1">hasne v nočnej hodine,</text:span></text:p>
      <text:p text:style-name="P1"><text:span text:style-name="T1">kým von zúri severák.</text:span></text:p>
      <text:p text:style-name="P2"/>
      <text:p text:style-name="P1"><text:span text:style-name="T1">V bielej izbe na kove</text:span></text:p>
      <text:p text:style-name="P1"><text:soft-page-break/><text:span text:style-name="T1">ležia básne Šrámkove,</text:span></text:p>
      <text:p text:style-name="P1"><text:span text:style-name="T1">ktorých verš ho kolíše.</text:span></text:p>
      <text:p text:style-name="P1"><text:span text:style-name="T1">Keď pulz tichšie vibruje,</text:span></text:p>
      <text:p text:style-name="P1"><text:span text:style-name="T1">smelé plány rysuje:</text:span></text:p>
      <text:p text:style-name="P1"><text:span text:style-name="T1">o čom všetkom napíše.</text:span></text:p>
      <text:p text:style-name="P2"/>
      <text:p text:style-name="P1"><text:span text:style-name="T1">Už dopísal. Vyhasol.</text:span></text:p>
      <text:p text:style-name="P1"><text:span text:style-name="T1">A mňa v očiach páli soľ,</text:span></text:p>
      <text:p text:style-name="P1"><text:span text:style-name="T1">lebo strácam brata v ňom.</text:span></text:p>
      <text:p text:style-name="P1"><text:span text:style-name="T1">Však plač týchto hmlistých dní</text:span></text:p>
      <text:p text:style-name="P1"><text:span text:style-name="T1">našu žatvu rozhojní,</text:span></text:p>
      <text:p text:style-name="P1"><text:span text:style-name="T1">ktorej on bol oráčom.</text:span></text:p>
      <text:p text:style-name="P2"/>
      <text:p text:style-name="P1"><text:span text:style-name="T1">Básnik, čo inšpiroval,</text:span></text:p>
      <text:p text:style-name="P1"><text:span text:style-name="T1">hoc verš nikdy nesnoval —</text:span></text:p>
      <text:p text:style-name="P1"><text:span text:style-name="T1">hľadiac stále do výše.</text:span></text:p>
      <text:p text:style-name="P1"><text:span text:style-name="T1">Že však s lampou v ruke šiel,</text:span></text:p>
      <text:p text:style-name="P1"><text:span text:style-name="T1">všetky verše najkrajšie</text:span></text:p>
      <text:p text:style-name="P1"><text:span text:style-name="T1">našou rukou napíše.</text:span></text:p>
      <text:p text:style-name="P2"/>
      <text:p text:style-name="P1"><text:span text:style-name="T1">&lt;h1&gt;ROZLÚČKA&lt;/h1&gt;</text:span></text:p>
      <text:p text:style-name="P2"/>
      <text:p text:style-name="P1"><text:span text:style-name="T1">Dnes sme spolu so sviecami</text:span></text:p>
      <text:p text:style-name="P1"><text:span text:style-name="T1">u nôh rakvy stáli.</text:span></text:p>
      <text:p text:style-name="P1"><text:span text:style-name="T1">Vietor hvižďal vinicami</text:span></text:p>
      <text:p text:style-name="P1"><text:span text:style-name="T1">v zakudlenej diali.</text:span></text:p>
      <text:p text:style-name="P2"/>
      <text:p text:style-name="P1"><text:span text:style-name="T1">Strašné vence šuchorivé,</text:span></text:p>
      <text:p text:style-name="P1"><text:span text:style-name="T1">plné ťažkej vône,</text:span></text:p>
      <text:p text:style-name="P1"><text:span text:style-name="T1">vystrašili všetko živé</text:span></text:p>
      <text:p text:style-name="P1"><text:span text:style-name="T1">v sivom nebasklone.</text:span></text:p>
      <text:p text:style-name="P2"/>
      <text:p text:style-name="P1"><text:span text:style-name="T1">Dážď sa chystal, visel nízko,</text:span></text:p>
      <text:p text:style-name="P1"><text:span text:style-name="T1">mrholilo v hrudi,</text:span></text:p>
      <text:p text:style-name="P1"><text:soft-page-break/><text:span text:style-name="T1">oblak ako čierne psisko</text:span></text:p>
      <text:p text:style-name="P1"><text:span text:style-name="T1">na zástup sa rútil.</text:span></text:p>
      <text:p text:style-name="P2"/>
      <text:p text:style-name="P1"><text:span text:style-name="T1">Hudba hrala a jej tóny</text:span></text:p>
      <text:p text:style-name="P1"><text:span text:style-name="T1">vavrín zmaru plietli.</text:span></text:p>
      <text:p text:style-name="P1"><text:span text:style-name="T1">Vtom sa z veží všetky zvony</text:span></text:p>
      <text:p text:style-name="P1"><text:span text:style-name="T1">k našim ušiam zlietli.</text:span></text:p>
      <text:p text:style-name="P2"/>
      <text:p text:style-name="P3"><text:span text:style-name="T1">Prúd sa pohol nemilostne,</text:span></text:p>
      <text:p text:style-name="P1"><text:span text:style-name="T1">flór, koč, kone vrané.</text:span></text:p>
      <text:p text:style-name="P1"><text:span text:style-name="T1">Kráčali sme ako vo sne</text:span></text:p>
      <text:p text:style-name="P1"><text:span text:style-name="T1">k cintorínskej bráne.</text:span></text:p>
      <text:p text:style-name="P2"/>
      <text:p text:style-name="P1"><text:span text:style-name="T1">Spŕchla hruda, zmizlo veko,</text:span></text:p>
      <text:p text:style-name="P1"><text:span text:style-name="T1">vyčnel z rovu pahýľ.</text:span></text:p>
      <text:p text:style-name="P1"><text:span text:style-name="T1">Mesiac — biely ako mlieko</text:span></text:p>
      <text:p text:style-name="P1"><text:span text:style-name="T1">mrakmi smer si razil.</text:span></text:p>
      <text:p text:style-name="P2"/>
      <text:p text:style-name="P1"><text:span text:style-name="T1">&lt;h1&gt;NÁVŠTEVA&lt;/h1&gt;</text:span></text:p>
      <text:p text:style-name="P2"/>
      <text:p text:style-name="P1"><text:span text:style-name="T1">Prišiel som za tebou,</text:span></text:p>
      <text:p text:style-name="P1"><text:span text:style-name="T1">ja nepriateľ cintorínskych vôní.</text:span></text:p>
      <text:p text:style-name="P1"><text:span text:style-name="T1">Tíško po prstoch, aby si nezbadal.</text:span></text:p>
      <text:p text:style-name="P1"><text:span text:style-name="T1">Tak som ťa niekedy prekvapoval</text:span></text:p>
      <text:p text:style-name="P1"><text:span text:style-name="T1">ako náš mladý život.</text:span></text:p>
      <text:p text:style-name="P1"><text:span text:style-name="T1">Ako ťa smrť prekvapila</text:span></text:p>
      <text:p text:style-name="P1"><text:span text:style-name="T1">v jedno jesenné poludnie.</text:span></text:p>
      <text:p text:style-name="P2"/>
      <text:p text:style-name="P1"><text:span text:style-name="T1">Navôkol clivota.</text:span></text:p>
      <text:p text:style-name="P1"><text:span text:style-name="T1">Páperie chryzantém</text:span></text:p>
      <text:p text:style-name="P1"><text:span text:style-name="T1">posplietalo hroby</text:span></text:p>
      <text:p text:style-name="P1"><text:span text:style-name="T1">ako mäkký satén.</text:span></text:p>
      <text:p text:style-name="P1"><text:span text:style-name="T1">Tak-tak sa doňho živly nepustili.</text:span></text:p>
      <text:p text:style-name="P2"/>
      <text:p text:style-name="P1"><text:soft-page-break/><text:span text:style-name="T1">Stopy zbité dažďom.</text:span></text:p>
      <text:p text:style-name="P1"><text:span text:style-name="T1">Už dávno tadeto ľudia nechodili!</text:span></text:p>
      <text:p text:style-name="P2"/>
      <text:p text:style-name="P1"><text:span text:style-name="T1">Ledva som hrob tvoj našiel.</text:span></text:p>
      <text:p text:style-name="P1"><text:span text:style-name="T1">Lebo hroby hľadať</text:span></text:p>
      <text:p text:style-name="P1"><text:span text:style-name="T1">je ako hľadieť na svoj portrét.</text:span></text:p>
      <text:p text:style-name="P2"/>
      <text:p text:style-name="P1"><text:span text:style-name="T1">Pripadli jeseňou škrane.</text:span></text:p>
      <text:p text:style-name="P3"><text:span text:style-name="T1">Zatiaľ stál si v bráne</text:span></text:p>
      <text:p text:style-name="P1"><text:span text:style-name="T1">s páterou skrivenou ako chorý konár;</text:span></text:p>
      <text:p text:style-name="P1"><text:span text:style-name="T1">a všetky porasty blízko rozkašľal si.</text:span></text:p>
      <text:p text:style-name="P1"><text:span text:style-name="T1">Kam si len vykročil, Miško, asi</text:span></text:p>
      <text:p text:style-name="P1"><text:span text:style-name="T1">do ktorej kaviarne posiedku aranžovať?</text:span></text:p>
      <text:p text:style-name="P1"><text:span text:style-name="T1">K Veľkým, či k Malým,</text:span></text:p>
      <text:p text:style-name="P1"><text:span text:style-name="T1">lebo na Vysokú?</text:span></text:p>
      <text:p text:style-name="P1"><text:span text:style-name="T1">Dve deci silván, k tomu malú mokku.</text:span></text:p>
      <text:p text:style-name="P2"/>
      <text:p text:style-name="P1"><text:span text:style-name="T1">Keď v tvojom smere pravicu som vystrel,</text:span></text:p>
      <text:p text:style-name="P1"><text:span text:style-name="T1">už nebolo ťa.</text:span></text:p>
      <text:p text:style-name="P1"><text:span text:style-name="T1">Preliačina v hline zosinela mrazom.</text:span></text:p>
      <text:p text:style-name="P2"/>
      <text:p text:style-name="P1"><text:span text:style-name="T1">Ruch sveta vošiel ako náhly výstrel</text:span></text:p>
      <text:p text:style-name="P1"><text:span text:style-name="T1">a zaklinkalo plno ľudských hlasov.</text:span></text:p>
      <text:p text:style-name="P2"/>
      <text:p text:style-name="P1"><text:span text:style-name="T1">&lt;h1&gt;BOL BÁSNIK&lt;/h1&gt;</text:span></text:p>
      <text:p text:style-name="P2"/>
      <text:p text:style-name="P1"><text:span text:style-name="T1">Bol básnik dolnozemský,</text:span></text:p>
      <text:p text:style-name="P1"><text:span text:style-name="T1">šialené oči mal;</text:span></text:p>
      <text:p text:style-name="P1"><text:span text:style-name="T1">sťa zázračnými blesky</text:span></text:p>
      <text:p text:style-name="P1"><text:span text:style-name="T1">svet nimi pošibal.</text:span></text:p>
      <text:p text:style-name="P2"/>
      <text:p text:style-name="P1"><text:span text:style-name="T1">Krv prúdila mu v žilách,</text:span></text:p>
      <text:p text:style-name="P1"><text:span text:style-name="T1">tá miazga spenená;</text:span></text:p>
      <text:p text:style-name="P1"><text:span text:style-name="T1">vše tryskom vybúšila</text:span></text:p>
      <text:p text:style-name="P1"><text:soft-page-break/><text:span text:style-name="T1">a hasla v perejach.</text:span></text:p>
      <text:p text:style-name="P2"/>
      <text:p text:style-name="P1"><text:span text:style-name="T1">Keď nočná luna bledá</text:span></text:p>
      <text:p text:style-name="P1"><text:span text:style-name="T1">sypala smrtný prach,</text:span></text:p>
      <text:p text:style-name="P1"><text:span text:style-name="T1">tu jeho láska Léda</text:span></text:p>
      <text:p text:style-name="P1"><text:span text:style-name="T1">sa tíško smiala v snách.</text:span></text:p>
      <text:p text:style-name="P2"/>
      <text:p text:style-name="P1"><text:span text:style-name="T1">Jej hriešne zrelé údy</text:span></text:p>
      <text:p text:style-name="P1"><text:span text:style-name="T1">predtuchou chveli sa,</text:span></text:p>
      <text:p text:style-name="P1"><text:span text:style-name="T1">však básnik nocou blúdil</text:span></text:p>
      <text:p text:style-name="P1"><text:span text:style-name="T1">v marivých elipsách.</text:span></text:p>
      <text:p text:style-name="P2"/>
      <text:p text:style-name="P3"><text:span text:style-name="T1">Čím viac sa blížil k brehu,</text:span></text:p>
      <text:p text:style-name="P1"><text:span text:style-name="T1">tým hlbšie v mori stál</text:span></text:p>
      <text:p text:style-name="P1"><text:span text:style-name="T1">a každou kvapkou liehu</text:span></text:p>
      <text:p text:style-name="P1"><text:span text:style-name="T1">si život vyciedzal.</text:span></text:p>
      <text:p text:style-name="P2"/>
      <text:p text:style-name="P1"><text:span text:style-name="T1">No čo v ňom vrelo dnuká</text:span></text:p>
      <text:p text:style-name="P1"><text:span text:style-name="T1">a vzbĺklo až do tla,</text:span></text:p>
      <text:p text:style-name="P1"><text:span text:style-name="T1">tá jeho mäkká ruka</text:span></text:p>
      <text:p text:style-name="P1"><text:span text:style-name="T1">na papier načrtla.</text:span></text:p>
      <text:p text:style-name="P2"/>
      <text:p text:style-name="P1"><text:span text:style-name="T1">Zláť ústa jeho nemé,</text:span></text:p>
      <text:p text:style-name="P1"><text:span text:style-name="T1">ľud hortobáďsky, zláť!</text:span></text:p>
      <text:p text:style-name="P1"><text:span text:style-name="T1">Ja básnik z Hornej zeme</text:span></text:p>
      <text:p text:style-name="P1"><text:span text:style-name="T1">tiež smiem ho svojím zvať.</text:span></text:p>
      <text:p text:style-name="P2"/>
      <text:p text:style-name="P1"><text:span text:style-name="T1">&lt;h1&gt;POPRAVA POVSTALCA&lt;/h1&gt;</text:span></text:p>
      <text:p text:style-name="P2"/>
      <text:p text:style-name="P1"><text:span text:style-name="T1">Pri kole stál,</text:span></text:p>
      <text:p text:style-name="P1"><text:span text:style-name="T1">len ľahko oblečený,</text:span></text:p>
      <text:p text:style-name="P1"><text:span text:style-name="T1">v košeli bielej,</text:span></text:p>
      <text:p text:style-name="P1"><text:span text:style-name="T1">ktorá skvitne ružou.</text:span></text:p>
      <text:p text:style-name="P1"><text:span text:style-name="T1">A posledný raz</text:span></text:p>
      <text:p text:style-name="P1"><text:soft-page-break/><text:span text:style-name="T1">sa vôkol pozeral</text:span></text:p>
      <text:p text:style-name="P1"><text:span text:style-name="T1">a posledný raz bol mužom.</text:span></text:p>
      <text:p text:style-name="P2"/>
      <text:p text:style-name="P1"><text:span text:style-name="T1">Potom mu dali</text:span></text:p>
      <text:p text:style-name="P1"><text:span text:style-name="T1">obväz na oči,</text:span></text:p>
      <text:p text:style-name="P1"><text:span text:style-name="T1">terč pripevnili</text:span></text:p>
      <text:p text:style-name="P1"><text:span text:style-name="T1">v mieste, kde srdce bije.</text:span></text:p>
      <text:p text:style-name="P1"><text:span text:style-name="T1">Na povel PÁĽ!</text:span></text:p>
      <text:p text:style-name="P1"><text:span text:style-name="T1">mu pestík opelili</text:span></text:p>
      <text:p text:style-name="P1"><text:span text:style-name="T1">guľky — tie zradné zmije.</text:span></text:p>
      <text:p text:style-name="P2"/>
      <text:p text:style-name="P1"><text:span text:style-name="T1">Zviezol sa dol</text:span></text:p>
      <text:p text:style-name="P1"><text:span text:style-name="T1">po klzkom hrubom kole</text:span></text:p>
      <text:p text:style-name="P1"><text:span text:style-name="T1">a doluznak</text:span></text:p>
      <text:p text:style-name="P1"><text:span text:style-name="T1">vsal do pľúc šťavu hliny.</text:span></text:p>
      <text:p text:style-name="P1"><text:span text:style-name="T1">Červený mak</text:span></text:p>
      <text:p text:style-name="P1"><text:span text:style-name="T1">mu v ústach zakvitol</text:span></text:p>
      <text:p text:style-name="P1"><text:span text:style-name="T1">sperlenej, vriacej sliny.</text:span></text:p>
      <text:p text:style-name="P2"/>
      <text:p text:style-name="P3"><text:span text:style-name="T1">A ostal tam</text:span></text:p>
      <text:p text:style-name="P1"><text:span text:style-name="T1">pod múrom v šere dvora,</text:span></text:p>
      <text:p text:style-name="P1"><text:span text:style-name="T1">popravčej čaty</text:span></text:p>
      <text:p text:style-name="P1"><text:span text:style-name="T1">v diaľke doznel krok.</text:span></text:p>
      <text:p text:style-name="P1"><text:span text:style-name="T1">Čiperný dážď</text:span></text:p>
      <text:p text:style-name="P1"><text:span text:style-name="T1">sa spúšťal tíško zhora</text:span></text:p>
      <text:p text:style-name="P1"><text:span text:style-name="T1">v zádušnom rytme synkopických slôk.</text:span></text:p>
      <text:p text:style-name="P2"/>
      <text:p text:style-name="P1"><text:span text:style-name="T1">&lt;h1&gt;PRENASLEDOVANÝM UMELCOM&lt;/h1&gt;</text:span></text:p>
      <text:p text:style-name="P1"><text:span text:style-name="T2">(Paulovi Robesonovi)</text:span></text:p>
      <text:p text:style-name="P2"/>
      <text:p text:style-name="P1"><text:span text:style-name="T1">Ťažko sa motýľ</text:span></text:p>
      <text:p text:style-name="P1"><text:span text:style-name="T1">znova zakuklí,</text:span></text:p>
      <text:p text:style-name="P1"><text:span text:style-name="T1">ťažko sa zmení v larvu,</text:span></text:p>
      <text:p text:style-name="P1"><text:span text:style-name="T1">keď sa raz opil</text:span></text:p>
      <text:p text:style-name="P1"><text:soft-page-break/><text:span text:style-name="T1">medom v záružlí</text:span></text:p>
      <text:p text:style-name="P1"><text:span text:style-name="T1">a videl jeho farbu.</text:span></text:p>
      <text:p text:style-name="P2"/>
      <text:p text:style-name="P1"><text:span text:style-name="T1">Má zložiť kriela</text:span></text:p>
      <text:p text:style-name="P1"><text:span text:style-name="T1">jak šable k boku</text:span></text:p>
      <text:p text:style-name="P1"><text:span text:style-name="T1">a hlivieť v úzkej kutke,</text:span></text:p>
      <text:p text:style-name="P1"><text:span text:style-name="T1">keď toľko trieľal</text:span></text:p>
      <text:p text:style-name="P1"><text:span text:style-name="T1">za kvapkou moku</text:span></text:p>
      <text:p text:style-name="P1"><text:span text:style-name="T1">a skúsil svetlo prudké?</text:span></text:p>
      <text:p text:style-name="P2"/>
      <text:p text:style-name="P1"><text:span text:style-name="T1">Nuž a čo pevec,</text:span></text:p>
      <text:p text:style-name="P1"><text:span text:style-name="T1">ktorého väznia,</text:span></text:p>
      <text:p text:style-name="P1"><text:span text:style-name="T1">ktorému vzali rozlet,</text:span></text:p>
      <text:p text:style-name="P1"><text:span text:style-name="T1">vyznavač krásy</text:span></text:p>
      <text:p text:style-name="P1"><text:span text:style-name="T1">a lovec šťastia,</text:span></text:p>
      <text:p text:style-name="P1"><text:span text:style-name="T1">nuž ako ten má doznieť?</text:span></text:p>
      <text:p text:style-name="P2"/>
      <text:p text:style-name="P3"><text:span text:style-name="T1">Niet zámok takých,</text:span></text:p>
      <text:p text:style-name="P1"><text:span text:style-name="T1">niet takej cely,</text:span></text:p>
      <text:p text:style-name="P1"><text:span text:style-name="T1">kde pieseň zaputnáte;</text:span></text:p>
      <text:p text:style-name="P1"><text:span text:style-name="T1">vzopätím paríp,</text:span></text:p>
      <text:p text:style-name="P1"><text:span text:style-name="T1">priebojom strely</text:span></text:p>
      <text:p text:style-name="P1"><text:span text:style-name="T1">na vzduch si cestu nájde!</text:span></text:p>
      <text:p text:style-name="P2"/>
      <text:p text:style-name="P2"/>
      <text:p text:style-name="P1"><text:span text:style-name="T1">&lt;h1&gt;AKÁ TO VÔŇA&lt;/h1&gt;</text:span></text:p>
      <text:p text:style-name="P2"/>
      <text:p text:style-name="P3"><text:span text:style-name="T1">&lt;h1&gt;BÁSEŇ O KVETOCH&lt;/h1&gt;</text:span></text:p>
      <text:p text:style-name="P2"/>
      <text:p text:style-name="P1"><text:span text:style-name="T1">Vstavače, podbely a púpavy,</text:span></text:p>
      <text:p text:style-name="P1"><text:span text:style-name="T1">sirôtky, maky, hortenzie!</text:span></text:p>
      <text:p text:style-name="P1"><text:span text:style-name="T1">Básnik, ten chlapec túlavý,</text:span></text:p>
      <text:p text:style-name="P1"><text:span text:style-name="T1">joj, aký zlý je, aký zlý je!</text:span></text:p>
      <text:p text:style-name="P2"/>
      <text:p text:style-name="P1"><text:soft-page-break/><text:span text:style-name="T1">Do kytky si vás voviazal</text:span></text:p>
      <text:p text:style-name="P1"><text:span text:style-name="T1">a namaľoval do notesa;</text:span></text:p>
      <text:p text:style-name="P1"><text:span text:style-name="T1">pestuje si vás vo vázach,</text:span></text:p>
      <text:p text:style-name="P1"><text:span text:style-name="T1">každučkou jarou červenie sa.</text:span></text:p>
      <text:p text:style-name="P2"/>
      <text:p text:style-name="P1"><text:span text:style-name="T1">Slzou vás kropí večermi,</text:span></text:p>
      <text:p text:style-name="P1"><text:span text:style-name="T1">ráno zas smevom poprevieva;</text:span></text:p>
      <text:p text:style-name="P1"><text:span text:style-name="T1">básnik, ten chlapec počerný,</text:span></text:p>
      <text:p text:style-name="P1"><text:span text:style-name="T1">s iným klame — o vás spieva.</text:span></text:p>
      <text:p text:style-name="P2"/>
      <text:p text:style-name="P1"><text:span text:style-name="T1">Sirôtky, maky, podbely,</text:span></text:p>
      <text:p text:style-name="P1"><text:span text:style-name="T1">fialy, klince, sedmokrásky,</text:span></text:p>
      <text:p text:style-name="P1"><text:span text:style-name="T1">prvé mladícke pocely,</text:span></text:p>
      <text:p text:style-name="P1"><text:span text:style-name="T1">ach, preopojné víno lásky!</text:span></text:p>
      <text:p text:style-name="P2"/>
      <text:p text:style-name="P3"><text:span text:style-name="T1">&lt;h1&gt;LIST&lt;/h1&gt;</text:span></text:p>
      <text:p text:style-name="P2"/>
      <text:p text:style-name="P1"><text:span text:style-name="T1">Mama, či som vám nechýbal,</text:span></text:p>
      <text:p text:style-name="P1"><text:span text:style-name="T1">keď k večeri ste sadali?</text:span></text:p>
      <text:p text:style-name="P1"><text:span text:style-name="T1">Von mrazný fujak prešíbal</text:span></text:p>
      <text:p text:style-name="P1"><text:span text:style-name="T1">a do tmy všetko zahalil.</text:span></text:p>
      <text:p text:style-name="P2"/>
      <text:p text:style-name="P1"><text:span text:style-name="T1">Či nechýbal som pri stole</text:span></text:p>
      <text:p text:style-name="P1"><text:span text:style-name="T1">prestretom, v kruhu rodiny,</text:span></text:p>
      <text:p text:style-name="P1"><text:span text:style-name="T1">keď vonku ako z pištole</text:span></text:p>
      <text:p text:style-name="P1"><text:span text:style-name="T1">čas strieľal svoje hodiny?</text:span></text:p>
      <text:p text:style-name="P2"/>
      <text:p text:style-name="P1"><text:span text:style-name="T1">Čo nosili ste na obrus,</text:span></text:p>
      <text:p text:style-name="P1"><text:span text:style-name="T1">kapustu, hriatu, oblátky?</text:span></text:p>
      <text:p text:style-name="P1"><text:span text:style-name="T1">Našiel sa, kto bol naporúdz’</text:span></text:p>
      <text:p text:style-name="P1"><text:span text:style-name="T1">a splatil dlžné oplátky?</text:span></text:p>
      <text:p text:style-name="P2"/>
      <text:p text:style-name="P1"><text:span text:style-name="T1">A ďalších tisíc otázok,</text:span></text:p>
      <text:p text:style-name="P1"><text:span text:style-name="T1">čo clivosť diaľky preperú:</text:span></text:p>
      <text:p text:style-name="P1"><text:soft-page-break/><text:span text:style-name="T1">Dali ste otcov obrázok</text:span></text:p>
      <text:p text:style-name="P1"><text:span text:style-name="T1">na prázdne miesto k tanieru?</text:span></text:p>
      <text:p text:style-name="P2"/>
      <text:p text:style-name="P1"><text:span text:style-name="T1">Kam ukazoval sviečky knôt?</text:span></text:p>
      <text:p text:style-name="P1"><text:span text:style-name="T1">Na koho mieril? Do rohu?</text:span></text:p>
      <text:p text:style-name="P1"><text:span text:style-name="T1">A kto zalúčil poza plot</text:span></text:p>
      <text:p text:style-name="P1"><text:span text:style-name="T1">krížalku, cesnak, pirohu?</text:span></text:p>
      <text:p text:style-name="P2"/>
      <text:p text:style-name="P1"><text:span text:style-name="T1">Bol stromec? A čo mladší brat,</text:span></text:p>
      <text:p text:style-name="P1"><text:span text:style-name="T1">tešili ste sa z vnúčika?</text:span></text:p>
      <text:p text:style-name="P1"><text:span text:style-name="T1">Klavír a sestrin prstoklad —</text:span></text:p>
      <text:p text:style-name="P1"><text:span text:style-name="T1">Bola vianočná muzika?</text:span></text:p>
      <text:p text:style-name="P2"/>
      <text:p text:style-name="P1"><text:span text:style-name="T1">A potom ako? Myšlienky,</text:span></text:p>
      <text:p text:style-name="P1"><text:span text:style-name="T1">čo potme tíško dutnajú,</text:span></text:p>
      <text:p text:style-name="P1"><text:span text:style-name="T1">prešľahli ako plamienky</text:span></text:p>
      <text:p text:style-name="P1"><text:span text:style-name="T1">až sem do mesta, k Dunaju?</text:span></text:p>
      <text:p text:style-name="P2"/>
      <text:p text:style-name="P1"><text:span text:style-name="T1">Viem, že hej. Moje tak isto</text:span></text:p>
      <text:p text:style-name="P1"><text:span text:style-name="T1">dali sa letieť povetrím</text:span></text:p>
      <text:p text:style-name="P1"><text:span text:style-name="T1">a spolu v lúči farbistom</text:span></text:p>
      <text:p text:style-name="P1"><text:span text:style-name="T1">kdes nad Nitrou sa postretli.</text:span></text:p>
      <text:p text:style-name="P2"/>
      <text:p text:style-name="P3"><text:span text:style-name="T1">&lt;h1&gt;KAŠTIEĽ&lt;/h1&gt;</text:span></text:p>
      <text:p text:style-name="P2"/>
      <text:p text:style-name="P1"><text:span text:style-name="T1">Keby tento kaštieľ</text:span></text:p>
      <text:p text:style-name="P1"><text:span text:style-name="T1">starou slávou skvitol,</text:span></text:p>
      <text:p text:style-name="P1"><text:span text:style-name="T1">zaškriekal by chriašteľ</text:span></text:p>
      <text:p text:style-name="P1"><text:span text:style-name="T1">s prvým ranným svitom.</text:span></text:p>
      <text:p text:style-name="P2"/>
      <text:p text:style-name="P1"><text:span text:style-name="T1">Husopaska bosá</text:span></text:p>
      <text:p text:style-name="P1"><text:span text:style-name="T1">pretrhla by spánok:</text:span></text:p>
      <text:p text:style-name="P1"><text:span text:style-name="T1">Dobré ráno, rosa,</text:span></text:p>
      <text:p text:style-name="P1"><text:span text:style-name="T1">dobré ráno, vánok!</text:span></text:p>
      <text:p text:style-name="P2"><text:soft-page-break/></text:p>
      <text:p text:style-name="P1"><text:span text:style-name="T1">Večným vedrom z kovu</text:span></text:p>
      <text:p text:style-name="P1"><text:span text:style-name="T1">vodičku by brala;</text:span></text:p>
      <text:p text:style-name="P1"><text:span text:style-name="T1">na streche by znovu</text:span></text:p>
      <text:p text:style-name="P1"><text:span text:style-name="T1">koruhvička viala.</text:span></text:p>
      <text:p text:style-name="P2"/>
      <text:p text:style-name="P1"><text:span text:style-name="T1">Pustili by devy</text:span></text:p>
      <text:p text:style-name="P1"><text:span text:style-name="T1">na slobodu pávov</text:span></text:p>
      <text:p text:style-name="P1"><text:span text:style-name="T1">a kohútie spevy</text:span></text:p>
      <text:p text:style-name="P1"><text:span text:style-name="T1">vzbudili by pánov.</text:span></text:p>
      <text:p text:style-name="P2"/>
      <text:p text:style-name="P1"><text:span text:style-name="T1">Parčík by sa vlnil</text:span></text:p>
      <text:p text:style-name="P1"><text:span text:style-name="T1">v záveternú stranu</text:span></text:p>
      <text:p text:style-name="P1"><text:span text:style-name="T1">a pán by si plnil</text:span></text:p>
      <text:p text:style-name="P1"><text:span text:style-name="T1">prvú fajku rannú.</text:span></text:p>
      <text:p text:style-name="P2"/>
      <text:p text:style-name="P1"><text:span text:style-name="T1">Odbilo by deväť</text:span></text:p>
      <text:p text:style-name="P1"><text:span text:style-name="T1">na kaštieľnej bráne,</text:span></text:p>
      <text:p text:style-name="P1"><text:span text:style-name="T1">stúpala by čeľaď</text:span></text:p>
      <text:p text:style-name="P1"><text:span text:style-name="T1">s teplým mliekom v džbáne.</text:span></text:p>
      <text:p text:style-name="P2"/>
      <text:p text:style-name="P1"><text:span text:style-name="T1">Útlocitnou hudbou</text:span></text:p>
      <text:p text:style-name="P1"><text:span text:style-name="T1">zaznela by hala,</text:span></text:p>
      <text:p text:style-name="P1"><text:span text:style-name="T1">kráska v ruke s lutnou</text:span></text:p>
      <text:p text:style-name="P1"><text:span text:style-name="T1">vášnive by hrala.</text:span></text:p>
      <text:p text:style-name="P2"/>
      <text:p text:style-name="P1"><text:span text:style-name="T1">Poľovnícke psiská</text:span></text:p>
      <text:p text:style-name="P1"><text:span text:style-name="T1">ušima by strihli,</text:span></text:p>
      <text:p text:style-name="P1"><text:span text:style-name="T1">jak by klesla miska</text:span></text:p>
      <text:p text:style-name="P1"><text:span text:style-name="T1">pod prieťažou výhry.</text:span></text:p>
      <text:p text:style-name="P2"/>
      <text:p text:style-name="P1"><text:span text:style-name="T1">Mladý šľachtic v zbrani</text:span></text:p>
      <text:p text:style-name="P1"><text:span text:style-name="T1">vykročil by z rámu</text:span></text:p>
      <text:p text:style-name="P1"><text:span text:style-name="T1">a kruto by ranil</text:span></text:p>
      <text:p text:style-name="P1"><text:soft-page-break/><text:span text:style-name="T1">svoju dvornú dámu.</text:span></text:p>
      <text:p text:style-name="P2"/>
      <text:p text:style-name="P3"><text:span text:style-name="T1">V tanci by sa vrtel</text:span></text:p>
      <text:p text:style-name="P1"><text:span text:style-name="T1">barón s baronesou,</text:span></text:p>
      <text:p text:style-name="P1"><text:span text:style-name="T1">pokým smrtný ortieľ</text:span></text:p>
      <text:p text:style-name="P1"><text:span text:style-name="T1">kuvikal by lesom.</text:span></text:p>
      <text:p text:style-name="P2"/>
      <text:p text:style-name="P1"><text:span text:style-name="T1">Zatreskla by v noci</text:span></text:p>
      <text:p text:style-name="P1"><text:span text:style-name="T1">puška tichou pláňou,</text:span></text:p>
      <text:p text:style-name="P1"><text:span text:style-name="T1">späť by prišli lovci</text:span></text:p>
      <text:p text:style-name="P1"><text:span text:style-name="T1">so strelenou laňou.</text:span></text:p>
      <text:p text:style-name="P2"/>
      <text:p text:style-name="P1"><text:span text:style-name="T1">Stará múdra sova,</text:span></text:p>
      <text:p text:style-name="P1"><text:span text:style-name="T1">čo by zasa žila,</text:span></text:p>
      <text:p text:style-name="P1"><text:span text:style-name="T1">na polnoc by znova</text:span></text:p>
      <text:p text:style-name="P1"><text:span text:style-name="T1">oči vypúlila.</text:span></text:p>
      <text:p text:style-name="P2"/>
      <text:p text:style-name="P1"><text:span text:style-name="T1">Strašné, drsné masky</text:span></text:p>
      <text:p text:style-name="P1"><text:span text:style-name="T1">s popolavou tvárou</text:span></text:p>
      <text:p text:style-name="P1"><text:span text:style-name="T1">odklapli by pracky</text:span></text:p>
      <text:p text:style-name="P1"><text:span text:style-name="T1">tisícročných snárov.</text:span></text:p>
      <text:p text:style-name="P2"/>
      <text:p text:style-name="P1"><text:span text:style-name="T1">Na veži by opäť</text:span></text:p>
      <text:p text:style-name="P1"><text:span text:style-name="T1">zašturmoval orloj,</text:span></text:p>
      <text:p text:style-name="P1"><text:span text:style-name="T1">že zlý rytier Lokeť</text:span></text:p>
      <text:p text:style-name="P1"><text:span text:style-name="T1">rozduchuje odboj.</text:span></text:p>
      <text:p text:style-name="P2"/>
      <text:p text:style-name="P1"><text:span text:style-name="T1">Rýchlonohý posol</text:span></text:p>
      <text:p text:style-name="P1"><text:span text:style-name="T1">priniesol by chýry,</text:span></text:p>
      <text:p text:style-name="P1"><text:span text:style-name="T1">že puknutý mozoľ</text:span></text:p>
      <text:p text:style-name="P1"><text:span text:style-name="T1">strach a kliatbu šíri.</text:span></text:p>
      <text:p text:style-name="P2"/>
      <text:p text:style-name="P1"><text:span text:style-name="T1">Roh by vábil v kroví</text:span></text:p>
      <text:p text:style-name="P1"><text:span text:style-name="T1">všetkých chlapcov vôkol,</text:span></text:p>
      <text:p text:style-name="P1"><text:soft-page-break/><text:span text:style-name="T1">v purpurovej krvi</text:span></text:p>
      <text:p text:style-name="P1"><text:span text:style-name="T1">zas by prápor mokol.</text:span></text:p>
      <text:p text:style-name="P2"/>
      <text:p text:style-name="P1"><text:span text:style-name="T1">V čierny plášť po boji</text:span></text:p>
      <text:p text:style-name="P1"><text:span text:style-name="T1">kaštieľ by sa zastrel;</text:span></text:p>
      <text:p text:style-name="P1"><text:span text:style-name="T1">nestačil by hojiť</text:span></text:p>
      <text:p text:style-name="P1"><text:span text:style-name="T1">rany v alabastre.</text:span></text:p>
      <text:p text:style-name="P2"/>
      <text:p text:style-name="P1"><text:span text:style-name="T1">Preto lepšie bude,</text:span></text:p>
      <text:p text:style-name="P1"><text:span text:style-name="T1">keď už tlie a hnije;</text:span></text:p>
      <text:p text:style-name="P1"><text:span text:style-name="T1">v jeho tle a čmude</text:span></text:p>
      <text:p text:style-name="P1"><text:span text:style-name="T1">nové zrno žije.</text:span></text:p>
      <text:p text:style-name="P2"/>
      <text:p text:style-name="P3"><text:span text:style-name="T1">&lt;h1&gt;AKÁ TO VÔŇA&lt;/h1&gt;</text:span></text:p>
      <text:p text:style-name="P2"/>
      <text:p text:style-name="P1"><text:span text:style-name="T1">Aká to vôňa známa zavanula?</text:span></text:p>
      <text:p text:style-name="P1"><text:span text:style-name="T1">Snáď konvália, lebo levanduľa.</text:span></text:p>
      <text:p text:style-name="P2"/>
      <text:p text:style-name="P1"><text:span text:style-name="T1">Kde som ju dýchal, čo mi pripomína?</text:span></text:p>
      <text:p text:style-name="P1"><text:span text:style-name="T1">Besiedku, skrytú v spleti psieho vína.</text:span></text:p>
      <text:p text:style-name="P2"/>
      <text:p text:style-name="P1"><text:span text:style-name="T1">Kedy to bolo, v nedeľu, či v stredu?</text:span></text:p>
      <text:p text:style-name="P1"><text:span text:style-name="T1">Bzučali včielky s plnou nošou medu.</text:span></text:p>
      <text:p text:style-name="P2"/>
      <text:p text:style-name="P1"><text:span text:style-name="T1">Vari som sám bol a či s niekým v páre?</text:span></text:p>
      <text:p text:style-name="P1"><text:span text:style-name="T1">I ja i ona, dve horiace tváre.</text:span></text:p>
      <text:p text:style-name="P2"/>
      <text:p text:style-name="P1"><text:span text:style-name="T1">A čo tak vedno až do hviezdnej nôcky?</text:span></text:p>
      <text:p text:style-name="P1"><text:span text:style-name="T1">Zlodeji vášne, kradli sme si bozky.</text:span></text:p>
      <text:p text:style-name="P2"/>
      <text:p text:style-name="P1"><text:span text:style-name="T1">A vtedy taká vôňa zavanula.</text:span></text:p>
      <text:p text:style-name="P1"><text:span text:style-name="T1">Snáď konvália, lebo levanduľa...</text:span></text:p>
      <text:p text:style-name="P2"/>
      <text:p text:style-name="P1"><text:span text:style-name="T1">&lt;h1&gt;KEĎ HUSTNE SÚMRAK&lt;/h1&gt;</text:span></text:p>
      <text:p text:style-name="P2"><text:soft-page-break/></text:p>
      <text:p text:style-name="P1"><text:span text:style-name="T1">Keď hustne súmrak ako sadza</text:span></text:p>
      <text:p text:style-name="P1"><text:span text:style-name="T1">a človek v ňom sa v klbko zauzlí,</text:span></text:p>
      <text:p text:style-name="P1"><text:span text:style-name="T1">niť fantázie — zlatá priadza</text:span></text:p>
      <text:p text:style-name="P1"><text:span text:style-name="T1">mi dávnu lásku vykúzli.</text:span></text:p>
      <text:p text:style-name="P2"/>
      <text:p text:style-name="P1"><text:span text:style-name="T1">Zas milo si ju vyslovujem,</text:span></text:p>
      <text:p text:style-name="P1"><text:span text:style-name="T1">zas chutnám med jej ukájavých slov,</text:span></text:p>
      <text:p text:style-name="P1"><text:span text:style-name="T1">zas klep jej srdca jak zo skrinky čujem</text:span></text:p>
      <text:p text:style-name="P1"><text:span text:style-name="T1">so šumom dobre známych pocitov.</text:span></text:p>
      <text:p text:style-name="P2"/>
      <text:p text:style-name="P1"><text:span text:style-name="T1">To spieže toskánskeho stáda</text:span></text:p>
      <text:p text:style-name="P1"><text:span text:style-name="T1">mi v hlave clivú pieseň šepocú;</text:span></text:p>
      <text:p text:style-name="P1"><text:span text:style-name="T1">ja viem, že by ma pritúlila rada,</text:span></text:p>
      <text:p text:style-name="P1"><text:span text:style-name="T1">jak decko vetchú bábku ku srdcu.</text:span></text:p>
      <text:p text:style-name="P2"/>
      <text:p text:style-name="P1"><text:span text:style-name="T1">To vlny Egejského mora</text:span></text:p>
      <text:p text:style-name="P1"><text:span text:style-name="T1">vítajú náhly návrat Romulov,</text:span></text:p>
      <text:p text:style-name="P1"><text:span text:style-name="T1">keď jeho drsný svetobežný koráb</text:span></text:p>
      <text:p text:style-name="P1"><text:span text:style-name="T1">zajačí pozdrav lodnou fistulou.</text:span></text:p>
      <text:p text:style-name="P2"/>
      <text:p text:style-name="P3"><text:span text:style-name="T1">Nuž ostaň u mňa nočnou chvíľou,</text:span></text:p>
      <text:p text:style-name="P1"><text:span text:style-name="T1">kým prvá hviezda nadír poznačí;</text:span></text:p>
      <text:p text:style-name="P1"><text:span text:style-name="T1">buď mojou hudbou, mojím pyľom,</text:span></text:p>
      <text:p text:style-name="P1"><text:span text:style-name="T1">veď tebou býva človek bohatší!</text:span></text:p>
      <text:p text:style-name="P2"/>
      <text:p text:style-name="P1"><text:span text:style-name="T1">Ty reč básnikov, sladká taliančina,</text:span></text:p>
      <text:p text:style-name="P1"><text:span text:style-name="T1">ty moja Miňon, bozkom vzkriesená!</text:span></text:p>
      <text:p text:style-name="P1"><text:span text:style-name="T1">Chcem spiť sa tebou, dúškom tvojho vína,</text:span></text:p>
      <text:p text:style-name="P1"><text:span text:style-name="T1">nech príboj spánku tebou nesie ma.</text:span></text:p>
      <text:p text:style-name="P2"/>
      <text:p text:style-name="P1"><text:span text:style-name="T1">Švitor mi, švitor sladkou rečou!</text:span></text:p>
      <text:p text:style-name="P1"><text:span text:style-name="T1">(Ona vie, ktorou, ona dobre vie.)</text:span></text:p>
      <text:p text:style-name="P1"><text:span text:style-name="T1">Ak našou snáď sa prieme v niečom,</text:span></text:p>
      <text:p text:style-name="P1"><text:soft-page-break/><text:span text:style-name="T1">z tej druhej súlad zasa vyplynie.</text:span></text:p>
      <text:p text:style-name="P2"/>
      <text:p text:style-name="P1"><text:span text:style-name="T1">&lt;h1&gt;PAMÄTÁŠ?&lt;/h1&gt;</text:span></text:p>
      <text:p text:style-name="P2"/>
      <text:p text:style-name="P1"><text:span text:style-name="T1">Pamätáš, moja, sparné leto bolo,</text:span></text:p>
      <text:p text:style-name="P1"><text:span text:style-name="T1">africký vietor vzdúval slnečník —</text:span></text:p>
      <text:p text:style-name="P1"><text:span text:style-name="T1">strakaté, drsné fiumičínske mólo</text:span></text:p>
      <text:p text:style-name="P1"><text:span text:style-name="T1">a zápach dymu z diaľok sopečných?</text:span></text:p>
      <text:p text:style-name="P2"/>
      <text:p text:style-name="P1"><text:span text:style-name="T1">Belasé búdky obliekacích kabín</text:span></text:p>
      <text:p text:style-name="P1"><text:span text:style-name="T1">driemali v piesku ľahko zvlnenom</text:span></text:p>
      <text:p text:style-name="P1"><text:span text:style-name="T1">a rybárovi z opálených slabín</text:span></text:p>
      <text:p text:style-name="P1"><text:span text:style-name="T1">stekalo more v šume spenenom.</text:span></text:p>
      <text:p text:style-name="P2"/>
      <text:p text:style-name="P1"><text:span text:style-name="T1">Ty vložila si hlavu na môj chrbát,</text:span></text:p>
      <text:p text:style-name="P1"><text:span text:style-name="T1">ískajúc zľahka preriednutý vlas,</text:span></text:p>
      <text:p text:style-name="P1"><text:span text:style-name="T1">kým zlatý, šťúply zablúdilý chrobák</text:span></text:p>
      <text:p text:style-name="P1"><text:span text:style-name="T1">šteklil nám lýtka a prekáral nás.</text:span></text:p>
      <text:p text:style-name="P2"/>
      <text:p text:style-name="P1"><text:span text:style-name="T1">Boli sme spolu ako zrelé plody</text:span></text:p>
      <text:p text:style-name="P1"><text:span text:style-name="T1">s jadierkom, ktoré v lone hrkalo,</text:span></text:p>
      <text:p text:style-name="P1"><text:span text:style-name="T1">kým druhé, väčšie, vychádzajúc z vody,</text:span></text:p>
      <text:p text:style-name="P1"><text:span text:style-name="T1">hádzalo po nás lopty okáľov.</text:span></text:p>
      <text:p text:style-name="P2"/>
      <text:p text:style-name="P3"><text:span text:style-name="T1">Kde je to leto s fiumičínskym brehom,</text:span></text:p>
      <text:p text:style-name="P1"><text:span text:style-name="T1">kde šíre more našich mladých snov?</text:span></text:p>
      <text:p text:style-name="P1"><text:span text:style-name="T1">V ušiach nám šumí nostalgickou nehou</text:span></text:p>
      <text:p text:style-name="P1"><text:span text:style-name="T1">a naša láska umýva sa v ňom.</text:span></text:p>
      <text:p text:style-name="P2"/>
      <text:p text:style-name="P1"><text:span text:style-name="T1">Jasní sa, mizne aj posledný mráčik,</text:span></text:p>
      <text:p text:style-name="P1"><text:span text:style-name="T1">hneď bude nebo čisté, bez porúch.</text:span></text:p>
      <text:p text:style-name="P1"><text:span text:style-name="T1">Či čuješ, drahá, ako parník jačí,</text:span></text:p>
      <text:p text:style-name="P1"><text:span text:style-name="T1">rušaj s balením, zas nás čaká juh!</text:span></text:p>
      <text:p text:style-name="P2"/>
      <text:p text:style-name="P1"><text:soft-page-break/><text:span text:style-name="T1">&lt;h1&gt;NÁHRDELNÍK MIEST&lt;/h1&gt;</text:span></text:p>
      <text:p text:style-name="P2"/>
      <text:p text:style-name="P1"><text:span text:style-name="T1">Sťa žena parádnica,</text:span></text:p>
      <text:p text:style-name="P1"><text:span text:style-name="T1">keď vysype na stôl obsah vzácnej skrinky</text:span></text:p>
      <text:p text:style-name="P1"><text:span text:style-name="T1">a prehŕňa sa v drahých kameňoch,</text:span></text:p>
      <text:p text:style-name="P1"><text:span text:style-name="T1">i ja vyberám náhrdelník romantiky,</text:span></text:p>
      <text:p text:style-name="P1"><text:span text:style-name="T1">ktorého mestá žiaria</text:span></text:p>
      <text:p text:style-name="P1"><text:span text:style-name="T1">jak roztopené zlato v plameňoch.</text:span></text:p>
      <text:p text:style-name="P2"/>
      <text:p text:style-name="P1"><text:span text:style-name="T1">1</text:span></text:p>
      <text:p text:style-name="P2"/>
      <text:p text:style-name="P1"><text:span text:style-name="T1">Ó, Florencia,</text:span></text:p>
      <text:p text:style-name="P1"><text:span text:style-name="T1">kráľovná remesiel, ty vlasť Leonarda,</text:span></text:p>
      <text:p text:style-name="P1"><text:span text:style-name="T1">čím šumia platany a háje smaragdové?</text:span></text:p>
      <text:p text:style-name="P1"><text:span text:style-name="T1">Vtŕhali do teba sťa svorka leopardia</text:span></text:p>
      <text:p text:style-name="P1"><text:span text:style-name="T1">zástupy umelcov a dusili sa v slove.</text:span></text:p>
      <text:p text:style-name="P1"><text:span text:style-name="T1">Ramená ovisli v dotyku s toľkou krásou,</text:span></text:p>
      <text:p text:style-name="P1"><text:span text:style-name="T1">i zrak sa pricláňal a do seba sa hrúžil;</text:span></text:p>
      <text:p text:style-name="P1"><text:span text:style-name="T1">koľkých si zmámila víchricou svojich vlasov,</text:span></text:p>
      <text:p text:style-name="P1"><text:span text:style-name="T1">kto všetko v rozluke za tvojou vôňou túžil!</text:span></text:p>
      <text:p text:style-name="P2"/>
      <text:p text:style-name="P3"><text:span text:style-name="T1">I mne — tam pri Arne, v zátôní starej veže</text:span></text:p>
      <text:p text:style-name="P1"><text:span text:style-name="T1">rozvil sa lupienok prelestnej túžby mladej,</text:span></text:p>
      <text:p text:style-name="P1"><text:span text:style-name="T1">kým z dómov a zvoníc klinkali všetky spieže,</text:span></text:p>
      <text:p text:style-name="P1"><text:span text:style-name="T1">v tresku a plesku bômb skytajúc úfnosť, nádej.</text:span></text:p>
      <text:p text:style-name="P1"><text:span text:style-name="T1">Koľkým si čarila opojným vínom z Prata,</text:span></text:p>
      <text:p text:style-name="P1"><text:span text:style-name="T1">viem, že mi do smrti z pamäti nevyšumí!</text:span></text:p>
      <text:p text:style-name="P1"><text:span text:style-name="T1">Koľkých si opila, ach, kto to všetko zráta —</text:span></text:p>
      <text:p text:style-name="P1"><text:span text:style-name="T1">Keď budem zomierať, nech dúšok prinesú mi!</text:span></text:p>
      <text:p text:style-name="P2"/>
      <text:p text:style-name="P1"><text:span text:style-name="T1">2</text:span></text:p>
      <text:p text:style-name="P2"/>
      <text:p text:style-name="P1"><text:span text:style-name="T1">Ó, sladká Verona,</text:span></text:p>
      <text:p text:style-name="P1"><text:span text:style-name="T1">na päte snežných Álp ty rubín nad Adižou,</text:span></text:p>
      <text:p text:style-name="P1"><text:soft-page-break/><text:span text:style-name="T1">patrónka milencov bez lacnej svätožiary!</text:span></text:p>
      <text:p text:style-name="P1"><text:span text:style-name="T1">S klobúkom zosňatým som tíško kráčal chyžou,</text:span></text:p>
      <text:p text:style-name="P1"><text:span text:style-name="T1">kde veční milenci si mladý život vzali.</text:span></text:p>
      <text:p text:style-name="P1"><text:span text:style-name="T1">Rómeo, Júlia, či jedným slovom </text:span><text:span text:style-name="T2">láska</text:span></text:p>
      <text:p text:style-name="P1"><text:span text:style-name="T1">všetkých dôb i veku, nielen v hre</text:span></text:p>
      <text:p text:style-name="P1"><text:span text:style-name="T1">Shakespearovej —</text:span></text:p>
      <text:p text:style-name="P1"><text:span text:style-name="T1">i dnes pri pomysle ma chytá zvláštna triaška</text:span></text:p>
      <text:p text:style-name="P1"><text:span text:style-name="T1">a v skrytom kahanci zas dutná dávny olej.</text:span></text:p>
      <text:p text:style-name="P2"/>
      <text:p text:style-name="P1"><text:span text:style-name="T1">Na kvetnom námestí čo robí kvetinárka,</text:span></text:p>
      <text:p text:style-name="P1"><text:span text:style-name="T1">ktorá mi do dlane vždy stokla hortenziu,</text:span></text:p>
      <text:p text:style-name="P1"><text:span text:style-name="T1">keď náhle vo výškach mátožný letúň zalkal,</text:span></text:p>
      <text:p text:style-name="P1"><text:span text:style-name="T1">aby som pamätal veronskú južnú zimu?</text:span></text:p>
      <text:p text:style-name="P1"><text:span text:style-name="T1">Aj dnes mi z jej peľu kvet južný v okne svieti,</text:span></text:p>
      <text:p text:style-name="P1"><text:span text:style-name="T1">jej oči pátravé z kalicha nemo hľadia,</text:span></text:p>
      <text:p text:style-name="P1"><text:span text:style-name="T1">keď večer lilavie a zimný vzduch sa riedi,</text:span></text:p>
      <text:p text:style-name="P1"><text:span text:style-name="T1">stúpajúc zo zeme do korún stromoradia.</text:span></text:p>
      <text:p text:style-name="P2"/>
      <text:p text:style-name="P1"><text:span text:style-name="T1">3</text:span></text:p>
      <text:p text:style-name="P2"/>
      <text:p text:style-name="P1"><text:span text:style-name="T1">Ó, prelud Neapol,</text:span></text:p>
      <text:p text:style-name="P1"><text:span text:style-name="T1">odraz lámp v zálive, čelenka z drahých perál,</text:span></text:p>
      <text:p text:style-name="P1"><text:span text:style-name="T1">svetielka na šnúre sťa v dávnych majálesoch;</text:span></text:p>
      <text:p text:style-name="P1"><text:span text:style-name="T1">rozpažiac ramená tak rád som šírku meral</text:span></text:p>
      <text:p text:style-name="P1"><text:span text:style-name="T1">tých hustých uličiek, kde zablúdiš jak v lesoch!</text:span></text:p>
      <text:p text:style-name="P1"><text:span text:style-name="T1">Pri bráne Toledskej v brlôžku z vetchých zdrapov</text:span></text:p>
      <text:p text:style-name="P1"><text:span text:style-name="T1">čupeli detváky a hlad sa pásol na nich,</text:span></text:p>
      <text:p text:style-name="P1"><text:span text:style-name="T1">kým pyšní vojaci s kompasom v ruke, s mapou,</text:span></text:p>
      <text:p text:style-name="P1"><text:span text:style-name="T1">išli žold utratiť do zádumčivej brány.</text:span></text:p>
      <text:p text:style-name="P2"/>
      <text:p text:style-name="P3"><text:span text:style-name="T1">Hotelík ukrytý v zátočnej tichej štvrti,</text:span></text:p>
      <text:p text:style-name="P1"><text:span text:style-name="T1">do izby pod strechou ma výťah viezol hore;</text:span></text:p>
      <text:p text:style-name="P1"><text:span text:style-name="T1">stúlený v leňoške som dravú mladosť krotil,</text:span></text:p>
      <text:p text:style-name="P1"><text:span text:style-name="T1">kým vonku o móla sa rozbíjalo more.</text:span></text:p>
      <text:p text:style-name="P1"><text:soft-page-break/><text:span text:style-name="T1">Možno som rozmýšľal o neskutočnej Toske,</text:span></text:p>
      <text:p text:style-name="P1"><text:span text:style-name="T1">ako sa nakláňa nad okraj strmej skaly.</text:span></text:p>
      <text:p text:style-name="P1"><text:span text:style-name="T1">A piesne storaké, tie piesne neapolské</text:span></text:p>
      <text:p text:style-name="P1"><text:span text:style-name="T1">sťa po zlej chorobe ma náhle uspávali.</text:span></text:p>
      <text:p text:style-name="P2"/>
      <text:p text:style-name="P1"><text:span text:style-name="T1">4</text:span></text:p>
      <text:p text:style-name="P2"/>
      <text:p text:style-name="P1"><text:span text:style-name="T1">Ó, moja Mesína,</text:span></text:p>
      <text:p text:style-name="P1"><text:span text:style-name="T1">ty kráska sicílska na ňadrách mora spiaca,</text:span></text:p>
      <text:p text:style-name="P1"><text:span text:style-name="T1">ktorú som pobozkal, zoskočiac z môstka lode,</text:span></text:p>
      <text:p text:style-name="P1"><text:span text:style-name="T1">ten bozk bol pálčivý, náhly sťa láva vriaca —</text:span></text:p>
      <text:p text:style-name="P1"><text:span text:style-name="T1">predohra k rozkošnej a nenásytnej óde.</text:span></text:p>
      <text:p text:style-name="P1"><text:span text:style-name="T1">Nad tebou vývodil špic zasneženej Etny,</text:span></text:p>
      <text:p text:style-name="P1"><text:span text:style-name="T1">v jej dravom gágore žeravá magma zrela</text:span></text:p>
      <text:p text:style-name="P1"><text:span text:style-name="T1">a svahy navôkol obliate jasom, kvetmi —</text:span></text:p>
      <text:p text:style-name="P1"><text:span text:style-name="T1">tak si ťa pamätám, sťaby to bolo včera!</text:span></text:p>
      <text:p text:style-name="P2"/>
      <text:p text:style-name="P1"><text:span text:style-name="T1">Čo otec Turridu, ešte mu rana mokvá,</text:span></text:p>
      <text:p text:style-name="P1"><text:span text:style-name="T1">ktorú bol utŕžil v šarvátke so zbojníkmi,</text:span></text:p>
      <text:p text:style-name="P1"><text:span text:style-name="T1">a moja komôrka — zelené, fádne okná,</text:span></text:p>
      <text:p text:style-name="P1"><text:span text:style-name="T1">venčené tabakom a sušenými fíkmi?</text:span></text:p>
      <text:p text:style-name="P1"><text:span text:style-name="T1">Povedz mu, vtáčatko, čo rušiaš v ťažnom kluse</text:span></text:p>
      <text:p text:style-name="P1"><text:span text:style-name="T1">dol na juh, povedz mu, že mi vždy preblízky je,</text:span></text:p>
      <text:p text:style-name="P1"><text:span text:style-name="T1">že mi tam kus srdca uviazlo na kaktuse</text:span></text:p>
      <text:p text:style-name="P1"><text:span text:style-name="T1">a že ho nechávam na brehoch Sicílie!</text:span></text:p>
      <text:p text:style-name="P2"/>
      <text:p text:style-name="P1"><text:span text:style-name="T1">5</text:span></text:p>
      <text:p text:style-name="P2"/>
      <text:p text:style-name="P1"><text:span text:style-name="T1">Ó, Rím,</text:span></text:p>
      <text:p text:style-name="P1"><text:span text:style-name="T1">ó, Rím, ty mesto miest, stálica vo večnosti,</text:span></text:p>
      <text:p text:style-name="P1"><text:span text:style-name="T1">ty tyrkys v prsteni a labuť na jazere,</text:span></text:p>
      <text:p text:style-name="P1"><text:span text:style-name="T1">ty kráska vzbudená i svätec v hriešnej ctnosti —</text:span></text:p>
      <text:p text:style-name="P1"><text:span text:style-name="T1">ach, koľko epitet sa hemží v mojom pere!</text:span></text:p>
      <text:p text:style-name="P1"><text:span text:style-name="T1">Ovečky bukolík po svahoch Aventína</text:span></text:p>
      <text:p text:style-name="P1"><text:soft-page-break/><text:span text:style-name="T1">snúbia sa s baránky na príkromodrom nebi</text:span></text:p>
      <text:p text:style-name="P1"><text:span text:style-name="T1">v hre mŕtvych portálov, kde vládne tichosť stínna</text:span></text:p>
      <text:p text:style-name="P1"><text:span text:style-name="T1">či v húšti pri temploch, čo nocou luna striebri.</text:span></text:p>
      <text:p text:style-name="P2"/>
      <text:p text:style-name="P3"><text:span text:style-name="T1">Rád bych zas schodíkmi po Ópiovom vŕšku</text:span></text:p>
      <text:p text:style-name="P1"><text:span text:style-name="T1">s Belliho veršami a dúškom vína v džbáne</text:span></text:p>
      <text:p text:style-name="P1"><text:span text:style-name="T1">sledovať milencov a jarnú kvetospŕšku,</text:span></text:p>
      <text:p text:style-name="P1"><text:span text:style-name="T1">zajedať merindu v hostinci na altáne.</text:span></text:p>
      <text:p text:style-name="P1"><text:span text:style-name="T1">Tak rád bych veslovať v Albane po jazere</text:span></text:p>
      <text:p text:style-name="P1"><text:span text:style-name="T1">a hádzať udičku do vody z bielej rímsy,</text:span></text:p>
      <text:p text:style-name="P1"><text:span text:style-name="T1">do hlbín, kde driemu amfory v pološere,</text:span></text:p>
      <text:p text:style-name="P1"><text:span text:style-name="T1">v ktorých sa zachoval ten nápoj starorímsky!</text:span></text:p>
      <text:p text:style-name="P2"/>
      <text:p text:style-name="P1"><text:span text:style-name="T1">*</text:span></text:p>
      <text:p text:style-name="P2"/>
      <text:p text:style-name="P1"><text:span text:style-name="T1">Odkladám talizman späť v perleťovú skrinku,</text:span></text:p>
      <text:p text:style-name="P1"><text:span text:style-name="T1">dosť som sa poihral, tesknil i naspomínal,</text:span></text:p>
      <text:p text:style-name="P1"><text:span text:style-name="T1">jak starý vojvoda som hladil dávnu sinku,</text:span></text:p>
      <text:p text:style-name="P1"><text:span text:style-name="T1">ktorú mu vtlačila krv, lásky, bojov príval.</text:span></text:p>
      <text:p text:style-name="P1"><text:span text:style-name="T1">Viem, ešte navštívim porade všetky mestá,</text:span></text:p>
      <text:p text:style-name="P1"><text:span text:style-name="T1">keď bude nový vzduch víriť ich ulicami</text:span></text:p>
      <text:p text:style-name="P1"><text:span text:style-name="T1">a hore na vežiach víťazná jasná hviezda</text:span></text:p>
      <text:p text:style-name="P1"><text:span text:style-name="T1">zaplanie slobodne piatimi ramenami.</text:span></text:p>
      <text:p text:style-name="P2"/>
      <text:p text:style-name="P2"/>
      <text:p text:style-name="P1"><text:span text:style-name="T1">&lt;h1&gt;OTČINA&lt;/h1&gt;</text:span></text:p>
      <text:p text:style-name="P2"/>
      <text:p text:style-name="P1"><text:span text:style-name="T2">Časť básní tohto cyklu vznikla</text:span></text:p>
      <text:p text:style-name="P1"><text:span text:style-name="T2">pod dojmom tvorby</text:span></text:p>
      <text:p text:style-name="P1"><text:span text:style-name="T2">národného umelca Martina Benku.</text:span></text:p>
      <text:p text:style-name="P2"/>
      <text:p text:style-name="P3"><text:span text:style-name="T1">&lt;h1&gt;</text:span><text:span text:style-name="T2">ŽIVOT</text:span><text:span text:style-name="T1">&lt;/h1&gt;</text:span></text:p>
      <text:p text:style-name="P2"/>
      <text:p text:style-name="P1"><text:span text:style-name="T1">&lt;h1&gt;JARNÁ&lt;/h1&gt;</text:span></text:p>
      <text:p text:style-name="P2"><text:soft-page-break/></text:p>
      <text:p text:style-name="P1"><text:span text:style-name="T1">V jabloňovom sade</text:span></text:p>
      <text:p text:style-name="P1"><text:span text:style-name="T1">sivé mača pradie.</text:span></text:p>
      <text:p text:style-name="P1"><text:span text:style-name="T1">Ako vánok letí,</text:span></text:p>
      <text:p text:style-name="P1"><text:span text:style-name="T1">padajú naň kvety.</text:span></text:p>
      <text:p text:style-name="P2"/>
      <text:p text:style-name="P1"><text:span text:style-name="T1">V jabloňovom kvietí</text:span></text:p>
      <text:p text:style-name="P1"><text:span text:style-name="T1">včielka-túžba letí.</text:span></text:p>
      <text:p text:style-name="P1"><text:span text:style-name="T1">Kvet najkrajších farieb</text:span></text:p>
      <text:p text:style-name="P1"><text:span text:style-name="T1">chytí si ju na lep.</text:span></text:p>
      <text:p text:style-name="P2"/>
      <text:p text:style-name="P1"><text:span text:style-name="T1">V malinovom húští</text:span></text:p>
      <text:p text:style-name="P1"><text:span text:style-name="T1">hádik klzkom šustí.</text:span></text:p>
      <text:p text:style-name="P1"><text:span text:style-name="T1">Jak sa v klbko snuje,</text:span></text:p>
      <text:p text:style-name="P1"><text:span text:style-name="T1">zrakom fascinuje.</text:span></text:p>
      <text:p text:style-name="P2"/>
      <text:p text:style-name="P1"><text:span text:style-name="T1">Pravé líčko horí,</text:span></text:p>
      <text:p text:style-name="P1"><text:span text:style-name="T1">už som z toho chorý.</text:span></text:p>
      <text:p text:style-name="P1"><text:span text:style-name="T1">Tratím silu k strehu,</text:span></text:p>
      <text:p text:style-name="P1"><text:span text:style-name="T1">nevzopnem sa hriechu.</text:span></text:p>
      <text:p text:style-name="P2"/>
      <text:p text:style-name="P3"><text:span text:style-name="T1">Čo sme proti jari?</text:span></text:p>
      <text:p text:style-name="P1"><text:span text:style-name="T1">Iba zrnko pary.</text:span></text:p>
      <text:p text:style-name="P1"><text:span text:style-name="T1">Pletie nás a mámi,</text:span></text:p>
      <text:p text:style-name="P1"><text:span text:style-name="T1">čo chce, robí s nami.</text:span></text:p>
      <text:p text:style-name="P2"/>
      <text:p text:style-name="P1"><text:span text:style-name="T1">&lt;h1&gt;STOPY PREDKOV&lt;/h1&gt;</text:span></text:p>
      <text:p text:style-name="P2"/>
      <text:p text:style-name="P1"><text:span text:style-name="T1">Klčuje pole, garát hĺbi,</text:span></text:p>
      <text:p text:style-name="P1"><text:span text:style-name="T1">či vari jarku úži tok;</text:span></text:p>
      <text:p text:style-name="P1"><text:span text:style-name="T1">leje sa pot a praštia kĺby —</text:span></text:p>
      <text:p text:style-name="P1"><text:span text:style-name="T1">kedy dá pole úžitok!</text:span></text:p>
      <text:p text:style-name="P2"/>
      <text:p text:style-name="P1"><text:span text:style-name="T1">S rozmachom sekne, čakan scvendží,</text:span></text:p>
      <text:p text:style-name="P1"><text:soft-page-break/><text:span text:style-name="T1">skloní sa hlbšie, spätí dych:</text:span></text:p>
      <text:p text:style-name="P1"><text:span text:style-name="T1">pred jeho zrakom v jamke leží</text:span></text:p>
      <text:p text:style-name="P1"><text:span text:style-name="T1">ohnisko kultúr prastarých.</text:span></text:p>
      <text:p text:style-name="P2"/>
      <text:p text:style-name="P1"><text:span text:style-name="T1">Paberky nádob, dielce čriepka,</text:span></text:p>
      <text:p text:style-name="P1"><text:span text:style-name="T1">podivné zbrane kostené,</text:span></text:p>
      <text:p text:style-name="P1"><text:span text:style-name="T1">nožíky, šidlá, ľudská lebka</text:span></text:p>
      <text:p text:style-name="P1"><text:span text:style-name="T1">a na hnátoch aj prstene.</text:span></text:p>
      <text:p text:style-name="P2"/>
      <text:p text:style-name="P1"><text:span text:style-name="T1">Tu vidíš, syn môj, i ty, žena,</text:span></text:p>
      <text:p text:style-name="P1"><text:span text:style-name="T1">jak žili naši predchodci;</text:span></text:p>
      <text:p text:style-name="P1"><text:span text:style-name="T1">ich doba, do hmly pohrúžená,</text:span></text:p>
      <text:p text:style-name="P1"><text:span text:style-name="T1">nám živým svieti do noci!</text:span></text:p>
      <text:p text:style-name="P2"/>
      <text:p text:style-name="P3"><text:span text:style-name="T1">&lt;h1&gt;KOLÍSKA V POLI&lt;/h1&gt;</text:span></text:p>
      <text:p text:style-name="P2"/>
      <text:p text:style-name="P1"><text:span text:style-name="T1">Vprostred lúky s vôňou sena</text:span></text:p>
      <text:p text:style-name="P1"><text:span text:style-name="T1">tri bukové poriská,</text:span></text:p>
      <text:p text:style-name="P1"><text:span text:style-name="T1">cez ne plachta prevesená —</text:span></text:p>
      <text:p text:style-name="P1"><text:span text:style-name="T1">chudobnučká kolíska.</text:span></text:p>
      <text:p text:style-name="P2"/>
      <text:p text:style-name="P1"><text:span text:style-name="T1">Kto v tej hojde v letnom lúči</text:span></text:p>
      <text:p text:style-name="P1"><text:span text:style-name="T1">tak spokojne buviká?</text:span></text:p>
      <text:p text:style-name="P1"><text:span text:style-name="T1">To budúci kosec rúči —</text:span></text:p>
      <text:p text:style-name="P1"><text:span text:style-name="T1">nech odmala navyká!</text:span></text:p>
      <text:p text:style-name="P2"/>
      <text:p text:style-name="P2"/>
      <text:p text:style-name="P1"><text:span text:style-name="T1">&lt;h1&gt;OBNÔCKA&lt;/h1&gt;</text:span></text:p>
      <text:p text:style-name="P2"/>
      <text:p text:style-name="P1"><text:span text:style-name="T1">Hustá noc — tíšina —</text:span></text:p>
      <text:p text:style-name="P1"><text:span text:style-name="T1">len plameň stúpa k výšinám</text:span></text:p>
      <text:p text:style-name="P1"><text:span text:style-name="T1">a smädné kone pri brode</text:span></text:p>
      <text:p text:style-name="P1"><text:span text:style-name="T1">skláňajú hlavy ku vode.</text:span></text:p>
      <text:p text:style-name="P2"/>
      <text:p text:style-name="P1"><text:soft-page-break/><text:span text:style-name="T1">Kníšu sa staré topole,</text:span></text:p>
      <text:p text:style-name="P1"><text:span text:style-name="T1">zemiaky mäknú v popole,</text:span></text:p>
      <text:p text:style-name="P1"><text:span text:style-name="T1">pastierikovia v halenách</text:span></text:p>
      <text:p text:style-name="P1"><text:span text:style-name="T1">kladú na vatru polená.</text:span></text:p>
      <text:p text:style-name="P2"/>
      <text:p text:style-name="P1"><text:span text:style-name="T1">Od polian výskot ujujú —</text:span></text:p>
      <text:p text:style-name="P1"><text:span text:style-name="T1">kde tak ich mysle strečkujú?</text:span></text:p>
      <text:p text:style-name="P1"><text:span text:style-name="T1">Keby mal básnik viacej síl,</text:span></text:p>
      <text:p text:style-name="P1"><text:span text:style-name="T1">snáď by to o nich vyzradil.</text:span></text:p>
      <text:p text:style-name="P2"/>
      <text:p text:style-name="P3"><text:span text:style-name="T1">&lt;h1&gt;SLNEČNICE&lt;/h1&gt;</text:span></text:p>
      <text:p text:style-name="P2"/>
      <text:p text:style-name="P1"><text:span text:style-name="T1">Zlaté slnká slnečníc,</text:span></text:p>
      <text:p text:style-name="P1"><text:span text:style-name="T1">zrumenene tváre žníc,</text:span></text:p>
      <text:p text:style-name="P1"><text:span text:style-name="T1">plná noša úrody —</text:span></text:p>
      <text:p text:style-name="P1"><text:span text:style-name="T1">už nám leto uchodí!</text:span></text:p>
      <text:p text:style-name="P2"/>
      <text:p text:style-name="P1"><text:span text:style-name="T1">Nechoď, letko, pobudni,</text:span></text:p>
      <text:p text:style-name="P1"><text:span text:style-name="T1">jagaj slncom v poludní;</text:span></text:p>
      <text:p text:style-name="P1"><text:span text:style-name="T1">našej lásky púpätko</text:span></text:p>
      <text:p text:style-name="P1"><text:span text:style-name="T1">kvitlo iba nakrátko!</text:span></text:p>
      <text:p text:style-name="P2"/>
      <text:p text:style-name="P1"><text:span text:style-name="T1">&lt;h1&gt;VZDYCH&lt;/h1&gt;</text:span></text:p>
      <text:p text:style-name="P2"/>
      <text:p text:style-name="P1"><text:span text:style-name="T1">Čo si, dievka, taká bledá?</text:span></text:p>
      <text:p text:style-name="P1"><text:span text:style-name="T1">Ustatá si? Bez obeda?</text:span></text:p>
      <text:p text:style-name="P1"><text:span text:style-name="T1">Živôtik je tesný, škrtí?</text:span></text:p>
      <text:p text:style-name="P1"><text:span text:style-name="T1">Prisnilo sa ti o smrti?</text:span></text:p>
      <text:p text:style-name="P2"/>
      <text:p text:style-name="P1"><text:span text:style-name="T1">Zlé jazyky, pokoj dajte,</text:span></text:p>
      <text:p text:style-name="P1"><text:span text:style-name="T1">nič takého, nehádajte!</text:span></text:p>
      <text:p text:style-name="P1"><text:span text:style-name="T1">Noc je, tisíc hviezd už vzchodí,</text:span></text:p>
      <text:p text:style-name="P1"><text:span text:style-name="T1">len mesiačik neprichodí...</text:span></text:p>
      <text:p text:style-name="P2"/>
      <text:p text:style-name="P3"><text:soft-page-break/><text:span text:style-name="T1">&lt;h1&gt;Z JARMOKU&lt;/h1&gt;</text:span></text:p>
      <text:p text:style-name="P2"/>
      <text:p text:style-name="P1"><text:span text:style-name="T1">V plachtici bielej ani sniežok</text:span></text:p>
      <text:p text:style-name="P1"><text:span text:style-name="T1">s bucľatým deckom na boku,</text:span></text:p>
      <text:p text:style-name="P1"><text:span text:style-name="T1">nejeden ešte zmeria briežok,</text:span></text:p>
      <text:p text:style-name="P1"><text:span text:style-name="T1">kým dôjde domov z jarmoku.</text:span></text:p>
      <text:p text:style-name="P2"/>
      <text:p text:style-name="P1"><text:span text:style-name="T1">Stmieva sa, svet sa vracia z poľa,</text:span></text:p>
      <text:p text:style-name="P1"><text:span text:style-name="T1">stelie sa rosa po hloží —</text:span></text:p>
      <text:p text:style-name="P1"><text:span text:style-name="T1">už myslí, ako na vrchstola</text:span></text:p>
      <text:p text:style-name="P1"><text:span text:style-name="T1">všakové dary rozloží.</text:span></text:p>
      <text:p text:style-name="P2"/>
      <text:p text:style-name="P1"><text:span text:style-name="T1">&lt;h1&gt;SOĽ A CHLIEB&lt;/h1&gt;</text:span></text:p>
      <text:p text:style-name="P2"/>
      <text:p text:style-name="P1"><text:span text:style-name="T1">Už dávno, v dobách spráchnených kostí</text:span></text:p>
      <text:p text:style-name="P1"><text:span text:style-name="T1">pod šírym nebom</text:span></text:p>
      <text:p text:style-name="P1"><text:span text:style-name="T1">vítali naši predkovia hostí</text:span></text:p>
      <text:p text:style-name="P1"><text:span text:style-name="T1">soľou a chlebom.</text:span></text:p>
      <text:p text:style-name="P2"/>
      <text:p text:style-name="P1"><text:span text:style-name="T1">Bol to chlieb žírny, mocne zakvasený,</text:span></text:p>
      <text:p text:style-name="P1"><text:span text:style-name="T1">so všetkou šťavou zeme;</text:span></text:p>
      <text:p text:style-name="P1"><text:span text:style-name="T1">veď miesili ho oberučné ženy,</text:span></text:p>
      <text:p text:style-name="P1"><text:span text:style-name="T1">v ich lone zrelo semä.</text:span></text:p>
      <text:p text:style-name="P2"/>
      <text:p text:style-name="P1"><text:span text:style-name="T1">Soľ bola vzácna ako drahokamy,</text:span></text:p>
      <text:p text:style-name="P1"><text:span text:style-name="T1">dolovali ju z ložísk;</text:span></text:p>
      <text:p text:style-name="P1"><text:span text:style-name="T1">niekto ju platil sloňacími klami</text:span></text:p>
      <text:p text:style-name="P1"><text:span text:style-name="T1">a iný merou koží.</text:span></text:p>
      <text:p text:style-name="P2"/>
      <text:p text:style-name="P1"><text:span text:style-name="T1">Keď niekto prišiel hosťom ku ich krovu,</text:span></text:p>
      <text:p text:style-name="P1"><text:span text:style-name="T1">prinesúc dobré zprávy,</text:span></text:p>
      <text:p text:style-name="P1"><text:span text:style-name="T1">u našich predkov našiel chutnú strovu</text:span></text:p>
      <text:p text:style-name="P1"><text:span text:style-name="T1">i mäkkú posteľ z trávy.</text:span></text:p>
      <text:p text:style-name="P2"/>
      <text:p text:style-name="P3"><text:soft-page-break/><text:span text:style-name="T1">&lt;h1&gt;JANUÁR&lt;/h1&gt;</text:span></text:p>
      <text:p text:style-name="P2"/>
      <text:p text:style-name="P1"><text:span text:style-name="T1">Keď som išla po vodienku,</text:span></text:p>
      <text:p text:style-name="P1"><text:span text:style-name="T1">po vodu ľadovú,</text:span></text:p>
      <text:p text:style-name="P1"><text:span text:style-name="T1">zabila som na podstienku,</text:span></text:p>
      <text:p text:style-name="P1"><text:span text:style-name="T1">bože môj, nádobu.</text:span></text:p>
      <text:p text:style-name="P2"/>
      <text:p text:style-name="P1"><text:span text:style-name="T1">Puká uhol, vietor fičí,</text:span></text:p>
      <text:p text:style-name="P1"><text:span text:style-name="T1">nevidieť človeka —</text:span></text:p>
      <text:p text:style-name="P1"><text:span text:style-name="T1">azda príde môj najmilší,</text:span></text:p>
      <text:p text:style-name="P1"><text:span text:style-name="T1">ľadík mi preseká.</text:span></text:p>
      <text:p text:style-name="P2"/>
      <text:p text:style-name="P1"><text:span text:style-name="T1">Ba nie, v rukách ťažké putne</text:span></text:p>
      <text:p text:style-name="P1"><text:span text:style-name="T1">sama sa plahočím;</text:span></text:p>
      <text:p text:style-name="P1"><text:span text:style-name="T1">čľapká voda, mrznú sukne...</text:span></text:p>
      <text:p text:style-name="P1"><text:span text:style-name="T1">Však si ich usuším!</text:span></text:p>
      <text:p text:style-name="P2"/>
      <text:p text:style-name="P1"><text:span text:style-name="T1">&lt;h1&gt;ZIMNÁ KRAJINA&lt;/h1&gt;</text:span></text:p>
      <text:p text:style-name="P2"/>
      <text:p text:style-name="P1"><text:span text:style-name="T1">Ostrý vetra van</text:span></text:p>
      <text:p text:style-name="P1"><text:span text:style-name="T1">sneh chuchvalcom metá.</text:span></text:p>
      <text:p text:style-name="P1"><text:span text:style-name="T1">Kŕdeľ hladných vrán</text:span></text:p>
      <text:p text:style-name="P1"><text:span text:style-name="T1">nad poľami lieta.</text:span></text:p>
      <text:p text:style-name="P2"/>
      <text:p text:style-name="P1"><text:span text:style-name="T1">Mesiac hlási nov,</text:span></text:p>
      <text:p text:style-name="P1"><text:span text:style-name="T1">pľušťou brodia vlače.</text:span></text:p>
      <text:p text:style-name="P1"><text:span text:style-name="T1">Zimnou krajinou</text:span></text:p>
      <text:p text:style-name="P1"><text:span text:style-name="T1">meluzína plače.</text:span></text:p>
      <text:p text:style-name="P2"/>
      <text:p text:style-name="P3"><text:span text:style-name="T1">&lt;h1&gt;ZDALO SA MI&lt;/h1&gt;</text:span></text:p>
      <text:p text:style-name="P2"/>
      <text:p text:style-name="P1"><text:span text:style-name="T1">Zdalo sa mi vo sne, zdalo,</text:span></text:p>
      <text:p text:style-name="P1"><text:span text:style-name="T1">že ma šťastie oblietalo,</text:span></text:p>
      <text:p text:style-name="P1"><text:span text:style-name="T1">že som bola vonným kríkom</text:span></text:p>
      <text:p text:style-name="P1"><text:soft-page-break/><text:span text:style-name="T1">a to šťastie motýlikom.</text:span></text:p>
      <text:p text:style-name="P2"/>
      <text:p text:style-name="P1"><text:span text:style-name="T1">Sadlo na mňa tíško, nemo,</text:span></text:p>
      <text:p text:style-name="P1"><text:span text:style-name="T1">splynuli mi zem i nebo;</text:span></text:p>
      <text:p text:style-name="P1"><text:span text:style-name="T1">všetko sa mi zakrútilo,</text:span></text:p>
      <text:p text:style-name="P1"><text:span text:style-name="T1">jak sosákom zo mňa pilo.</text:span></text:p>
      <text:p text:style-name="P2"/>
      <text:p text:style-name="P1"><text:span text:style-name="T1">Potom som sa zobudila.</text:span></text:p>
      <text:p text:style-name="P1"><text:span text:style-name="T1">Ktovie, či som ozaj snila?</text:span></text:p>
      <text:p text:style-name="P1"><text:span text:style-name="T1">Možno teraz, jak sa dívam,</text:span></text:p>
      <text:p text:style-name="P1"><text:span text:style-name="T1">možno práve teraz snívam.</text:span></text:p>
      <text:p text:style-name="P2"/>
      <text:p text:style-name="P1"><text:span text:style-name="T1">A tak neviem, či som kerom,</text:span></text:p>
      <text:p text:style-name="P1"><text:span text:style-name="T1">ktorý sníva, že je devou,</text:span></text:p>
      <text:p text:style-name="P1"><text:span text:style-name="T1">a či devou, ktorá sen má,</text:span></text:p>
      <text:p text:style-name="P1"><text:span text:style-name="T1">že je na krík premenená.</text:span></text:p>
      <text:p text:style-name="P2"/>
      <text:p text:style-name="P1"><text:span text:style-name="T1">&lt;h1&gt;PREMENY&lt;/h1&gt;</text:span></text:p>
      <text:p text:style-name="P2"/>
      <text:p text:style-name="P1"><text:span text:style-name="T1">Kde prv boli prte, jarky,</text:span></text:p>
      <text:p text:style-name="P1"><text:span text:style-name="T1">úzke polia, samé škvarky,</text:span></text:p>
      <text:p text:style-name="P1"><text:span text:style-name="T1">tŕnie, bodľač, zelina —</text:span></text:p>
      <text:p text:style-name="P1"><text:span text:style-name="T1">dnes priestranná celina.</text:span></text:p>
      <text:p text:style-name="P2"/>
      <text:p text:style-name="P1"><text:span text:style-name="T1">Šíre raže ňou sa vlnia,</text:span></text:p>
      <text:p text:style-name="P1"><text:span text:style-name="T1">úrodnejú, klasy plnia;</text:span></text:p>
      <text:p text:style-name="P1"><text:span text:style-name="T1">zvezieme ich o pár dní</text:span></text:p>
      <text:p text:style-name="P1"><text:span text:style-name="T1">do spoločných sypární.</text:span></text:p>
      <text:p text:style-name="P2"/>
      <text:p text:style-name="P1"><text:span text:style-name="T1">Ešte väčší zázrak skvúci</text:span></text:p>
      <text:p text:style-name="P1"><text:span text:style-name="T1">odohral sa v ľudskom srdci:</text:span></text:p>
      <text:p text:style-name="P1"><text:span text:style-name="T1">mizne zlosť a lakota,</text:span></text:p>
      <text:p text:style-name="P1"><text:span text:style-name="T1">s piesňou šumí robota!</text:span></text:p>
      <text:p text:style-name="P2"/>
      <text:p text:style-name="P3"><text:soft-page-break/><text:span text:style-name="T1">&lt;h1&gt;</text:span><text:span text:style-name="T2">PRÁCA</text:span><text:span text:style-name="T1">&lt;/h1&gt;</text:span></text:p>
      <text:p text:style-name="P2"/>
      <text:p text:style-name="P1"><text:span text:style-name="T1">&lt;h1&gt;HRABÁČKY&lt;/h1&gt;</text:span></text:p>
      <text:p text:style-name="P2"/>
      <text:p text:style-name="P1"><text:span text:style-name="T1">Zakukala kukulienka na klene.</text:span></text:p>
      <text:p text:style-name="P1"><text:span text:style-name="T1">Náhlime sa, božie stvory, zmokneme!</text:span></text:p>
      <text:p text:style-name="P2"/>
      <text:p text:style-name="P1"><text:span text:style-name="T1">Čo nás súriš, kukuliena, nieže tak,</text:span></text:p>
      <text:p text:style-name="P1"><text:span text:style-name="T1">ešte máme robotienky ako mak!</text:span></text:p>
      <text:p text:style-name="P2"/>
      <text:p text:style-name="P1"><text:span text:style-name="T1">Troje hrable kostrbaté zhrabujú</text:span></text:p>
      <text:p text:style-name="P1"><text:span text:style-name="T1">a tým štvrtým všetky zuby chybujú.</text:span></text:p>
      <text:p text:style-name="P2"/>
      <text:p text:style-name="P1"><text:span text:style-name="T1">Povedzže nám, kukulienka, očistom,</text:span></text:p>
      <text:p text:style-name="P1"><text:span text:style-name="T1">ktorá bude na takto rok pod čepcom?</text:span></text:p>
      <text:p text:style-name="P2"/>
      <text:p text:style-name="P1"><text:span text:style-name="T1">Neozve sa kukulienka splašená.</text:span></text:p>
      <text:p text:style-name="P1"><text:span text:style-name="T1">Prvá kvapka padá dolu na sená.</text:span></text:p>
      <text:p text:style-name="P2"/>
      <text:p text:style-name="P1"><text:span text:style-name="T1">&lt;h1&gt;OSTRENIE KOSY&lt;/h1&gt;</text:span></text:p>
      <text:p text:style-name="P2"/>
      <text:p text:style-name="P1"><text:span text:style-name="T1">Ostrím kosu otupenú,</text:span></text:p>
      <text:p text:style-name="P1"><text:span text:style-name="T1">skrytým pníkom vyštrbenú,</text:span></text:p>
      <text:p text:style-name="P1"><text:span text:style-name="T1">aby bola ako žena,</text:span></text:p>
      <text:p text:style-name="P1"><text:span text:style-name="T1">vymladená, vyfintená.</text:span></text:p>
      <text:p text:style-name="P2"/>
      <text:p text:style-name="P1"><text:span text:style-name="T1">V chládočku pod kríčkom</text:span></text:p>
      <text:p text:style-name="P1"><text:span text:style-name="T1">s ľahučkou potyčkou</text:span></text:p>
      <text:p text:style-name="P1"><text:span text:style-name="T1">osličkou, vodičkou,</text:span></text:p>
      <text:p text:style-name="P1"><text:span text:style-name="T1">handričkou, vetríčkom.</text:span></text:p>
      <text:p text:style-name="P2"/>
      <text:p text:style-name="P1"><text:span text:style-name="T1">Štrngám, brnkám, brúsim, hladím,</text:span></text:p>
      <text:p text:style-name="P1"><text:span text:style-name="T1">aby vyhla hniezdam hadím;</text:span></text:p>
      <text:p text:style-name="P1"><text:span text:style-name="T1">leštím líčka jej pohaslé —</text:span></text:p>
      <text:p text:style-name="P1"><text:soft-page-break/><text:span text:style-name="T1">bude kosiť jak po masle.</text:span></text:p>
      <text:p text:style-name="P2"/>
      <text:p text:style-name="P3"><text:span text:style-name="T1">&lt;h1&gt;PLTNÍCI&lt;/h1&gt;</text:span></text:p>
      <text:p text:style-name="P2"/>
      <text:p text:style-name="P1"><text:span text:style-name="T1">Po hladine plť letí —</text:span></text:p>
      <text:p text:style-name="P1"><text:span text:style-name="T1">na nej chlapi vzopretí</text:span></text:p>
      <text:p text:style-name="P1"><text:span text:style-name="T1">kerujú;</text:span></text:p>
      <text:p text:style-name="P1"><text:span text:style-name="T1">nežičia si úľavu,</text:span></text:p>
      <text:p text:style-name="P1"><text:span text:style-name="T1">vlny Váhu v krútňavu</text:span></text:p>
      <text:p text:style-name="P1"><text:span text:style-name="T1">berú ju.</text:span></text:p>
      <text:p text:style-name="P2"/>
      <text:p text:style-name="P1"><text:span text:style-name="T1">Keď sa derú cez Besnú,</text:span></text:p>
      <text:p text:style-name="P1"><text:span text:style-name="T1">znajúc jej hru prelestnú,</text:span></text:p>
      <text:p text:style-name="P1"><text:span text:style-name="T1">zakľajú;</text:span></text:p>
      <text:p text:style-name="P1"><text:span text:style-name="T1">odtiaľ ako po šíne</text:span></text:p>
      <text:p text:style-name="P1"><text:span text:style-name="T1">plť si trieli k rovine,</text:span></text:p>
      <text:p text:style-name="P1"><text:span text:style-name="T1">k Dunaju.</text:span></text:p>
      <text:p text:style-name="P2"/>
      <text:p text:style-name="P1"><text:span text:style-name="T1">»Do videnia takto rok!</text:span></text:p>
      <text:p text:style-name="P1"><text:span text:style-name="T1">Na čo bude zárobok?«</text:span></text:p>
      <text:p text:style-name="P1"><text:span text:style-name="T1">»Na krpce!</text:span></text:p>
      <text:p text:style-name="P1"><text:span text:style-name="T1">Kým sme peši v Liptove,</text:span></text:p>
      <text:p text:style-name="P1"><text:span text:style-name="T1">z krpcov už sú hotové</text:span></text:p>
      <text:p text:style-name="P1"><text:span text:style-name="T1">franforce!«</text:span></text:p>
      <text:p text:style-name="P2"/>
      <text:p text:style-name="P1"><text:span text:style-name="T1">&lt;h1&gt;ŽATVA&lt;/h1&gt;</text:span></text:p>
      <text:p text:style-name="P2"/>
      <text:p text:style-name="P1"><text:span text:style-name="T1">Vysoké kopce, úzke doliny,</text:span></text:p>
      <text:p text:style-name="P1"><text:span text:style-name="T1">búročné nebo nad hlavou.</text:span></text:p>
      <text:p text:style-name="P1"><text:span text:style-name="T1">Ustatí kosci s chrbty holými</text:span></text:p>
      <text:p text:style-name="P1"><text:span text:style-name="T1">zaháňajú sa páľavou.</text:span></text:p>
      <text:p text:style-name="P2"/>
      <text:p text:style-name="P1"><text:span text:style-name="T1">Padajú klasy pod kosou hladkou,</text:span></text:p>
      <text:p text:style-name="P1"><text:span text:style-name="T1">vtáča sa plaší hafana.</text:span></text:p>
      <text:p text:style-name="P1"><text:soft-page-break/><text:span text:style-name="T1">A zlaté zbožie, stlané do riadkov,</text:span></text:p>
      <text:p text:style-name="P1"><text:span text:style-name="T1">budúcim chlebom zaváňa.</text:span></text:p>
      <text:p text:style-name="P2"/>
      <text:p text:style-name="P3"><text:span text:style-name="T1">&lt;h1&gt;STARÉ PRIADKY&lt;/h1&gt;</text:span></text:p>
      <text:p text:style-name="P2"/>
      <text:p text:style-name="P1"><text:span text:style-name="T1">Staré brdá, staré brdá,</text:span></text:p>
      <text:p text:style-name="P1"><text:span text:style-name="T1">staršie nitelnice.</text:span></text:p>
      <text:p text:style-name="P1"><text:span text:style-name="T1">Starým ženám, starým ženám</text:span></text:p>
      <text:p text:style-name="P1"><text:span text:style-name="T1">tancovať sa nechce.</text:span></text:p>
      <text:p text:style-name="P2"/>
      <text:p text:style-name="P1"><text:span text:style-name="T1">Keby sa im hneď aj chcelo,</text:span></text:p>
      <text:p text:style-name="P1"><text:span text:style-name="T1">neslúchajú kapce;</text:span></text:p>
      <text:p text:style-name="P1"><text:span text:style-name="T1">jeden v kutke za omelom,</text:span></text:p>
      <text:p text:style-name="P1"><text:span text:style-name="T1">v druhom voda čľapce.</text:span></text:p>
      <text:p text:style-name="P2"/>
      <text:p text:style-name="P1"><text:span text:style-name="T1">Boliže to, vera, časy,</text:span></text:p>
      <text:p text:style-name="P1"><text:span text:style-name="T1">boli, vera, rôčky,</text:span></text:p>
      <text:p text:style-name="P1"><text:span text:style-name="T1">dosť sa človek vydubasil!</text:span></text:p>
      <text:p text:style-name="P1"><text:span text:style-name="T1">Dnes nevládzu nôžky.</text:span></text:p>
      <text:p text:style-name="P2"/>
      <text:p text:style-name="P1"><text:span text:style-name="T1">Akože nám, starým ženám,</text:span></text:p>
      <text:p text:style-name="P1"><text:span text:style-name="T1">na súdny deň bude —</text:span></text:p>
      <text:p text:style-name="P1"><text:span text:style-name="T1">ktorá nemá ani zuba,</text:span></text:p>
      <text:p text:style-name="P1"><text:span text:style-name="T1">čímže škrípať bude?</text:span></text:p>
      <text:p text:style-name="P2"/>
      <text:p text:style-name="P1"><text:span text:style-name="T1">Upriasť nitku jemnulinkú —</text:span></text:p>
      <text:p text:style-name="P1"><text:span text:style-name="T1">ktorá z nás sa spýri?</text:span></text:p>
      <text:p text:style-name="P1"><text:span text:style-name="T1">Dajte šípku na preslinku,</text:span></text:p>
      <text:p text:style-name="P1"><text:span text:style-name="T1">nech vreteno víri!</text:span></text:p>
      <text:p text:style-name="P2"/>
      <text:p text:style-name="P3"><text:span text:style-name="T1">&lt;h1&gt;DŽBANKÁRI&lt;/h1&gt;</text:span></text:p>
      <text:p text:style-name="P2"/>
      <text:p text:style-name="P1"><text:span text:style-name="T1">Kvietkavý džbánok s pyštekom —</text:span></text:p>
      <text:p text:style-name="P1"><text:span text:style-name="T1">doň si sa vnáral noštekom</text:span></text:p>
      <text:p text:style-name="P1"><text:soft-page-break/><text:span text:style-name="T1">za rosou chladného nápoja,</text:span></text:p>
      <text:p text:style-name="P1"><text:span text:style-name="T1">keď vaši odišli na polia.</text:span></text:p>
      <text:p text:style-name="P2"/>
      <text:p text:style-name="P1"><text:span text:style-name="T1">Pohládzal džbánok za džbánom:</text:span></text:p>
      <text:p text:style-name="P1"><text:span text:style-name="T1">» Odkiaľ ste?« »Z dielne habánov.«</text:span></text:p>
      <text:p text:style-name="P1"><text:span text:style-name="T1">»Ktože vám kvet dal na líčko?«</text:span></text:p>
      <text:p text:style-name="P1"><text:span text:style-name="T1">»Stupavský majster farbičkou.«</text:span></text:p>
      <text:p text:style-name="P2"/>
      <text:p text:style-name="P1"><text:span text:style-name="T1">A zaspávajúc nevinne</text:span></text:p>
      <text:p text:style-name="P1"><text:span text:style-name="T1">v páskavej mäkkej perine,</text:span></text:p>
      <text:p text:style-name="P1"><text:span text:style-name="T1">počul si z diaľky od lesa</text:span></text:p>
      <text:p text:style-name="P1"><text:span text:style-name="T1">zvuk hrnčiarskeho kolesa.</text:span></text:p>
      <text:p text:style-name="P2"/>
      <text:p text:style-name="P1"><text:span text:style-name="T1">&lt;h1&gt;DREVORUBAČI&lt;/h1&gt;</text:span></text:p>
      <text:p text:style-name="P2"/>
      <text:p text:style-name="P1"><text:span text:style-name="T1">Spoza lieštiny popod dúbravu</text:span></text:p>
      <text:p text:style-name="P1"><text:span text:style-name="T1">srdití chlapi drevo rúbajú,</text:span></text:p>
      <text:p text:style-name="P1"><text:span text:style-name="T1">drevo rúbajú.</text:span></text:p>
      <text:p text:style-name="P2"/>
      <text:p text:style-name="P1"><text:span text:style-name="T1">Dubisko padá, vrcholec praská;</text:span></text:p>
      <text:p text:style-name="P1"><text:span text:style-name="T1">zápasiť s drevom — to je vec chlapská,</text:span></text:p>
      <text:p text:style-name="P1"><text:span text:style-name="T1">ej veru, chlapská!</text:span></text:p>
      <text:p text:style-name="P2"/>
      <text:p text:style-name="P1"><text:span text:style-name="T1">Sekera ostrá, otcu-materi,</text:span></text:p>
      <text:p text:style-name="P1"><text:span text:style-name="T1">zmosta doprosta triesky íverí,</text:span></text:p>
      <text:p text:style-name="P1"><text:span text:style-name="T1">triesky íverí.</text:span></text:p>
      <text:p text:style-name="P2"/>
      <text:p text:style-name="P1"><text:span text:style-name="T1">Varuj sa, varuj, ratuj, čo slabé,</text:span></text:p>
      <text:p text:style-name="P1"><text:span text:style-name="T1">už letia brvná po klzkom žľabe,</text:span></text:p>
      <text:p text:style-name="P1"><text:span text:style-name="T1">po klzkom žľabe!</text:span></text:p>
      <text:p text:style-name="P2"/>
      <text:p text:style-name="P3"><text:span text:style-name="T1">Spod machnej skaly vyviera voda.</text:span></text:p>
      <text:p text:style-name="P1"><text:span text:style-name="T1">Ktože tým chlapom vodičky podá,</text:span></text:p>
      <text:p text:style-name="P1"><text:span text:style-name="T1">ktože im podá?</text:span></text:p>
      <text:p text:style-name="P2"><text:soft-page-break/></text:p>
      <text:p text:style-name="P1"><text:span text:style-name="T1">Oj, príde milá večierkom asi,</text:span></text:p>
      <text:p text:style-name="P1"><text:span text:style-name="T1">šťavnatým bozkom smädík im zhasí,</text:span></text:p>
      <text:p text:style-name="P1"><text:span text:style-name="T1">smädík im zhasí!</text:span></text:p>
      <text:p text:style-name="P2"/>
      <text:p text:style-name="P1"><text:span text:style-name="T1">&lt;h1&gt;STARÉ HORNIAKY&lt;/h1&gt;</text:span></text:p>
      <text:p text:style-name="P2"/>
      <text:p text:style-name="P1"><text:span text:style-name="T1">Zo štyroch vriec zemiakov</text:span></text:p>
      <text:p text:style-name="P1"><text:span text:style-name="T1">ťažko šesť sa urodí.</text:span></text:p>
      <text:p text:style-name="P1"><text:span text:style-name="T1">Zasa si nám doprial, bože,</text:span></text:p>
      <text:p text:style-name="P1"><text:span text:style-name="T1">mrcha úrody!</text:span></text:p>
      <text:p text:style-name="P2"/>
      <text:p text:style-name="P1"><text:span text:style-name="T1">V náručí sme vláčili</text:span></text:p>
      <text:p text:style-name="P1"><text:span text:style-name="T1">hore svahom zeminu,</text:span></text:p>
      <text:p text:style-name="P1"><text:span text:style-name="T1">ale jeseň plácou dáva</text:span></text:p>
      <text:p text:style-name="P1"><text:span text:style-name="T1">samú burinu.</text:span></text:p>
      <text:p text:style-name="P2"/>
      <text:p text:style-name="P1"><text:span text:style-name="T1">Vlastným nechtom orali,</text:span></text:p>
      <text:p text:style-name="P1"><text:span text:style-name="T1">horkým potom znojili,</text:span></text:p>
      <text:p text:style-name="P1"><text:span text:style-name="T1">naše deti, nebožiatka,</text:span></text:p>
      <text:p text:style-name="P1"><text:span text:style-name="T1">krvou dojčili.</text:span></text:p>
      <text:p text:style-name="P2"/>
      <text:p text:style-name="P1"><text:span text:style-name="T1">A či večne tak má byť,</text:span></text:p>
      <text:p text:style-name="P1"><text:span text:style-name="T1">stále biediť budeme;</text:span></text:p>
      <text:p text:style-name="P1"><text:span text:style-name="T1">kedy sa už, panebože,</text:span></text:p>
      <text:p text:style-name="P1"><text:span text:style-name="T1">do chuti najeme?</text:span></text:p>
      <text:p text:style-name="P2"/>
      <text:p text:style-name="P3"><text:span text:style-name="T1">Ťažká spar je, blýska sa,</text:span></text:p>
      <text:p text:style-name="P1"><text:span text:style-name="T1">hromy dunia na Sitne;</text:span></text:p>
      <text:p text:style-name="P2"/>
      <text:p text:style-name="P1"><text:span text:style-name="T1">húf husárov v zemných sieňach</text:span></text:p>
      <text:p text:style-name="P1"><text:span text:style-name="T1">podchvíľou precitne!</text:span></text:p>
      <text:p text:style-name="P2"/>
      <text:p text:style-name="P1"><text:span text:style-name="T1">&lt;h1&gt;ROZHOVOR&lt;/h1&gt;</text:span></text:p>
      <text:p text:style-name="P2"><text:soft-page-break/></text:p>
      <text:p text:style-name="P1"><text:span text:style-name="T1">Idú kravy z paše.</text:span></text:p>
      <text:p text:style-name="P1"><text:span text:style-name="T1">Ktoréže sú vaše?</text:span></text:p>
      <text:p text:style-name="P2"/>
      <text:p text:style-name="P1"><text:span text:style-name="T1">Všetky, jak sa roja,</text:span></text:p>
      <text:p text:style-name="P1"><text:span text:style-name="T1">celá črieda moja!</text:span></text:p>
      <text:p text:style-name="P2"/>
      <text:p text:style-name="P1"><text:span text:style-name="T1">Poháňaj ich, deva,</text:span></text:p>
      <text:p text:style-name="P1"><text:span text:style-name="T1">do vašeho chlieva!</text:span></text:p>
      <text:p text:style-name="P2"/>
      <text:p text:style-name="P1"><text:span text:style-name="T1">Mieria všetky samy</text:span></text:p>
      <text:p text:style-name="P1"><text:span text:style-name="T1">do družstevných stajní.</text:span></text:p>
      <text:p text:style-name="P2"/>
      <text:p text:style-name="P1"><text:span text:style-name="T1">Čože, strach a údes!</text:span></text:p>
      <text:p text:style-name="P1"><text:span text:style-name="T1">Jak ich dojiť budeš?</text:span></text:p>
      <text:p text:style-name="P2"/>
      <text:p text:style-name="P1"><text:span text:style-name="T1">Nečuduj sa, bračok —</text:span></text:p>
      <text:p text:style-name="P1"><text:span text:style-name="T1">a strojček je na čo?</text:span></text:p>
      <text:p text:style-name="P2"/>
      <text:p text:style-name="P3"><text:span text:style-name="T1">&lt;h1&gt;TRAKTORISTOVA&lt;/h1&gt;</text:span></text:p>
      <text:p text:style-name="P2"/>
      <text:p text:style-name="P1"><text:span text:style-name="T1">V šírom poli rastie breza,</text:span></text:p>
      <text:p text:style-name="P1"><text:span text:style-name="T1">vetierok ňou zachvieva.</text:span></text:p>
      <text:p text:style-name="P1"><text:span text:style-name="T1">Mám ja koňa zo železa,</text:span></text:p>
      <text:p text:style-name="P1"><text:span text:style-name="T1">orie, bráni, zasieva.</text:span></text:p>
      <text:p text:style-name="P2"/>
      <text:p text:style-name="P1"><text:span text:style-name="T1">Nemá srsti, nemá perie,</text:span></text:p>
      <text:p text:style-name="P1"><text:span text:style-name="T1">necifruje nohama;</text:span></text:p>
      <text:p text:style-name="P1"><text:span text:style-name="T1">nechce obrok — benzín žerie,</text:span></text:p>
      <text:p text:style-name="P1"><text:span text:style-name="T1">miesto liací volant má.</text:span></text:p>
      <text:p text:style-name="P2"/>
      <text:p text:style-name="P1"><text:span text:style-name="T1">Trieli včasne v prvom lúči</text:span></text:p>
      <text:p text:style-name="P1"><text:span text:style-name="T1">po družstevnej úvrati;</text:span></text:p>
      <text:p text:style-name="P1"><text:span text:style-name="T1">je to koník oberúči,</text:span></text:p>
      <text:p text:style-name="P1"><text:soft-page-break/><text:span text:style-name="T1">nikdy nie je ustatý!</text:span></text:p>
      <text:p text:style-name="P2"/>
      <text:p text:style-name="P1"><text:span text:style-name="T1">Nemá käčku zaparenú —</text:span></text:p>
      <text:p text:style-name="P1"><text:span text:style-name="T1">treba vedieť, ako s ním.</text:span></text:p>
      <text:p text:style-name="P1"><text:span text:style-name="T1">Ja ho zato za odmenu</text:span></text:p>
      <text:p text:style-name="P1"><text:span text:style-name="T1">zástavkami opentlím.</text:span></text:p>
      <text:p text:style-name="P2"/>
      <text:p text:style-name="P1"><text:span text:style-name="T1">&lt;h1&gt;</text:span><text:span text:style-name="T2">LÁSKA, HRY</text:span><text:span text:style-name="T1">&lt;/h1&gt;</text:span></text:p>
      <text:p text:style-name="P2"/>
      <text:p text:style-name="P1"><text:span text:style-name="T1">&lt;h1&gt;PROSTÉ MELÓDIE&lt;/h1&gt;</text:span></text:p>
      <text:p text:style-name="P2"/>
      <text:p text:style-name="P1"><text:span text:style-name="T1">Husličky z orecha,</text:span></text:p>
      <text:p text:style-name="P1"><text:span text:style-name="T1">vy moja potecha!</text:span></text:p>
      <text:p text:style-name="P1"><text:span text:style-name="T1">Vo vás zvláštne čaro sídli,</text:span></text:p>
      <text:p text:style-name="P1"><text:span text:style-name="T1">vy mi hráte tidli-fidli,</text:span></text:p>
      <text:p text:style-name="P1"><text:span text:style-name="T1">keď starosť dolieha.</text:span></text:p>
      <text:p text:style-name="P2"/>
      <text:p text:style-name="P1"><text:span text:style-name="T1">Píšťala bazová</text:span></text:p>
      <text:p text:style-name="P1"><text:span text:style-name="T1">šestorohlasová!</text:span></text:p>
      <text:p text:style-name="P1"><text:span text:style-name="T1">Iste smútil, kto ťa krútil,</text:span></text:p>
      <text:p text:style-name="P1"><text:span text:style-name="T1">clivý nápev v teba vlúdil,</text:span></text:p>
      <text:p text:style-name="P1"><text:span text:style-name="T1">nedbajúc na slová.</text:span></text:p>
      <text:p text:style-name="P2"/>
      <text:p text:style-name="P3"><text:span text:style-name="T1">&lt;h1&gt;VALASKÁ&lt;/h1&gt;</text:span></text:p>
      <text:p text:style-name="P2"/>
      <text:p text:style-name="P1"><text:span text:style-name="T1">Nesie Maco capka aj valašku,</text:span></text:p>
      <text:p text:style-name="P1"><text:span text:style-name="T1">ide si na faru po ohlášku.</text:span></text:p>
      <text:p text:style-name="P1"><text:span text:style-name="T1">Cic kozy-kozina,</text:span></text:p>
      <text:p text:style-name="P1"><text:span text:style-name="T1">capko ťa omína,</text:span></text:p>
      <text:p text:style-name="P1"><text:span text:style-name="T1">neboráčku!</text:span></text:p>
      <text:p text:style-name="P2"/>
      <text:p text:style-name="P1"><text:span text:style-name="T1">Tu máš, kňaze, plácu aj s rohami,</text:span></text:p>
      <text:p text:style-name="P1"><text:span text:style-name="T1">zhoď ma s milou z kancľa nedeľami.</text:span></text:p>
      <text:p text:style-name="P1"><text:span text:style-name="T1">Ak sa budeš vzpierať,</text:span></text:p>
      <text:p text:style-name="P1"><text:soft-page-break/><text:span text:style-name="T1">môžeme sa merať</text:span></text:p>
      <text:p text:style-name="P1"><text:span text:style-name="T1">valaškami!</text:span></text:p>
      <text:p text:style-name="P2"/>
      <text:p text:style-name="P1"><text:span text:style-name="T1">Poľakal sa farár valaštičky,</text:span></text:p>
      <text:p text:style-name="P1"><text:span text:style-name="T1">zapísal ohlášky do knižtičky.</text:span></text:p>
      <text:p text:style-name="P1"><text:span text:style-name="T1">Bača fujaruje</text:span></text:p>
      <text:p text:style-name="P1"><text:span text:style-name="T1">a Maco cifruje</text:span></text:p>
      <text:p text:style-name="P1"><text:span text:style-name="T1">ponad pníčky.</text:span></text:p>
      <text:p text:style-name="P2"/>
      <text:p text:style-name="P1"><text:span text:style-name="T1">&lt;h1&gt;HYBAJ, MILÁ, HORE!&lt;/h1&gt;</text:span></text:p>
      <text:p text:style-name="P2"/>
      <text:p text:style-name="P1"><text:span text:style-name="T1">Hybaj, milá, hore,</text:span></text:p>
      <text:p text:style-name="P1"><text:span text:style-name="T1">ktože bude skorej!</text:span></text:p>
      <text:p text:style-name="P1"><text:span text:style-name="T1">Oblak letí,</text:span></text:p>
      <text:p text:style-name="P1"><text:span text:style-name="T1">pomôžem ti,</text:span></text:p>
      <text:p text:style-name="P1"><text:span text:style-name="T1">ty srdiečko moje!</text:span></text:p>
      <text:p text:style-name="P2"/>
      <text:p text:style-name="P1"><text:span text:style-name="T1">Milý, ja sa bojím,</text:span></text:p>
      <text:p text:style-name="P1"><text:span text:style-name="T1">hoc o teba stojím.</text:span></text:p>
      <text:p text:style-name="P1"><text:span text:style-name="T1">Ľudia sliedia,</text:span></text:p>
      <text:p text:style-name="P1"><text:span text:style-name="T1">čo povedia —</text:span></text:p>
      <text:p text:style-name="P1"><text:span text:style-name="T1">nie sme ešte svoji!</text:span></text:p>
      <text:p text:style-name="P2"/>
      <text:p text:style-name="P3"><text:span text:style-name="T1">&lt;h1&gt;PIESENKA&lt;/h1&gt;</text:span></text:p>
      <text:p text:style-name="P2"/>
      <text:p text:style-name="P1"><text:span text:style-name="T1">Piesenka moja chudobnučká,</text:span></text:p>
      <text:p text:style-name="P1"><text:span text:style-name="T1">zo špulky srdca odvitá,</text:span></text:p>
      <text:p text:style-name="P1"><text:span text:style-name="T1">do pravého mi hudieš uška,</text:span></text:p>
      <text:p text:style-name="P1"><text:span text:style-name="T1">som z lásky cele opitá.</text:span></text:p>
      <text:p text:style-name="P2"/>
      <text:p text:style-name="P1"><text:span text:style-name="T1">Kto nasnoval ťa na hriadelko,</text:span></text:p>
      <text:p text:style-name="P1"><text:span text:style-name="T1">mieniac si utkať činovať?</text:span></text:p>
      <text:p text:style-name="P1"><text:span text:style-name="T1">Ten, ktorému som dala pierko,</text:span></text:p>
      <text:p text:style-name="P1"><text:span text:style-name="T1">čo naučil ma milovať.</text:span></text:p>
      <text:p text:style-name="P2"><text:soft-page-break/></text:p>
      <text:p text:style-name="P1"><text:span text:style-name="T1">No kam len závisť nezabŕda,</text:span></text:p>
      <text:p text:style-name="P1"><text:span text:style-name="T1">kde faloš prieky nechystá?</text:span></text:p>
      <text:p text:style-name="P1"><text:span text:style-name="T1">Vyšmykla sa mi nitka z brda</text:span></text:p>
      <text:p text:style-name="P1"><text:span text:style-name="T1">a zvädla ruža stolistá.</text:span></text:p>
      <text:p text:style-name="P2"/>
      <text:p text:style-name="P1"><text:span text:style-name="T1">&lt;h1&gt;MÁJE&lt;/h1&gt;</text:span></text:p>
      <text:p text:style-name="P2"/>
      <text:p text:style-name="P1"><text:span text:style-name="T1">Hej, už sa</text:span></text:p>
      <text:p text:style-name="P1"><text:span text:style-name="T1">zelená</text:span></text:p>
      <text:p text:style-name="P1"><text:span text:style-name="T1">okolo Zvolena,</text:span></text:p>
      <text:p text:style-name="P1"><text:span text:style-name="T1">hej, už sa zelená</text:span></text:p>
      <text:p text:style-name="P1"><text:span text:style-name="T1">háj!</text:span></text:p>
      <text:p text:style-name="P1"><text:span text:style-name="T1">Staviame,</text:span></text:p>
      <text:p text:style-name="P1"><text:span text:style-name="T1">sadíme,</text:span></text:p>
      <text:p text:style-name="P1"><text:span text:style-name="T1">hradíme,</text:span></text:p>
      <text:p text:style-name="P1"><text:span text:style-name="T1">zdobíme</text:span></text:p>
      <text:p text:style-name="P1"><text:span text:style-name="T1">máj.</text:span></text:p>
      <text:p text:style-name="P2"/>
      <text:p text:style-name="P1"><text:span text:style-name="T1">Máj, máj zelený,</text:span></text:p>
      <text:p text:style-name="P1"><text:span text:style-name="T1">pod oblôčkom sadený!</text:span></text:p>
      <text:p text:style-name="P2"/>
      <text:p text:style-name="P1"><text:span text:style-name="T1">Hej, už sa</text:span></text:p>
      <text:p text:style-name="P1"><text:span text:style-name="T1">ozýva</text:span></text:p>
      <text:p text:style-name="P1"><text:span text:style-name="T1">povyše Ozdína,</text:span></text:p>
      <text:p text:style-name="P1"><text:span text:style-name="T1">hej, už sa ozýva</text:span></text:p>
      <text:p text:style-name="P1"><text:span text:style-name="T1">kraj!</text:span></text:p>
      <text:p text:style-name="P2"/>
      <text:p text:style-name="P3"><text:span text:style-name="T1">Gajdence-prieduchy,</text:span></text:p>
      <text:p text:style-name="P1"><text:span text:style-name="T1">do tanca hajduchy,</text:span></text:p>
      <text:p text:style-name="P1"><text:span text:style-name="T1">a popod pazuchy</text:span></text:p>
      <text:p text:style-name="P1"><text:span text:style-name="T1">dievky i mladuchy</text:span></text:p>
      <text:p text:style-name="P1"><text:span text:style-name="T1">povyzvŕtaj!</text:span></text:p>
      <text:p text:style-name="P2"/>
      <text:p text:style-name="P1"><text:soft-page-break/><text:span text:style-name="T1">Máj, máj zelený,</text:span></text:p>
      <text:p text:style-name="P1"><text:span text:style-name="T1">pod obločkom sadený!</text:span></text:p>
      <text:p text:style-name="P2"/>
      <text:p text:style-name="P1"><text:span text:style-name="T1">&lt;h1&gt;PYŠNÁ DIEVKA&lt;/h1&gt;</text:span></text:p>
      <text:p text:style-name="P2"/>
      <text:p text:style-name="P1"><text:span text:style-name="T1">Fašiangy, fašiangy,</text:span></text:p>
      <text:p text:style-name="P1"><text:span text:style-name="T1">do jari neveľa;</text:span></text:p>
      <text:p text:style-name="P1"><text:span text:style-name="T1">akože si nájdem</text:span></text:p>
      <text:p text:style-name="P1"><text:span text:style-name="T1">ja smutná frajera!</text:span></text:p>
      <text:p text:style-name="P2"/>
      <text:p text:style-name="P1"><text:span text:style-name="T1">Prejde aj Veľká noc,</text:span></text:p>
      <text:p text:style-name="P1"><text:span text:style-name="T1">ubehnú Turíce;</text:span></text:p>
      <text:p text:style-name="P1"><text:span text:style-name="T1">akože sa vydám,</text:span></text:p>
      <text:p text:style-name="P1"><text:span text:style-name="T1">keď ma už nik nechce!</text:span></text:p>
      <text:p text:style-name="P2"/>
      <text:p text:style-name="P1"><text:span text:style-name="T1">Aj by sa vydala,</text:span></text:p>
      <text:p text:style-name="P1"><text:span text:style-name="T1">ale keď preberám,</text:span></text:p>
      <text:p text:style-name="P1"><text:span text:style-name="T1">ženáčom nadbieham,</text:span></text:p>
      <text:p text:style-name="P1"><text:span text:style-name="T1">na vdovcov pozerám.</text:span></text:p>
      <text:p text:style-name="P2"/>
      <text:p text:style-name="P1"><text:span text:style-name="T1">Aj by sa mi triafal</text:span></text:p>
      <text:p text:style-name="P1"><text:span text:style-name="T1">chudý i okrúhly —</text:span></text:p>
      <text:p text:style-name="P1"><text:span text:style-name="T1">ani jeden nemá</text:span></text:p>
      <text:p text:style-name="P1"><text:span text:style-name="T1">vložiť čo do truhly!</text:span></text:p>
      <text:p text:style-name="P2"/>
      <text:p text:style-name="P3"><text:span text:style-name="T1">&lt;h1&gt;ČIE TO SANE&lt;/h1&gt;</text:span></text:p>
      <text:p text:style-name="P2"/>
      <text:p text:style-name="P1"><text:span text:style-name="T1">Čie to sane po poľane</text:span></text:p>
      <text:p text:style-name="P1"><text:span text:style-name="T1">letia, jachajú;</text:span></text:p>
      <text:p text:style-name="P1"><text:span text:style-name="T1">a čie sú to kone vrané,</text:span></text:p>
      <text:p text:style-name="P1"><text:span text:style-name="T1">čo ich ťahajú?</text:span></text:p>
      <text:p text:style-name="P2"/>
      <text:p text:style-name="P1"><text:span text:style-name="T1">Ako ináč — čie by boli —</text:span></text:p>
      <text:p text:style-name="P1"><text:span text:style-name="T1">môjho milého;</text:span></text:p>
      <text:p text:style-name="P1"><text:soft-page-break/><text:span text:style-name="T1">ledva zmizne sniežik z polí,</text:span></text:p>
      <text:p text:style-name="P1"><text:span text:style-name="T1">pôjdem za neho!</text:span></text:p>
      <text:p text:style-name="P2"/>
      <text:p text:style-name="P1"><text:span text:style-name="T1">Kým on bude kone vrané</text:span></text:p>
      <text:p text:style-name="P1"><text:span text:style-name="T1">riadiť, širovať,</text:span></text:p>
      <text:p text:style-name="P1"><text:span text:style-name="T1">ja mu budem líčko pravé</text:span></text:p>
      <text:p text:style-name="P1"><text:span text:style-name="T1">bozkom celovať.</text:span></text:p>
      <text:p text:style-name="P2"/>
      <text:p text:style-name="P1"><text:span text:style-name="T1">&lt;h1&gt;DEVA S HROZNOM&lt;/h1&gt;</text:span></text:p>
      <text:p text:style-name="P2"/>
      <text:p text:style-name="P1"><text:span text:style-name="T1">Keby k svetu chlapec,</text:span></text:p>
      <text:p text:style-name="P1"><text:span text:style-name="T1">ba keby som víchor bol,</text:span></text:p>
      <text:p text:style-name="P1"><text:span text:style-name="T1">ja viem, ktorý strapec</text:span></text:p>
      <text:p text:style-name="P1"><text:span text:style-name="T1">najradšej by odtrhol!</text:span></text:p>
      <text:p text:style-name="P2"/>
      <text:p text:style-name="P1"><text:span text:style-name="T1">Tvoje hrozno, žieňa,</text:span></text:p>
      <text:p text:style-name="P1"><text:span text:style-name="T1">do brusliaka zapäté;</text:span></text:p>
      <text:p text:style-name="P1"><text:span text:style-name="T1">hravé ako šteňa,</text:span></text:p>
      <text:p text:style-name="P1"><text:span text:style-name="T1">i tvrdé i šťavnaté.</text:span></text:p>
      <text:p text:style-name="P2"/>
      <text:p text:style-name="P1"><text:span text:style-name="T1">Jeseň lístie zhodí</text:span></text:p>
      <text:p text:style-name="P1"><text:span text:style-name="T1">klepietkami omrazín,</text:span></text:p>
      <text:p text:style-name="P1"><text:span text:style-name="T1">ale tvoje plody</text:span></text:p>
      <text:p text:style-name="P1"><text:span text:style-name="T1">pretrvajú desať zím!</text:span></text:p>
      <text:p text:style-name="P2"/>
      <text:p text:style-name="P3"><text:span text:style-name="T1">&lt;h1&gt;OTČINA&lt;/h1&gt;</text:span></text:p>
      <text:p text:style-name="P2"/>
      <text:p text:style-name="P1"><text:span text:style-name="T1">Čo si ty bola, otčina moja,</text:span></text:p>
      <text:p text:style-name="P1"><text:span text:style-name="T1">čo si ty bola?</text:span></text:p>
      <text:p text:style-name="P1"><text:span text:style-name="T1">Kopce a ďahy s bukrétou chvoja,</text:span></text:p>
      <text:p text:style-name="P1"><text:span text:style-name="T1">smreková smola!</text:span></text:p>
      <text:p text:style-name="P2"/>
      <text:p text:style-name="P1"><text:span text:style-name="T1">Čo si ty bola, otčina moja,</text:span></text:p>
      <text:p text:style-name="P1"><text:span text:style-name="T1">čo si ty bola?</text:span></text:p>
      <text:p text:style-name="P1"><text:soft-page-break/><text:span text:style-name="T1">Nahnuté domce pri hrboch hnoja,</text:span></text:p>
      <text:p text:style-name="P1"><text:span text:style-name="T1">chudobná, holá!</text:span></text:p>
      <text:p text:style-name="P2"/>
      <text:p text:style-name="P1"><text:span text:style-name="T1">Čo si ty bola, otčina moja,</text:span></text:p>
      <text:p text:style-name="P1"><text:span text:style-name="T1">čo si ty bola?</text:span></text:p>
      <text:p text:style-name="P1"><text:span text:style-name="T1">Plesnivý chlebík pri svieci z loja,</text:span></text:p>
      <text:p text:style-name="P1"><text:span text:style-name="T1">žobrácka roľa!</text:span></text:p>
      <text:p text:style-name="P2"/>
      <text:p text:style-name="P1"><text:span text:style-name="T1">Čo si ty bola, otčina moja,</text:span></text:p>
      <text:p text:style-name="P1"><text:span text:style-name="T1">čo si ty bola?</text:span></text:p>
      <text:p text:style-name="P1"><text:span text:style-name="T1">Čln v mori biedy a nepokoja,</text:span></text:p>
      <text:p text:style-name="P1"><text:span text:style-name="T1">bez kotvy, móla!</text:span></text:p>
      <text:p text:style-name="P2"/>
      <text:p text:style-name="P1"><text:span text:style-name="T1">Čo si ty bola, otčina moja,</text:span></text:p>
      <text:p text:style-name="P1"><text:span text:style-name="T1">čo si ty bola?</text:span></text:p>
      <text:p text:style-name="P1"><text:span text:style-name="T1">Robotná včela vyhnaná z roja,</text:span></text:p>
      <text:p text:style-name="P1"><text:span text:style-name="T1">mládnik bez kola!</text:span></text:p>
      <text:p text:style-name="P2"/>
      <text:p text:style-name="P1"><text:span text:style-name="T1">Čo si ty bola, otčina moja,</text:span></text:p>
      <text:p text:style-name="P1"><text:span text:style-name="T1">čo si ty bola?</text:span></text:p>
      <text:p text:style-name="P1"><text:span text:style-name="T1">Prehraná bitka na konci boja</text:span></text:p>
      <text:p text:style-name="P1"><text:span text:style-name="T1">v tôni prestola!</text:span></text:p>
      <text:p text:style-name="P2"/>
      <text:p text:style-name="P1"><text:span text:style-name="T1">A čo si mala, otčina moja?</text:span></text:p>
      <text:p text:style-name="P1"><text:span text:style-name="T1">Drahokam hviezdny:</text:span></text:p>
      <text:p text:style-name="P1"><text:span text:style-name="T1">na tisíc piesní, ktoré ma niesli</text:span></text:p>
      <text:p text:style-name="P1"><text:span text:style-name="T1">do novej vesny!</text:span></text:p>
      <text:p text:style-name="P2"/>
      <text:p text:style-name="P2"/>
      <text:p text:style-name="P3"><text:span text:style-name="T1">&lt;h1&gt;VÝHĽADY&lt;/h1&gt;</text:span></text:p>
      <text:p text:style-name="P2"/>
      <text:p text:style-name="P3"><text:span text:style-name="T1">&lt;h1&gt;SŤABY MESIAC&lt;/h1&gt;</text:span></text:p>
      <text:p text:style-name="P2"/>
      <text:p text:style-name="P1"><text:span text:style-name="T1">Tma sa stelie modrastá,</text:span></text:p>
      <text:p text:style-name="P1"><text:soft-page-break/><text:span text:style-name="T1">hustne v ťažký opar noci.</text:span></text:p>
      <text:p text:style-name="P1"><text:span text:style-name="T1">Sťaby mesiac dorastá</text:span></text:p>
      <text:p text:style-name="P1"><text:span text:style-name="T1">pieseň v básnikovom srdci.</text:span></text:p>
      <text:p text:style-name="P2"/>
      <text:p text:style-name="P1"><text:span text:style-name="T1">Bôľ či láska zasiahla</text:span></text:p>
      <text:p text:style-name="P1"><text:span text:style-name="T1">srdce ako jemný oštep</text:span></text:p>
      <text:p text:style-name="P1"><text:span text:style-name="T1">a vzruch prvý zasiala,</text:span></text:p>
      <text:p text:style-name="P1"><text:span text:style-name="T1">ktorý náhle sklíčil v rožtek.</text:span></text:p>
      <text:p text:style-name="P2"/>
      <text:p text:style-name="P1"><text:span text:style-name="T1">Ľudia tomu vravia </text:span><text:span text:style-name="T2">nov</text:span></text:p>
      <text:p text:style-name="P1"><text:span text:style-name="T1">a básnik zas </text:span><text:span text:style-name="T2">zárod piesne</text:span><text:span text:style-name="T1">.</text:span></text:p>
      <text:p text:style-name="P1"><text:span text:style-name="T1">Deje sa to v triaške snov,</text:span></text:p>
      <text:p text:style-name="P1"><text:span text:style-name="T1">a nikdy nie bezbolestne.</text:span></text:p>
      <text:p text:style-name="P2"/>
      <text:p text:style-name="P1"><text:span text:style-name="T1">Niekdy je to nádhera,</text:span></text:p>
      <text:p text:style-name="P1"><text:span text:style-name="T1">no vzápätí vrie a škrtí.</text:span></text:p>
      <text:p text:style-name="P1"><text:span text:style-name="T1">Pieseň náplň naberá,</text:span></text:p>
      <text:p text:style-name="P1"><text:span text:style-name="T1">až sa octne v prvej štvrti.</text:span></text:p>
      <text:p text:style-name="P2"/>
      <text:p text:style-name="P3"><text:span text:style-name="T1">Potom fáza za fázou</text:span></text:p>
      <text:p text:style-name="P1"><text:span text:style-name="T1">splieta, vrství zlaté snopce.</text:span></text:p>
      <text:p text:style-name="P1"><text:span text:style-name="T1">Konečne je oázou —</text:span></text:p>
      <text:p text:style-name="P1"><text:span text:style-name="T1">úplnkom sa zaligoce.</text:span></text:p>
      <text:p text:style-name="P2"/>
      <text:p text:style-name="P1"><text:span text:style-name="T1">Zrieť v nej ľudský obličaj</text:span></text:p>
      <text:p text:style-name="P1"><text:span text:style-name="T1">sťa v lune: rys očí, nosa.</text:span></text:p>
      <text:p text:style-name="P1"><text:span text:style-name="T1">Letí ako orlíča</text:span></text:p>
      <text:p text:style-name="P1"><text:span text:style-name="T1">a ľudia ju sebou nosia.</text:span></text:p>
      <text:p text:style-name="P2"/>
      <text:p text:style-name="P1"><text:span text:style-name="T1">&lt;h1&gt;NEBOL SOM VERU...&lt;/h1&gt;</text:span></text:p>
      <text:p text:style-name="P2"/>
      <text:p text:style-name="P1"><text:span text:style-name="T1">Nebol som veru kočovným hercom</text:span></text:p>
      <text:p text:style-name="P1"><text:span text:style-name="T1">a nebrázdil som krajinu peši.</text:span></text:p>
      <text:p text:style-name="P1"><text:span text:style-name="T1">No ani doma za teplou pecou</text:span></text:p>
      <text:p text:style-name="P1"><text:soft-page-break/><text:span text:style-name="T1">sťa popolvárik nikdy som nežil.</text:span></text:p>
      <text:p text:style-name="P2"/>
      <text:p text:style-name="P1"><text:span text:style-name="T1">Vždy som sa mrvil — rtuť teplomeru,</text:span></text:p>
      <text:p text:style-name="P1"><text:span text:style-name="T1">bujarý tátoš — zubadlo hrýzol.</text:span></text:p>
      <text:p text:style-name="P1"><text:span text:style-name="T1">Vzdal som sa živlom, nech do mňa perú,</text:span></text:p>
      <text:p text:style-name="P1"><text:span text:style-name="T1">jak jeleň v ruji menil som výzor.</text:span></text:p>
      <text:p text:style-name="P2"/>
      <text:p text:style-name="P1"><text:span text:style-name="T1">A vznášal som sa k praslncu, hore,</text:span></text:p>
      <text:p text:style-name="P1"><text:span text:style-name="T1">nedbajúc ani, že vosk sa taví.</text:span></text:p>
      <text:p text:style-name="P1"><text:span text:style-name="T1">Len hltať ozón, preletieť more —</text:span></text:p>
      <text:p text:style-name="P1"><text:span text:style-name="T1">podťatý klesnúť do chladnej trávy.</text:span></text:p>
      <text:p text:style-name="P2"/>
      <text:p text:style-name="P1"><text:span text:style-name="T1">Sťa hrdý prápor slávnosť som zdravil</text:span></text:p>
      <text:p text:style-name="P1"><text:span text:style-name="T1">v omamnej hudbe víriacich ulíc.</text:span></text:p>
      <text:p text:style-name="P1"><text:span text:style-name="T1">A vlčím hlasom žalostne zavyl,</text:span></text:p>
      <text:p text:style-name="P1"><text:span text:style-name="T1">vidiac, že slávu zlátali z kulís.</text:span></text:p>
      <text:p text:style-name="P2"/>
      <text:p text:style-name="P3"><text:span text:style-name="T1">Bol som jak náboj v búročnom mraku,</text:span></text:p>
      <text:p text:style-name="P1"><text:span text:style-name="T1">však v hromozvodoch sŕdc stlmil som sa.</text:span></text:p>
      <text:p text:style-name="P1"><text:span text:style-name="T1">A keď ma Dávid zalúčil z praku,</text:span></text:p>
      <text:p text:style-name="P1"><text:span text:style-name="T1">lilavým plamom horela pomsta.</text:span></text:p>
      <text:p text:style-name="P2"/>
      <text:p text:style-name="P1"><text:span text:style-name="T1">Nebol som teda kočovným hercom</text:span></text:p>
      <text:p text:style-name="P1"><text:span text:style-name="T1">a nebrázdil som krajiny prašné.</text:span></text:p>
      <text:p text:style-name="P1"><text:span text:style-name="T1">Viem, nepatrí mi uznanie s vencom,</text:span></text:p>
      <text:p text:style-name="P1"><text:span text:style-name="T1">keď vynechávať srdce mi začne.</text:span></text:p>
      <text:p text:style-name="P2"/>
      <text:p text:style-name="P1"><text:span text:style-name="T1">Však nevrátim sa ku kachliam, čmudu</text:span></text:p>
      <text:p text:style-name="P1"><text:span text:style-name="T1">skonať, kde predtým nikdy som nežil.</text:span></text:p>
      <text:p text:style-name="P1"><text:span text:style-name="T1">Zostanem krúžiť na očiach ľudu</text:span></text:p>
      <text:p text:style-name="P1"><text:span text:style-name="T1">a volať šturmy zo strážnych veží!</text:span></text:p>
      <text:p text:style-name="P2"/>
      <text:p text:style-name="P1"><text:span text:style-name="T1">&lt;h1&gt;ZLÝ SEN&lt;/h1&gt;</text:span></text:p>
      <text:p text:style-name="P2"/>
      <text:p text:style-name="P1"><text:soft-page-break/><text:span text:style-name="T1">Raz v noci sa mi prisnilo,</text:span></text:p>
      <text:p text:style-name="P1"><text:span text:style-name="T1">že doľahol k nám hrôzyplný mrak.</text:span></text:p>
      <text:p text:style-name="P1"><text:span text:style-name="T1">Mal podobu jedovatého hríba,</text:span></text:p>
      <text:p text:style-name="P1"><text:span text:style-name="T1">opáľal chvostom ani grónska ryba</text:span></text:p>
      <text:p text:style-name="P1"><text:span text:style-name="T1">a grúlil na svet zrak.</text:span></text:p>
      <text:p text:style-name="P2"/>
      <text:p text:style-name="P1"><text:span text:style-name="T1">Vtom v útrobách mu zhrmelo</text:span></text:p>
      <text:p text:style-name="P1"><text:span text:style-name="T1">a začal cediť atómový dážď.</text:span></text:p>
      <text:p text:style-name="P1"><text:span text:style-name="T1">Najprv len kvapky, potom celé pľúšte —</text:span></text:p>
      <text:p text:style-name="P1"><text:span text:style-name="T1">po hrdých mestách zostali len púšte.</text:span></text:p>
      <text:p text:style-name="P1"><text:span text:style-name="T1">Vyhrnul som si plášť,</text:span></text:p>
      <text:p text:style-name="P2"/>
      <text:p text:style-name="P1"><text:span text:style-name="T1">tvár skrehlou rukou pricláňal,</text:span></text:p>
      <text:p text:style-name="P1"><text:span text:style-name="T1">nevediac ani, kam sa ukryť mám.</text:span></text:p>
      <text:p text:style-name="P1"><text:span text:style-name="T1">Zrazu som zbadal, že už nemám vlasov,</text:span></text:p>
      <text:p text:style-name="P1"><text:span text:style-name="T1">že nevidím, že nečujem spiež hlasov</text:span></text:p>
      <text:p text:style-name="P1"><text:span text:style-name="T1">a že som zostal sám.</text:span></text:p>
      <text:p text:style-name="P2"/>
      <text:p text:style-name="P3"><text:span text:style-name="T1">Sám s vlastnou biedou, bezhmotný —</text:span></text:p>
      <text:p text:style-name="P1"><text:span text:style-name="T1">čas zastal, zmizol priestor, smer.</text:span></text:p>
      <text:p text:style-name="P1"><text:span text:style-name="T1">Snáď som sa vznášal, snáď plazil po bruchu.</text:span></text:p>
      <text:p text:style-name="P1"><text:span text:style-name="T1">Na zemi, v mori, ako vo vzduchu</text:span></text:p>
      <text:p text:style-name="P1"><text:span text:style-name="T1">ni človek, vták, ni zver.</text:span></text:p>
      <text:p text:style-name="P2"/>
      <text:p text:style-name="P1"><text:span text:style-name="T1">Strach a smútok mnou lomcoval,</text:span></text:p>
      <text:p text:style-name="P1"><text:span text:style-name="T1">trstina, ľudská troska, vrak.</text:span></text:p>
      <text:p text:style-name="P1"><text:span text:style-name="T1">Posledný vojak — v pravej ruke pušku —</text:span></text:p>
      <text:p text:style-name="P1"><text:span text:style-name="T1">chcel som si vyňať rebro, stvoriť družku,</text:span></text:p>
      <text:p text:style-name="P1"><text:span text:style-name="T1">no nevedel som jak.</text:span></text:p>
      <text:p text:style-name="P2"/>
      <text:p text:style-name="P1"><text:span text:style-name="T1">Tu naraz som sa prebudil,</text:span></text:p>
      <text:p text:style-name="P1"><text:span text:style-name="T1">zmočený znojom, vrela krv.</text:span></text:p>
      <text:p text:style-name="P1"><text:span text:style-name="T1">Nadvihol som sa a pritúlil k žene.</text:span></text:p>
      <text:p text:style-name="P1"><text:span text:style-name="T1">Spala a žila — s ňou celé pokolenie</text:span></text:p>
      <text:p text:style-name="P1"><text:soft-page-break/><text:span text:style-name="T1">dýchalo ako prv.</text:span></text:p>
      <text:p text:style-name="P2"/>
      <text:p text:style-name="P1"><text:span text:style-name="T1">A bol som šťastný v to májové ráno,</text:span></text:p>
      <text:p text:style-name="P1"><text:span text:style-name="T1">že všetko toto bol len sen;</text:span></text:p>
      <text:p text:style-name="P1"><text:span text:style-name="T1">že sme tu ďalej, s prácou, starosťami,</text:span></text:p>
      <text:p text:style-name="P1"><text:span text:style-name="T1">že hýbeme sa a že nie sme sami.</text:span></text:p>
      <text:p text:style-name="P1"><text:span text:style-name="T1">Že bude krásny deň.</text:span></text:p>
      <text:p text:style-name="P2"/>
      <text:p text:style-name="P1"><text:span text:style-name="T1">&lt;h1&gt;ORAVSKÉ SLOHY&lt;/h1&gt;</text:span></text:p>
      <text:p text:style-name="P2"/>
      <text:p text:style-name="P1"><text:span text:style-name="T1">I</text:span></text:p>
      <text:p text:style-name="P2"/>
      <text:p text:style-name="P1"><text:span text:style-name="T1">Plávajú si húsky v Oravienke, Orave</text:span></text:p>
      <text:p text:style-name="P1"><text:span text:style-name="T1">a ja mám srdiečko zarmútené, boľavé.</text:span></text:p>
      <text:p text:style-name="P2"/>
      <text:p text:style-name="P1"><text:span text:style-name="T1">Dobre vám je, húsky, po vodičke šantovať,</text:span></text:p>
      <text:p text:style-name="P1"><text:span text:style-name="T1">však môj milý musí do sveta sa poberať.</text:span></text:p>
      <text:p text:style-name="P2"/>
      <text:p text:style-name="P1"><text:span text:style-name="T1">Dobre vám je, húsky, plahočiť sa pod haťou</text:span></text:p>
      <text:p text:style-name="P1"><text:span text:style-name="T1">a ja sa tu trápim s košielenkou zrebnatou.</text:span></text:p>
      <text:p text:style-name="P2"/>
      <text:p text:style-name="P1"><text:span text:style-name="T1">Veľa vody ujde, sedem razy spadne list,</text:span></text:p>
      <text:p text:style-name="P1"><text:span text:style-name="T1">kým sa milý vráti, kým bude môcť nazad prísť.</text:span></text:p>
      <text:p text:style-name="P2"/>
      <text:p text:style-name="P3"><text:span text:style-name="T1">II</text:span></text:p>
      <text:p text:style-name="P4"/>
      <text:p text:style-name="P1"><text:span text:style-name="T1">Tie dávne, clivé piesne</text:span></text:p>
      <text:p text:style-name="P1"><text:span text:style-name="T1">s vôňou a farbou plesne</text:span></text:p>
      <text:p text:style-name="P1"><text:span text:style-name="T1">zapadli v šume vôd.</text:span></text:p>
      <text:p text:style-name="P1"><text:span text:style-name="T1">Dnes nové, krajšie prúdia —</text:span></text:p>
      <text:p text:style-name="P1"><text:span text:style-name="T1">lebo ich noví ľudia</text:span></text:p>
      <text:p text:style-name="P1"><text:span text:style-name="T1">spievajú ozávod.</text:span></text:p>
      <text:p text:style-name="P2"/>
      <text:p text:style-name="P1"><text:span text:style-name="T1">Piesne o hrdých činoch,</text:span></text:p>
      <text:p text:style-name="P1"><text:soft-page-break/><text:span text:style-name="T1">o drotárových synoch</text:span></text:p>
      <text:p text:style-name="P1"><text:span text:style-name="T1">výrazných, ostrých briad,</text:span></text:p>
      <text:p text:style-name="P1"><text:span text:style-name="T1">ktorí sa biede zhákli</text:span></text:p>
      <text:p text:style-name="P1"><text:span text:style-name="T1">a zavesili na klin</text:span></text:p>
      <text:p text:style-name="P1"><text:span text:style-name="T1">starootcovský riad.</text:span></text:p>
      <text:p text:style-name="P2"/>
      <text:p text:style-name="P1"><text:span text:style-name="T1">Netreba blúdiť svetom</text:span></text:p>
      <text:p text:style-name="P1"><text:span text:style-name="T1">za trpkosladkým medom —</text:span></text:p>
      <text:p text:style-name="P1"><text:span text:style-name="T1">tu je náš žírny klát.</text:span></text:p>
      <text:p text:style-name="P1"><text:span text:style-name="T1">Roje sa hemžia letom,</text:span></text:p>
      <text:p text:style-name="P1"><text:span text:style-name="T1">miešačka miesi betón,</text:span></text:p>
      <text:p text:style-name="P1"><text:span text:style-name="T1">do výšok rastie hrad.</text:span></text:p>
      <text:p text:style-name="P2"/>
      <text:p text:style-name="P1"><text:span text:style-name="T1">Voda sa vzpiera, búri,</text:span></text:p>
      <text:p text:style-name="P1"><text:span text:style-name="T1">však naše mocné múry</text:span></text:p>
      <text:p text:style-name="P1"><text:span text:style-name="T1">a človek — suverén</text:span></text:p>
      <text:p text:style-name="P1"><text:span text:style-name="T1">krotia jej vzdornú šiju,</text:span></text:p>
      <text:p text:style-name="P1"><text:span text:style-name="T1">meniac ju v energiu</text:span></text:p>
      <text:p text:style-name="P1"><text:span text:style-name="T1">a v skutok — dávny sen.</text:span></text:p>
      <text:p text:style-name="P2"/>
      <text:p text:style-name="P1"><text:span text:style-name="T1">Keď zastrie mŕtve brody</text:span></text:p>
      <text:p text:style-name="P1"><text:span text:style-name="T1">spätená sila vody</text:span></text:p>
      <text:p text:style-name="P1"><text:span text:style-name="T1">z Oravy, horských riav,</text:span></text:p>
      <text:p text:style-name="P1"><text:span text:style-name="T1">noc večným dňom sa stane,</text:span></text:p>
      <text:p text:style-name="P1"><text:span text:style-name="T1">tisíce svetiel vzplanie</text:span></text:p>
      <text:p text:style-name="P1"><text:span text:style-name="T1">do šíri, do diaľav.</text:span></text:p>
      <text:p text:style-name="P2"/>
      <text:p text:style-name="P1"><text:span text:style-name="T1">Nuž preto dávne piesne</text:span></text:p>
      <text:p text:style-name="P1"><text:span text:style-name="T1">s vôňou a farbou plesne</text:span></text:p>
      <text:p text:style-name="P1"><text:span text:style-name="T1">zapadli v šume vôd.</text:span></text:p>
      <text:p text:style-name="P1"><text:span text:style-name="T1">Dnes nové, krajšie prúdia,</text:span></text:p>
      <text:p text:style-name="P1"><text:span text:style-name="T1">lebo ich noví ľudia</text:span></text:p>
      <text:p text:style-name="P1"><text:span text:style-name="T1">spievajú ozávod.</text:span></text:p>
      <text:p text:style-name="P2"/>
      <text:p text:style-name="P3"><text:soft-page-break/><text:span text:style-name="T1">III</text:span></text:p>
      <text:p text:style-name="P4"/>
      <text:p text:style-name="P1"><text:span text:style-name="T1">Keď budem listovať v románovom zväzku</text:span></text:p>
      <text:p text:style-name="P1"><text:span text:style-name="T1">pri svetle žiarovky zázračného lesku,</text:span></text:p>
      <text:p text:style-name="P1"><text:span text:style-name="T1">chcel by som vyspievať verš uznania a chvály</text:span></text:p>
      <text:p text:style-name="P1"><text:span text:style-name="T1">tým, ktorí na stavbu um a pot venovali.</text:span></text:p>
      <text:p text:style-name="P2"/>
      <text:p text:style-name="P1"><text:span text:style-name="T1">Keď uzriem na brehu usmiatych rekreantov</text:span></text:p>
      <text:p text:style-name="P1"><text:span text:style-name="T1">v zátôní hotela, s chutným olovrantom,</text:span></text:p>
      <text:p text:style-name="P1"><text:span text:style-name="T1">chcel by som ďakovať vrelým perom</text:span></text:p>
      <text:p text:style-name="P1"><text:span text:style-name="T1">robotníkom a inžinierom.</text:span></text:p>
      <text:p text:style-name="P2"/>
      <text:p text:style-name="P1"><text:span text:style-name="T1">Keď zazriem po halách mih tkáčovských vretien,</text:span></text:p>
      <text:p text:style-name="P1"><text:span text:style-name="T1">kravy ťažkých vemien a rýb plný čereň,</text:span></text:p>
      <text:p text:style-name="P1"><text:span text:style-name="T1">oravskej biedy vypustenú hať —</text:span></text:p>
      <text:p text:style-name="P1"><text:span text:style-name="T1">ja viem, ja dobre viem, komu ďakovať.</text:span></text:p>
      <text:p text:style-name="P2"/>
      <text:p text:style-name="P1"><text:span text:style-name="T1">Keď uzriem hladinu čeriť sa podvečerom</text:span></text:p>
      <text:p text:style-name="P1"><text:span text:style-name="T1">a loďky milencov plynúť v diali,</text:span></text:p>
      <text:p text:style-name="P1"><text:span text:style-name="T1">verš vďaky napíšem vrúcim perom</text:span></text:p>
      <text:p text:style-name="P1"><text:span text:style-name="T1">tým, ktorí priehradu vystavali.</text:span></text:p>
      <text:p text:style-name="P2"/>
      <text:p text:style-name="P1"><text:span text:style-name="T1">&lt;h1&gt;VÝHĽADY&lt;/h1&gt;</text:span></text:p>
      <text:p text:style-name="P2"/>
      <text:p text:style-name="P1"><text:span text:style-name="T1">Do nového roku opäť vstupujeme</text:span></text:p>
      <text:p text:style-name="P1"><text:span text:style-name="T1">a koniec tisícročia zas je o krok bližšie,</text:span></text:p>
      <text:p text:style-name="P1"><text:span text:style-name="T1">minulosť jak plnú fľašu špuntujeme</text:span></text:p>
      <text:p text:style-name="P1"><text:span text:style-name="T1">a zametáme chvostom stopy líščie.</text:span></text:p>
      <text:p text:style-name="P1"><text:span text:style-name="T1">Nie azda preto,</text:span></text:p>
      <text:p text:style-name="P1"><text:span text:style-name="T1">že by sme sa priznať nechceli</text:span></text:p>
      <text:p text:style-name="P1"><text:span text:style-name="T1">k úspechom a chybám,</text:span></text:p>
      <text:p text:style-name="P1"><text:span text:style-name="T1">k zármutku a smiechu —</text:span></text:p>
      <text:p text:style-name="P1"><text:span text:style-name="T1">to všetko ostane vryté v mramorovom priečelí,</text:span></text:p>
      <text:p text:style-name="P1"><text:span text:style-name="T1">nech vietor čerí v štíte zastoknutú viechu!</text:span></text:p>
      <text:p text:style-name="P1"><text:soft-page-break/><text:span text:style-name="T1">Lež preto,</text:span></text:p>
      <text:p text:style-name="P1"><text:span text:style-name="T1">aby sme čistí a vykúpaní</text:span></text:p>
      <text:p text:style-name="P1"><text:span text:style-name="T1">do nového veku vykročili,</text:span></text:p>
      <text:p text:style-name="P1"><text:span text:style-name="T1">kde bude slávnosť žírnych vinobraní,</text:span></text:p>
      <text:p text:style-name="P1"><text:span text:style-name="T1">vyslnená umom a zvlažovaná činmi!</text:span></text:p>
      <text:p text:style-name="P2"/>
      <text:p text:style-name="P1"><text:span text:style-name="T1">Veď vieme,</text:span></text:p>
      <text:p text:style-name="P1"><text:span text:style-name="T1">že nie prelomy stáročí</text:span></text:p>
      <text:p text:style-name="P1"><text:span text:style-name="T1">a okrúhle čísla kalendárne</text:span></text:p>
      <text:p text:style-name="P1"><text:span text:style-name="T1">veľké epochy znamenali —</text:span></text:p>
      <text:p text:style-name="P3"><text:span text:style-name="T1">ľudský mozog bol ten náhončík,</text:span></text:p>
      <text:p text:style-name="P1"><text:span text:style-name="T1">čo zosnoval plány legendárne,</text:span></text:p>
      <text:p text:style-name="P1"><text:span text:style-name="T1">ktoré živí ľudia do trvácnych hodnôt sformovali.</text:span></text:p>
      <text:p text:style-name="P2"/>
      <text:p text:style-name="P1"><text:span text:style-name="T1">Nie tisíc štyristo deväťdesiaty druhý rok,</text:span></text:p>
      <text:p text:style-name="P1"><text:span text:style-name="T1">hoc zaznamenal objav novej pevniny,</text:span></text:p>
      <text:p text:style-name="P1"><text:span text:style-name="T1">začína pre nás úsvit novoveku,</text:span></text:p>
      <text:p text:style-name="P1"><text:span text:style-name="T1">ten ozaj nový črtaný je Kopernikmi, Leninmi,</text:span></text:p>
      <text:p text:style-name="P1"><text:span text:style-name="T1">bo rozryl, previal všetky zeme okršleku!</text:span></text:p>
      <text:p text:style-name="P2"/>
      <text:p text:style-name="P1"><text:span text:style-name="T1">Aj budúce éry majú v činoch fundament,</text:span></text:p>
      <text:p text:style-name="P1"><text:span text:style-name="T1">viažuc sa prstencom na predošlé vynálezy,</text:span></text:p>
      <text:p text:style-name="P1"><text:span text:style-name="T1">ktoré zvečnil sochár a básnikov atrament</text:span></text:p>
      <text:p text:style-name="P1"><text:span text:style-name="T1">do masívov kararu a do listín z bielej brezy.</text:span></text:p>
      <text:p text:style-name="P2"/>
      <text:p text:style-name="P1"><text:span text:style-name="T1">Žiaľ, že mnohé objavy</text:span></text:p>
      <text:p text:style-name="P1"><text:span text:style-name="T1">vyústili z krvi vojen,</text:span></text:p>
      <text:p text:style-name="P1"><text:span text:style-name="T1">z ich príšer a síňavy —</text:span></text:p>
      <text:p text:style-name="P1"><text:span text:style-name="T1">preto daždí srdce moje!</text:span></text:p>
      <text:p text:style-name="P2"/>
      <text:p text:style-name="P1"><text:span text:style-name="T1">Keď vedcov dobyť novú métu</text:span></text:p>
      <text:p text:style-name="P1"><text:span text:style-name="T1">popoženie túžba pomôcť stavať a nie všetko ničiť,</text:span></text:p>
      <text:p text:style-name="P1"><text:span text:style-name="T1">to bude najvzácnejší podar svetu —</text:span></text:p>
      <text:p text:style-name="P1"><text:span text:style-name="T1">ach, kiež by som ho mohol zlatou niťou vyšiť!</text:span></text:p>
      <text:p text:style-name="P2"><text:soft-page-break/></text:p>
      <text:p text:style-name="P1"><text:span text:style-name="T1">Máme byť na čo pyšní, ľudia nášho dneška,</text:span></text:p>
      <text:p text:style-name="P1"><text:span text:style-name="T1">my poludníky sieťami sme pospriadali,</text:span></text:p>
      <text:p text:style-name="P1"><text:span text:style-name="T1">jak nite v brde rozhustená rovnobežka</text:span></text:p>
      <text:p text:style-name="P1"><text:span text:style-name="T1">do oktánových pár sa halí;</text:span></text:p>
      <text:p text:style-name="P1"><text:span text:style-name="T1">a vyššie, rýchlejšie letia prúdnicové stroje,</text:span></text:p>
      <text:p text:style-name="P1"><text:span text:style-name="T1">hravo predbehujúc</text:span></text:p>
      <text:p text:style-name="P1"><text:span text:style-name="T1">nanebovzatých kristov, rýchlosť zvuku, vtákov roje.</text:span></text:p>
      <text:p text:style-name="P1"><text:span text:style-name="T1">Dnes-zajtra posmelený Ikar</text:span></text:p>
      <text:p text:style-name="P1"><text:span text:style-name="T1">pristávajúcu plochu zapne na stratosferické hmloviny,</text:span></text:p>
      <text:p text:style-name="P1"><text:span text:style-name="T1">pri brehoch Capri Piccard</text:span></text:p>
      <text:p text:style-name="P1"><text:span text:style-name="T1">päťtisícmetrové skúma hlbiny.</text:span></text:p>
      <text:p text:style-name="P2"/>
      <text:p text:style-name="P1"><text:span text:style-name="T1">Toť rezbár dlátom</text:span></text:p>
      <text:p text:style-name="P1"><text:span text:style-name="T1">kreskal a štepil rozmanité kvety,</text:span></text:p>
      <text:p text:style-name="P1"><text:span text:style-name="T1">dnes vedec štiepa atóm</text:span></text:p>
      <text:p text:style-name="P1"><text:span text:style-name="T1">a bombarduje mikrosvety.</text:span></text:p>
      <text:p text:style-name="P1"><text:span text:style-name="T1">Raz uvoľnená energia</text:span></text:p>
      <text:p text:style-name="P1"><text:span text:style-name="T1">stroje hnať bude a celý glóbus vykurovať —</text:span></text:p>
      <text:p text:style-name="P1"><text:span text:style-name="T1">(škoda ťa, zimná poézia,</text:span></text:p>
      <text:p text:style-name="P1"><text:span text:style-name="T1">pre ľadné ciagle, pre inovať!)</text:span></text:p>
      <text:p text:style-name="P2"/>
      <text:p text:style-name="P1"><text:span text:style-name="T1">My predĺžime ľudské veky,</text:span></text:p>
      <text:p text:style-name="P1"><text:span text:style-name="T1">jarou sa zaskvie telo-hlina;</text:span></text:p>
      <text:p text:style-name="P1"><text:span text:style-name="T1">chloromycetín a iné, lepšie lieky</text:span></text:p>
      <text:p text:style-name="P1"><text:span text:style-name="T1">už objavuje medicína.</text:span></text:p>
      <text:p text:style-name="P3"><text:span text:style-name="T1">Závratné premeny, netušenú silu dnešok veští,</text:span></text:p>
      <text:p text:style-name="P1"><text:span text:style-name="T1">milióny farebných</text:span></text:p>
      <text:p text:style-name="P1"><text:span text:style-name="T1">za ovocím poznania sa vzťahuje,</text:span></text:p>
      <text:p text:style-name="P1"><text:span text:style-name="T1">ich ramená — to sú páky strašných klieští</text:span></text:p>
      <text:p text:style-name="P1"><text:span text:style-name="T1">na ostrove Rikoku</text:span></text:p>
      <text:p text:style-name="P1"><text:span text:style-name="T1">či v pralesoch Kénye.</text:span></text:p>
      <text:p text:style-name="P2"/>
      <text:p text:style-name="P1"><text:span text:style-name="T1">Ale aj v tomto rozmachu a virvare</text:span></text:p>
      <text:p text:style-name="P1"><text:soft-page-break/><text:span text:style-name="T1">kúštiček miesta a štipka času zostať musí,</text:span></text:p>
      <text:p text:style-name="P1"><text:span text:style-name="T1">kým priatelia v kruhu naplnia si poháre</text:span></text:p>
      <text:p text:style-name="P1"><text:span text:style-name="T1">a vysmiati milenci do zátônia zasadnú si.</text:span></text:p>
      <text:p text:style-name="P2"/>
      <text:p text:style-name="P1"><text:span text:style-name="T1">Nie, nie som znavený týmto svetom nakoniec,</text:span></text:p>
      <text:p text:style-name="P1"><text:span text:style-name="T1">ni ty by si nebol Guillaume Apollinaire.</text:span></text:p>
      <text:p text:style-name="P1"><text:span text:style-name="T1">Pastierka Eifelka, nech bľačí stádo mostov dnes</text:span></text:p>
      <text:p text:style-name="P1"><text:span text:style-name="T1">nad skazou márnosti, nad spľasklou penou chimér!</text:span></text:p>
      <text:p text:style-name="P1"><text:span text:style-name="T1">Nie, nie som znavený týmto svetom nakoniec,</text:span></text:p>
      <text:p text:style-name="P1"><text:span text:style-name="T1">veď nieto stihu na nudu a žalostesky —</text:span></text:p>
      <text:p text:style-name="P1"><text:span text:style-name="T1">do tajov vesmíru vovŕtal sa nebožiec,</text:span></text:p>
      <text:p text:style-name="P1"><text:span text:style-name="T1">pod chomút chytíme výboj sfér a búrne blesky...</text:span></text:p>
      <text:p text:style-name="P1"><text:span text:style-name="T1">Len vedcov,</text:span></text:p>
      <text:p text:style-name="P1"><text:span text:style-name="T1">keď mienia dobyť novú métu,</text:span></text:p>
      <text:p text:style-name="P1"><text:span text:style-name="T1">má popoháňať snaha stavať</text:span></text:p>
      <text:p text:style-name="P1"><text:span text:style-name="T1">a nie všetko ničiť.</text:span></text:p>
      <text:p text:style-name="P1"><text:span text:style-name="T1">To bude najvzácnejšia služba svetu.</text:span></text:p>
      <text:p text:style-name="P2"/>
      <text:p text:style-name="P1"><text:span text:style-name="T1">Ach, kiež by som ju mohol zlatou priadzou vyšiť!</text:span></text:p>
      <text:p text:style-name="P2"/>
      <text:p text:style-name="P1"><text:span text:style-name="T1">&lt;h1&gt;ZBRAŇ&lt;/h1&gt;</text:span></text:p>
      <text:p text:style-name="P2"/>
      <text:p text:style-name="P1"><text:span text:style-name="T1">Zuby má vlk a pazúr orol skalný.</text:span></text:p>
      <text:p text:style-name="P1"><text:span text:style-name="T1">A čo má básnik, čo má ten?</text:span></text:p>
      <text:p text:style-name="P1"><text:span text:style-name="T1">Básnik má spev. Raz ťahavý, raz valný.</text:span></text:p>
      <text:p text:style-name="P1"><text:span text:style-name="T1">Kľudný či búrny, plný pien.</text:span></text:p>
      <text:p text:style-name="P2"/>
      <text:p text:style-name="P1"><text:span text:style-name="T1">Útočí veršom, verš je jeho mečom,</text:span></text:p>
      <text:p text:style-name="P1"><text:span text:style-name="T1">aj zásah srdca chráni verš.</text:span></text:p>
      <text:p text:style-name="P1"><text:span text:style-name="T1">Ním preseká sa chaotickou sečou.</text:span></text:p>
      <text:p text:style-name="P1"><text:span text:style-name="T1">Klamstvo a krivda — jeho terč.</text:span></text:p>
      <text:p text:style-name="P2"/>
      <text:p text:style-name="P1"><text:span text:style-name="T1">Chráňte sa jeho brúseného pera,</text:span></text:p>
      <text:p text:style-name="P1"><text:span text:style-name="T1">hryzie a driape do krvi!</text:span></text:p>
      <text:p text:style-name="P1"><text:soft-page-break/><text:span text:style-name="T1">Kým nedodýcha, pokým neumiera,</text:span></text:p>
      <text:p text:style-name="P1"><text:span text:style-name="T1">kým čuje štrngať okovy!</text:span></text:p>
      <text:p text:style-name="P2"/>
      <text:p text:style-name="P1"><text:span text:style-name="T1">Na zuby kaz a pazúr žula zahne.</text:span></text:p>
      <text:p text:style-name="P1"><text:span text:style-name="T1">Však verš básnikov trvácny!</text:span></text:p>
      <text:p text:style-name="P1"><text:span text:style-name="T1">Už koľko ráz doň vočkovali kiahne,</text:span></text:p>
      <text:p text:style-name="P1"><text:span text:style-name="T1">tým viac sa zaskvel topásmi!</text:span></text:p>
      <text:p text:style-name="P2"/>
      <text:p text:style-name="P3"><text:span text:style-name="T1">Rohy má býk a vranec zbrane kopýt,</text:span></text:p>
      <text:p text:style-name="P1"><text:span text:style-name="T1">žihadlo včela, pichliač jež.</text:span></text:p>
      <text:p text:style-name="P1"><text:span text:style-name="T1">Však ani básnik nemusí zrak klopiť,</text:span></text:p>
      <text:p text:style-name="P1"><text:span text:style-name="T1">ten má verš!</text:span></text:p>
      <text:p text:style-name="P2"/>
      <text:p text:style-name="P1"><text:span text:style-name="T1">Kým narába ním, kým ho pravdou kalí,</text:span></text:p>
      <text:p text:style-name="P1"><text:span text:style-name="T1">kole a bodá, útočí,</text:span></text:p>
      <text:p text:style-name="P1"><text:span text:style-name="T1">tisíckam plukov narovnáva svaly —</text:span></text:p>
      <text:p text:style-name="P1"><text:span text:style-name="T1">smelo smie hľadieť do očí!</text:span></text:p>
      <text:p text:style-name="P2"/>
      <text:p text:style-name="P1"><text:span text:style-name="T1">Kiež moje verše majú zub i pazúr,</text:span></text:p>
      <text:p text:style-name="P1"><text:span text:style-name="T1">kopytá, rohy, pichliače;</text:span></text:p>
      <text:p text:style-name="P1"><text:span text:style-name="T1">kiež si ich človek proti tmám a mrazu</text:span></text:p>
      <text:p text:style-name="P1"><text:span text:style-name="T1">na bok ku bedrám pripáše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02</dc:title>
    <meta:initial-creator>rh2</meta:initial-creator>
    <meta:creation-date>2010-03-27T12:35:00</meta:creation-date>
    <dc:date>2015-03-26T10:34:00</dc:date>
    <meta:editing-cycles>21</meta:editing-cycles>
    <meta:editing-duration>PT3M20S</meta:editing-duration>
    <meta:document-statistic meta:table-count="0" meta:image-count="0" meta:object-count="0" meta:page-count="71" meta:paragraph-count="1893" meta:word-count="8043" meta:character-count="45563" meta:non-whitespace-character-count="39413"/>
    <meta:generator>LibreOffice/3.6$Windows_x86 LibreOffice_project/e29a214-2bbed72-0621de6-a97528c-8f066d</meta:generator>
    <meta:user-defined meta:name="Company">juls sav</meta:user-defined>
    <meta:user-defined meta:name="Operator">rh2</meta:user-defined>
  </office:meta>
</office:document-meta>
</file>